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DejaVu Serif" officeooo:paragraph-rsid="0014242f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4242f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4242f"/>
    </style:style>
    <style:style style:name="P4" style:family="paragraph" style:parent-style-name="Text_20_body">
      <style:text-properties style:font-name="DejaVu Serif"/>
    </style:style>
    <style:style style:name="P5" style:family="paragraph" style:parent-style-name="Heading_20_2">
      <style:paragraph-properties fo:orphans="2" fo:widows="2"/>
      <style:text-properties style:font-name="DejaVu Serif" officeooo:paragraph-rsid="0014242f"/>
    </style:style>
    <style:style style:name="P6" style:family="paragraph" style:parent-style-name="Heading_20_2">
      <style:text-properties style:font-name="DejaVu Serif" officeooo:paragraph-rsid="0014242f"/>
    </style:style>
    <style:style style:name="P7" style:family="paragraph" style:parent-style-name="Heading_20_1">
      <style:text-properties style:font-name="DejaVu Serif" officeooo:paragraph-rsid="0014242f"/>
    </style:style>
    <style:style style:name="T1" style:family="text">
      <style:text-properties officeooo:rsid="0017c814"/>
    </style:style>
    <style:style style:name="T2" style:family="text">
      <style:text-properties style:font-style-asian="italic" style:font-style-complex="italic"/>
    </style:style>
    <style:style style:name="T3" style:family="text">
      <style:text-properties officeooo:rsid="002d5940"/>
    </style:style>
    <style:style style:name="T4" style:family="text">
      <style:text-properties officeooo:rsid="001bf217"/>
    </style:style>
    <style:style style:name="T5" style:family="text">
      <style:text-properties officeooo:rsid="001824f1"/>
    </style:style>
    <style:style style:name="T6" style:family="text">
      <style:text-properties officeooo:rsid="0018f451"/>
    </style:style>
    <style:style style:name="T7" style:family="text">
      <style:text-properties officeooo:rsid="002f3e4d"/>
    </style:style>
    <style:style style:name="T8" style:family="text">
      <style:text-properties officeooo:rsid="001424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almos</text:h>
      <text:section text:style-name="Sect1" text:name="Seção432">
        <text:h text:style-name="P5" text:outline-level="2">SALMOS-[Capítulo <text:span text:style-name="T8">1</text:span>]</text:h>
        <text:p text:style-name="P4"><text:bookmark text:name="cap180"/>1 Bem-aventurado o homem que não anda segundo o conselho dos ímpios, nem se detém no caminho dos pecadores, nem se assenta na roda dos escarnecedores;</text:p>
        <text:p text:style-name="P2">2 antes tem seu prazer na lei de Iavé, e na sua lei medita de dia e noite.</text:p>
        <text:p text:style-name="P2">3 Pois será como a árvore plantada junto às correntes de águas, a qual dá o seu fruto na estação própria, e cuja folha não cai; e tudo quanto fizer prosperará.</text:p>
        <text:p text:style-name="P2">4 Não são assim os ímpios, mas são semelhantes à moinha que o vento espalha.</text:p>
        <text:p text:style-name="P2">5 Pelo que os ímpios não subsistirão no juízo, nem os pecadores na congregação dos justos;</text:p>
        <text:p text:style-name="P2">6 porque Iavé conhece o caminho dos justos, mas o caminho dos ímpios conduz à ruína.</text:p>
      </text:section>
      <text:section text:style-name="Sect1" text:name="Seção433">
        <text:h text:style-name="P6" text:outline-level="2"><text:bookmark text:name="cap287"/>SALMOS-[Capítulo 2]</text:h>
        <text:p text:style-name="P2">1 Por que se amotinam as nações, e os povos tramam em vão?</text:p>
        <text:p text:style-name="P2">2 Os reis da terra se levantam, e os príncipes juntos conspiram contra Iavé e contra o seu ungido, dizendo:</text:p>
        <text:p text:style-name="P2">3 Rompamos as suas ataduras, e sacudamos de nós as suas cordas.</text:p>
        <text:p text:style-name="P2">4 Aquele que está sentado nos céus se rirá; Iavé zombará deles.</text:p>
        <text:p text:style-name="P2">5 Então lhes falará na sua ira, e no seu furor os confundirá, dizendo:</text:p>
        <text:p text:style-name="P2">6 Eu tenho estabelecido o meu Rei sobre Sião, meu santo monte.</text:p>
        <text:p text:style-name="P2">7 Falarei do decreto de Iavé; ele me disse: Tu és meu Filho, hoje te gerei.</text:p>
        <text:p text:style-name="P2">8 Pede-me, e eu te darei as nações por herança, e as extremidades da terra por possessão.</text:p>
        <text:p text:style-name="P2">9 Tu os quebrarás com uma vara de ferro; tu os despedaçarás como a um vaso de oleiro.</text:p>
        <text:p text:style-name="P2">10 Agora, pois, ó reis, sede prudentes; deixai-vos instruir, juízes da terra.</text:p>
        <text:p text:style-name="P2">11 Servi a Iavé com temor, e regozijai-vos com tremor.</text:p>
        <text:p text:style-name="P2">12 Beijai o Filho, para que não se ire, e pereçais no caminho; porque em breve se inflamará a sua ira. Bem-aventurados todos aqueles que nele confiam.</text:p>
      </text:section>
      <text:section text:style-name="Sect1" text:name="Seção434">
        <text:h text:style-name="P6" text:outline-level="2"><text:bookmark text:name="cap330"/>SALMOS-[Capítulo 3]</text:h>
        <text:p text:style-name="P2">1 Senhor, como se têm multiplicado os meus adversários! Muitos se levantam contra mim.</text:p>
        <text:p text:style-name="P2">2 Muitos são os que dizem de mim: Não há socorro para ele em Deus.</text:p>
        <text:p text:style-name="P2">3 Mas tu, Senhor, és um escudo ao redor de mim, a minha glória, e aquele que exulta a minha cabeça.</text:p>
        <text:p text:style-name="P2">4 Com a minha voz clamo a Iavé, e ele do seu santo monte me responde.</text:p>
        <text:p text:style-name="P2"><text:soft-page-break/>5 Eu me deito e durmo; acordo, pois Iavé me sustenta.</text:p>
        <text:p text:style-name="P2">6 Não tenho medo dos dez milhares de pessoas que se puseram contra mim ao meu redor.</text:p>
        <text:p text:style-name="P2">7 Levanta-te, Senhor! salva-me, Deus meu! pois tu feres no queixo todos os meus inimigos; quebras os dentes aos ímpios.</text:p>
        <text:p text:style-name="P2">8 A salvação vem de Iavé; sobre o teu povo seja a tua bênção.</text:p>
      </text:section>
      <text:section text:style-name="Sect1" text:name="Seção435">
        <text:h text:style-name="P6" text:outline-level="2"><text:bookmark text:name="cap415"/>SALMOS-[Capítulo 4]</text:h>
        <text:p text:style-name="P2">1 Responde-me quando eu clamar, ó Deus da minha justiça! Na angústia me deste largueza; tem misericórdia de mim e ouve a minha oração.</text:p>
        <text:p text:style-name="P2">2 Filhos dos homens, até quando convertereis a minha glória em infâmia? Até quando amareis a vaidade e buscareis a mentira?</text:p>
        <text:p text:style-name="P2">3 Sabei que Iavé separou para si aquele que é piedoso; Iavé me ouve quando eu clamo a ele.</text:p>
        <text:p text:style-name="P2">4 Irai-vos e não pequeis; consultai com o vosso coração em vosso leito, e calai-vos.</text:p>
        <text:p text:style-name="P2">5 Oferecei sacrifícios de justiça, e confiai <text:span text:style-name="T1">em Iavé</text:span>.</text:p>
        <text:p text:style-name="P2">6 Muitos dizem: Quem nos mostrará o bem? Levanta, Senhor, sobre nós a luz do teu rosto.</text:p>
        <text:p text:style-name="P2">7 Puseste no meu coração mais alegria do que a deles no tempo em que se lhes multiplicam o trigo e o vinho.</text:p>
        <text:p text:style-name="P2">8 Em paz me deitarei e dormirei, porque só tu, Senhor, me fazes habitar em segurança.</text:p>
      </text:section>
      <text:section text:style-name="Sect1" text:name="Seção436">
        <text:h text:style-name="P6" text:outline-level="2"><text:bookmark text:name="cap513"/>SALMOS-[Capítulo 5]</text:h>
        <text:p text:style-name="P2">1 Dá ouvidos às minhas palavras, o Iavé; atende aos meus gemidos.</text:p>
        <text:p text:style-name="P2">2 Atende à voz do meu clamor, Rei meu e Deus meu, pois é a ti que oro.</text:p>
        <text:p text:style-name="P2">3 Pela manhã ouves a minha voz, o Iavé; pela manhã te apresento a minha oração, e vigio.</text:p>
        <text:p text:style-name="P2">4 Porque tu não és um Deus que tenha prazer na iniqüidade, nem contigo habitará o mal.</text:p>
        <text:p text:style-name="P2">5 Os arrogantes não subsistirão diante dos teus olhos; detestas a todos os que praticam a maldade.</text:p>
        <text:p text:style-name="P2">6 Destróis aqueles que proferem a mentira; ao sanguinário e ao fraudulento Iavé abomina.</text:p>
        <text:p text:style-name="P2">7 Mas eu, pela grandeza da tua benignidade, entrarei em tua casa; e em teu temor me inclinarei para o teu santo templo.</text:p>
        <text:p text:style-name="P2">8 Guia-me, Senhor, na tua justiça, por causa dos meus inimigos; aplana diante de mim o teu caminho.</text:p>
        <text:p text:style-name="P2">9 Porque não há fidelidade na boca deles; as suas entranhas são verdadeiras maldades, a sua garganta é um sepulcro aberto; lisonjeiam com a sua língua.</text:p>
        <text:p text:style-name="P2">10 Declara-os culpados, ó Deus; que caiam por seus próprios conselhos; lança-os fora por causa da multidão de suas transgressões, pois se revoltaram contra ti.</text:p>
        <text:p text:style-name="P2">11 Mas alegrem-se todos os que confiam em ti; exultem eternamente, porquanto tu os defendes; sim, gloriem-se em ti os que amam o teu nome.</text:p>
        <text:p text:style-name="P2"><text:soft-page-break/>12 Pois tu, Senhor, abençoas o justo; tu o circundas do teu favor como de um escudo.</text:p>
      </text:section>
      <text:section text:style-name="Sect1" text:name="Seção437">
        <text:h text:style-name="P6" text:outline-level="2"><text:bookmark text:name="cap614"/>SALMOS-[Capítulo 6]</text:h>
        <text:p text:style-name="P2">1 Iavé, não me repreendas na tua ira, nem me castigues no teu furor.</text:p>
        <text:p text:style-name="P2">2 Tem compaixão de mim, Iavé, porque sou fraco; sara-me, Senhor, porque os meus ossos estão perturbados.</text:p>
        <text:p text:style-name="P2">3 Também a minha alma está muito perturbada; mas tu, Iavé, até quando?...</text:p>
        <text:p text:style-name="P2">4 Volta-te, <text:span text:style-name="T2">Iavé</text:span>, livra a minha alma; salva-me por tua misericórdia.</text:p>
        <text:p text:style-name="P2">5 Pois na morte não há lembrança de ti; n<text:span text:style-name="T3">a</text:span> <text:span text:style-name="T3">sepultura</text:span> quem te louvará?</text:p>
        <text:p text:style-name="P2">6 Estou cansado do meu gemido; toda noite faço nadar em lágrimas a minha cama, inundo com elas o meu leito.</text:p>
        <text:p text:style-name="P2">7 Os meus olhos estão consumidos pela mágoa, e enfraquecem por causa de todos os meus inimigos.</text:p>
        <text:p text:style-name="P2">8 Apartai-vos de mim todos os que praticais a iniquidade; porque Iavé já ouviu a voz do meu pranto.</text:p>
        <text:p text:style-name="P2">9 Iavé já ouviu a minha súplica, Iavé aceita a minha oração.</text:p>
        <text:p text:style-name="P2">10 Serão envergonhados e grandemente perturbados todos os meus inimigos; tornarão atrás e subitamente serão envergonhados.</text:p>
      </text:section>
      <text:section text:style-name="Sect1" text:name="Seção438">
        <text:h text:style-name="P6" text:outline-level="2"><text:bookmark text:name="cap712"/>SALMOS-[Capítulo 7]</text:h>
        <text:p text:style-name="P2">1 Iavé, Deus meu, confio em ti, salva-me de todo o que me persegue, e livra-me;</text:p>
        <text:p text:style-name="P2">2 para que ele não me arrebate, qual leão, despedaçando-me, sem que haja quem acuda.</text:p>
        <text:p text:style-name="P2">3 Iavé, Deus meu, se eu fiz isto, se há perversidade nas minhas mãos,</text:p>
        <text:p text:style-name="P2">4 se paguei com o mal àquele que tinha paz comigo, ou se despojei o meu inimigo sem causa.</text:p>
        <text:p text:style-name="P2">5 persiga-me o inimigo e alcance-me; calque aos pés a minha vida no chão, e deite no pó a minha glória.</text:p>
        <text:p text:style-name="P2">6 Ergue-te, Iavé, na tua ira; levanta-te contra o furor dos meus inimigos; desperta-te, meu Deus, pois tens ordenado o juízo.</text:p>
        <text:p text:style-name="P2">7 Reúna-se ao redor de ti a assembléia dos povos, e por cima dela remonta-te ao alto.</text:p>
        <text:p text:style-name="P2">8 Iavé julga os povos; julga-me, Senhor, de acordo com a minha justiça e conforme a integridade que há em mim.</text:p>
        <text:p text:style-name="P2">9 Cesse a maldade dos ímpios, mas estabeleça-se o justo; pois tu, ó justo Deus, provas o coração e os rins.</text:p>
        <text:p text:style-name="P2">10 O meu escudo está em Deus, que salva os retos de coração.</text:p>
        <text:p text:style-name="P2">11 Deus é um juiz justo, um Deus que sente indignação todos os dias.</text:p>
        <text:p text:style-name="P2">12 Se o homem não se arrepender, Deus afiará a sua espada; armado e teso está o seu arco;</text:p>
        <text:p text:style-name="P2">13 já preparou armas mortíferas, fazendo suas setas inflamadas.</text:p>
        <text:p text:style-name="P2"><text:soft-page-break/>14 Eis que o mau está com dores de perversidade; concedeu a malvadez, e dará à luz a falsidade.</text:p>
        <text:p text:style-name="P2">15 Abre uma cova, aprofundando-a, e cai na cova que fez.</text:p>
        <text:p text:style-name="P2">16 A sua malvadez recairá sobre a sua cabeça, e a sua violência descerá sobre o seu crânio.</text:p>
        <text:p text:style-name="P2">17 Eu louvarei a Iavé segundo a sua justiça, e cantarei louvores ao nome de Iavé, o Altíssimo.</text:p>
      </text:section>
      <text:section text:style-name="Sect1" text:name="Seção439">
        <text:h text:style-name="P6" text:outline-level="2"><text:bookmark text:name="cap813"/>SALMOS-[Capítulo 8]</text:h>
        <text:p text:style-name="P2">1 Ó Iavé, nosso Senhor, quão admirável é o teu nome em toda a terra, tu que puseste a tua glória dos céus!</text:p>
        <text:p text:style-name="P2">2 Da boca das crianças e dos que mamam tu suscitaste força, por causa dos teus adversários para fazeres calar o inimigo e vingador.</text:p>
        <text:p text:style-name="P2">3 Quando contemplo os teus céus, obra dos teus dedos, a lua e as estrelas que estabeleceste,</text:p>
        <text:p text:style-name="P2">4 que é o homem, para que te lembres dele? e o filho do homem, para que o visites?</text:p>
        <text:p text:style-name="P2">5 Contudo, pouco abaixo de Deus o fizeste; de glória e de honra o coroaste.</text:p>
        <text:p text:style-name="P2">6 Deste-lhe domínio sobre as obras das tuas mãos; tudo puseste debaixo de seus pés:</text:p>
        <text:p text:style-name="P2">7 todas as ovelhas e bois, assim como os animais do campo,</text:p>
        <text:p text:style-name="P2">8 as aves do céu, e os peixes do mar, tudo o que passa pelas veredas dos mares.</text:p>
        <text:p text:style-name="P2">9 Ó Iavé, Senhor nosso, quão admirável é o teu nome em toda a terra!</text:p>
      </text:section>
      <text:section text:style-name="Sect1" text:name="Seção440">
        <text:h text:style-name="P6" text:outline-level="2"><text:bookmark text:name="cap913"/>SALMOS-[Capítulo 9]</text:h>
        <text:p text:style-name="P2">1 Eu te louvarei, Senhor, de todo o meu coração; contarei todas as tuas maravilhas.</text:p>
        <text:p text:style-name="P2">2 Em ti me alegrarei e exultarei; cantarei louvores ao teu nome, ó Altíssimo;</text:p>
        <text:p text:style-name="P2">3 porquanto os meus inimigos retrocedem, caem e perecem diante de ti.</text:p>
        <text:p text:style-name="P2">4 Sustentaste o meu direito e a minha causa; tu te assentaste no tribunal, julgando justamente.</text:p>
        <text:p text:style-name="P2">5 Repreendeste as nações, destruíste os ímpios; apagaste o seu nome para sempre e eternamente.</text:p>
        <text:p text:style-name="P2">6 Os inimigos consumidos estão; perpétuas são as suas ruínas.</text:p>
        <text:p text:style-name="P2">7 Mas Iavé está entronizado para sempre; preparou o seu trono para exercer o juízo.</text:p>
        <text:p text:style-name="P2">8 Ele mesmo julga o mundo com justiça; julga os povos com eqüidade.</text:p>
        <text:p text:style-name="P2">9 Iavé é também um alto refúgio para o oprimido, um alto refúgio em tempos de angústia.</text:p>
        <text:p text:style-name="P2">10 Em ti confiam os que conhecem o teu nome; porque tu, Senhor, não abandonas aqueles que te buscam.</text:p>
        <text:p text:style-name="P2">11 Cantai louvores a Iavé, que habita em Sião; anunciai entre os povos os seus feitos.</text:p>
        <text:p text:style-name="P2">12 Pois ele, o vingador do sangue, se lembra deles; não se esquece do clamor dos aflitos.</text:p>
        <text:p text:style-name="P2"><text:soft-page-break/>13 Tem misericórdia de mim, Senhor; olha a aflição que sofro daqueles que me odeiam, tu que me levantas das portas da morte.</text:p>
        <text:p text:style-name="P2">14 para que eu conte todos os teus louvores nas portas da filha de Sião e me alegre na tua salvação.</text:p>
        <text:p text:style-name="P2">15 Afundaram-se as nações na cova que abriram; na rede que ocultaram ficou preso o seu pé.</text:p>
        <text:p text:style-name="P2">16 Iavé deu-se a conhecer, executou o juízo; enlaçado ficou o ímpio nos seus próprios feitos.</text:p>
        <text:p text:style-name="P2">17 Os ímpios irão para <text:span text:style-name="T3">sepultura</text:span>, sim, todas as nações que se esquecem de Deus.</text:p>
        <text:p text:style-name="P2">18 Pois o necessitado não será esquecido para sempre, nem a esperança dos pobres será frustrada perpetuamente.</text:p>
        <text:p text:style-name="P2">19 Levanta-te, <text:span text:style-name="T3">Iavé</text:span>! Não prevaleça o homem; sejam julgadas as nações na tua presença!</text:p>
        <text:p text:style-name="P2">20 Iavé, incute-lhes temor! Que as nações saibam que não passam de meros homens!</text:p>
      </text:section>
      <text:section text:style-name="Sect1" text:name="Seção441">
        <text:h text:style-name="P6" text:outline-level="2"><text:bookmark text:name="cap1013"/>SALMOS-[Capítulo 10]</text:h>
        <text:p text:style-name="P2">1 Por que te conservas ao longe, Iavé? Por que te escondes em tempos de angústia?</text:p>
        <text:p text:style-name="P2">2 Os ímpios, na sua arrogância, perseguem furiosamente o pobre; sejam eles apanhados nas ciladas que maquinaram.</text:p>
        <text:p text:style-name="P2">3 Pois o ímpio gloria-se do desejo do seu coração, e o que é dado à rapina despreza e maldiz Iavé.</text:p>
        <text:p text:style-name="P2">4 Por causa do seu orgulho, o ímpio não o busca; todos os seus pensamentos são: Não há Deus.</text:p>
        <text:p text:style-name="P2">5 Os seus caminhos são sempre prósperos; os teus juízos estão acima dele, fora da sua vista; quanto a todos os seus adversários, ele os trata com desprezo.</text:p>
        <text:p text:style-name="P2">6 Diz em seu coração: Não serei abalado; nunca me verei na adversidade.</text:p>
        <text:p text:style-name="P2">7 A sua boca está cheia de imprecações, de enganos e de opressão; debaixo da sua língua há malícia e iniqüidade.</text:p>
        <text:p text:style-name="P2">8 Põe-se de emboscada nas aldeias; nos lugares ocultos mata o inocente; os seus olhos estão de espreita ao desamparado.</text:p>
        <text:p text:style-name="P2">9 Qual leão no seu covil, está ele de emboscada num lugar oculto; está de emboscada para apanhar o pobre; apanha-o, colhendo-o na sua rede.</text:p>
        <text:p text:style-name="P2">10 Abaixa-se, curva-se; assim os desamparados lhe caem nas fortes garras.</text:p>
        <text:p text:style-name="P2">11 Diz ele em seu coração: Deus se esqueceu; cobriu o seu rosto; nunca verá isto.</text:p>
        <text:p text:style-name="P2">12 Levanta-te, <text:s/>ó Deus, levanta a tua mão; não te esqueças dos necessitados.</text:p>
        <text:p text:style-name="P2">13 Por que blasfema de Deus o ímpio, dizendo no seu coração: Tu não inquirirás?</text:p>
        <text:p text:style-name="P2">14 Tu o viste, porque atentas para o trabalho e enfado, para o tomares na tua mão; a ti o desamparado se entrega; tu és o amparo do órfão.</text:p>
        <text:p text:style-name="P2">15 Quebra tu o braço do ímpio e malvado; esquadrinha a sua maldade, até que a descubras de todo.</text:p>
        <text:p text:style-name="P2">16 Iavé é Rei sempre e eternamente; da sua terra perecerão as nações.</text:p>
        <text:p text:style-name="P2">17 Tu, Iavé, ouvirás os desejos dos mansos; confortarás o seu coração; inclinarás o teu ouvido,</text:p>
        <text:p text:style-name="P2"><text:soft-page-break/>18 para fazeres justiça ao órfão e ao oprimido, a fim de que o homem, que é da terra, não mais inspire terror.</text:p>
      </text:section>
      <text:section text:style-name="Sect1" text:name="Seção442">
        <text:h text:style-name="P6" text:outline-level="2"><text:bookmark text:name="cap1116"/>SALMOS-[Capítulo 11]</text:h>
        <text:p text:style-name="P2">1 em Iavé confio. Como, pois, me dizeis: Foge para o monte, como um pássaro?</text:p>
        <text:p text:style-name="P2">2 Pois eis que os ímpios armam o arco, põem a sua flecha na corda, para atirarem, às ocultas, aos retos de coração.</text:p>
        <text:p text:style-name="P2">3 Quando os fundamentos são destruídos, que pode fazer o justo?</text:p>
        <text:p text:style-name="P2">4 Iavé está no seu santo templo, o trono de Iavé está nos céus; os seus olhos contemplam, as suas pálpebras provam os filhos dos homens.</text:p>
        <text:p text:style-name="P2">5 Iavé prova o justo e o ímpio; a sua alma odeia ao que ama a violência.</text:p>
        <text:p text:style-name="P2">6 Sobre os ímpios fará chover brasas de fogo e enxofre; um vento abrasador será a porção do seu copo.</text:p>
        <text:p text:style-name="P2">7 Porque Iavé é justo; ele ama a justiça; os retos, pois, verão o seu rosto.</text:p>
      </text:section>
      <text:section text:style-name="Sect1" text:name="Seção443">
        <text:h text:style-name="P6" text:outline-level="2"><text:bookmark text:name="cap1214"/>SALMOS-[Capítulo 12]</text:h>
        <text:p text:style-name="P2">1 Salva-nos, Iavé, pois não existe mais o piedoso; os fiéis desapareceram dentre os filhos dos homens.</text:p>
        <text:p text:style-name="P2">2 Cada um fala com falsidade ao seu próximo; falam com lábios lisonjeiros e coração dobre.</text:p>
        <text:p text:style-name="P2">3 Corte Iavé todos os lábios lisonjeiros e a língua que fala soberbamente,</text:p>
        <text:p text:style-name="P2">4 os que dizem: Com a nossa língua prevaleceremos; os nossos lábios a nós nos pertecem; quem sobre nós é senhor?</text:p>
        <text:p text:style-name="P2">5 Por causa da opressão dos pobres, e do gemido dos necessitados, levantar-me-ei agora, diz Iavé; porei em segurança quem por ela suspira.</text:p>
        <text:p text:style-name="P2">6 As palavras de Iavé são palavras puras, como prata refinada numa fornalha de barro, purificada sete vezes.</text:p>
        <text:p text:style-name="P2">7 Guarda-nos, o Iavé; desta geração defende-nos para sempre.</text:p>
        <text:p text:style-name="P2">8 Os ímpios andam por toda parte, quando a vileza se exalta entre os filhos dos homens.</text:p>
      </text:section>
      <text:section text:style-name="Sect1" text:name="Seção444">
        <text:h text:style-name="P6" text:outline-level="2"><text:bookmark text:name="cap1313"/>SALMOS-[Capítulo 13]</text:h>
        <text:p text:style-name="P2">1 Até quando, o Iavé, te esquecerás de mim? para sempre? Até quando esconderás de mim o teu rosto?</text:p>
        <text:p text:style-name="P2">2 Até quando encherei de cuidados a minha alma, tendo tristeza no meu coração cada dia? Até quando o meu inimigo se exaltará sobre mim?</text:p>
        <text:p text:style-name="P2">3 Considera e responde-me, o Iavé, Deus meu; alumia os meus olhos para que eu não durma o sono da morte;</text:p>
        <text:p text:style-name="P2">4 para que o meu inimigo não diga: Prevaleci contra ele; e os meus adversários não se alegrem, em sendo eu abalado.</text:p>
        <text:p text:style-name="P2">5 Mas eu confio na tua benignidade; o meu coração se regozija na tua salvação.</text:p>
        <text:p text:style-name="P2">6 Cantarei a Iavé, porquanto me tem feito muito bem.</text:p>
      </text:section>
      <text:section text:style-name="Sect1" text:name="Seção445">
        <text:h text:style-name="P6" text:outline-level="2"><text:bookmark text:name="cap1412"/><text:soft-page-break/>SALMOS-[Capítulo 14]</text:h>
        <text:p text:style-name="P2">1 Diz o néscio no seu coração: Não há Deus. Os homens têm-se corrompido, fazem-se abomináveis em suas obras; não há quem faça o bem.</text:p>
        <text:p text:style-name="P2">2 Iavé olhou do céu para os filhos dos homens, para ver se havia algum que tivesse entendimento, que buscasse a Deus.</text:p>
        <text:p text:style-name="P2">3 Desviaram-se todos e juntamente se fizeram imundos; não há quem faça o bem, não há sequer um.</text:p>
        <text:p text:style-name="P2">4 Acaso não tem conhecimento nem sequer um dos que praticam a iniqüidade, que comem o meu povo como se comessem pão, e que não invocam Iavé?</text:p>
        <text:p text:style-name="P2">5 Achar-se-ão ali em grande pavor, porque Deus está na geração dos justos.</text:p>
        <text:p text:style-name="P2">6 Vós quereis frustar o conselho dos pobres, mas Iavé é o seu refúgio.</text:p>
        <text:p text:style-name="P2">7 Oxalá que de Sião viesse a salvação de Israel! Quando Iavé fizer voltar os cativos do seu povo, então se regozijará Jacó e se alegrará Israel.</text:p>
      </text:section>
      <text:section text:style-name="Sect1" text:name="Seção446">
        <text:h text:style-name="P6" text:outline-level="2"><text:bookmark text:name="cap1512"/>SALMOS-[Capítulo 15]</text:h>
        <text:p text:style-name="P2">1 Quem, Iavé, habitará na tua tenda? quem morará no teu santo monte?</text:p>
        <text:p text:style-name="P2">2 Aquele que anda irrepreensivelmente e pratica a justiça, e do coração fala a verdade;</text:p>
        <text:p text:style-name="P2">3 que não difama com a sua língua, nem faz o mal ao seu próximo, nem contra ele aceita nenhuma afronta;</text:p>
        <text:p text:style-name="P2">4 aquele a cujos olhos o réprobo é desprezado, mas que honra os que temem a Iavé; aquele que, embora jure com dano seu, não muda;</text:p>
        <text:p text:style-name="P2">5 que não empresta o seu dinheiro a juros, nem recebe peitas contra o inocente. Aquele que assim procede nunca será abalado.</text:p>
      </text:section>
      <text:section text:style-name="Sect1" text:name="Seção447">
        <text:h text:style-name="P6" text:outline-level="2"><text:bookmark text:name="cap1613"/>SALMOS-[Capítulo 16]</text:h>
        <text:p text:style-name="P2">1 Guarda-me, ó Deus, porque em ti me refugio.</text:p>
        <text:p text:style-name="P2">2 Digo a Iavé: Tu és meu Senhor, meu Deus; além de ti não tenho outro bem.</text:p>
        <text:p text:style-name="P2">3 Quanto aos santos que estão na terra, eles são os ilustres nos quais está todo o meu prazer.</text:p>
        <text:p text:style-name="P2">4 Aqueles que escolhem a outros deuses terão as suas dores multiplicadas; eu não oferecerei as suas libações de sangue, nem tomarei os seus nomes nos meus lábios.</text:p>
        <text:p text:style-name="P2">5 Tu, Iavé, és a porção da minha herança e do meu cálice; tu és o sustentáculo do meu quinhão.</text:p>
        <text:p text:style-name="P2">6 As sortes me caíram em lugares deliciosos; sim, coube-me uma formosa herança.</text:p>
        <text:p text:style-name="P2">7 Bendigo a Iavé que me aconselha; até os meus rins me ensinam de noite.</text:p>
        <text:p text:style-name="P2">8 Tenho posto Iavé continuamente diante de mim; porquanto ele está à minha mão direita, não serei abalado.</text:p>
        <text:p text:style-name="P2">9 Porquanto está alegre o meu coração e se regozija a minha alma; também a minha carne habitará em segurança.</text:p>
        <text:p text:style-name="P2">10 Pois não deixarás a minha alma n<text:span text:style-name="T3">a sepultura</text:span>, nem permitirás que o teu Santo veja corrupção.</text:p>
        <text:p text:style-name="P2"><text:soft-page-break/>11 Tu me farás conhecer a vereda da vida; na tua presença há plenitude de alegria; à tua mão direita há delícias perpetuamente.</text:p>
      </text:section>
      <text:section text:style-name="Sect1" text:name="Seção448">
        <text:h text:style-name="P6" text:outline-level="2"><text:bookmark text:name="cap1711"/>SALMOS-[Capítulo 17]</text:h>
        <text:p text:style-name="P2">1 Ouve, Iavé, a justa causa; atende ao meu clamor; dá ouvidos à minha oração, que não procede de lábios enganosos.</text:p>
        <text:p text:style-name="P2">2 Venha de ti a minha sentença; atendam os teus olhos à eqüidade.</text:p>
        <text:p text:style-name="P2">3 Provas-me o coração, visitas-me de noite; examinas-me e não achas iniqüidade; a minha boca não transgride.</text:p>
        <text:p text:style-name="P2">4 Quanto às obras dos homens, pela palavra dos teus lábios eu me tenho guardado dos caminhos do homem violento.</text:p>
        <text:p text:style-name="P2">5 Os meus passos apegaram-se às tuas veredas, não resvalaram os meus pés.</text:p>
        <text:p text:style-name="P2">6 A ti, ó Deus, eu clamo, pois tu me ouvirás; inclina para mim os teus ouvidos, e ouve as minhas palavras.</text:p>
        <text:p text:style-name="P2">7 Faze maravilhosas as tuas beneficências, ó Salvador dos que à tua destra se refugiam daqueles que se levantam contra eles.</text:p>
        <text:p text:style-name="P2">8 Guarda-me como à menina do olho; esconde-me, à sombra das tuas asas,</text:p>
        <text:p text:style-name="P2">9 dos ímpios que me despojam, dos meus inimigos mortais que me cercam.</text:p>
        <text:p text:style-name="P2">10 Eles fecham o seu coração; com a boca falam soberbamente.</text:p>
        <text:p text:style-name="P2">11 Andam agora rodeando os meus passos; fixam em mim os seus olhos para me derrubarem por terra.</text:p>
        <text:p text:style-name="P2">12 Parecem-se com o leão que deseja arrebatar a sua presa, e com o leãozinho que espreita em esconderijos.</text:p>
        <text:p text:style-name="P2">13 Levanta-te, Iavé, detém-nos, derruba-os; livra-me dos ímpios, pela tua espada,</text:p>
        <text:p text:style-name="P2">14 dos homens maus, pela tua mão, Iavé, dos homens do mundo, cujo quinhão está nesta vida. Enche-lhes o ventre da tua ira entesourada. Fartem-se dela os seus filhos, e dêem ainda os sobejos por herança aos seus pequeninos.</text:p>
        <text:p text:style-name="P2">15 Quanto a mim, em retidão contemplarei a tua face; eu me satisfarei com a tua semelhança quando acordar.</text:p>
      </text:section>
      <text:section text:style-name="Sect1" text:name="Seção449">
        <text:h text:style-name="P6" text:outline-level="2"><text:bookmark text:name="cap1812"/>SALMOS-[Capítulo 18]</text:h>
        <text:p text:style-name="P2">1 Eu te amo, o Iavé, força minha.</text:p>
        <text:p text:style-name="P2">2 Iavé é a minha rocha, a minha fortaleza e o meu libertador; o meu Deus, o meu rochedo, em quem me refúgio; o meu escudo, a força da minha salvação, e o meu alto refúgio.</text:p>
        <text:p text:style-name="P2">3 Invoco Iavé, que é digno de louvor, e sou salvo dos meus inimigos.</text:p>
        <text:p text:style-name="P2">4 Cordas de morte me cercaram, e torrentes de perdição me amedrontaram.</text:p>
        <text:p text:style-name="P2">5 Cordas d<text:span text:style-name="T3">a</text:span> <text:span text:style-name="T3">cova</text:span> me cingiram, laços de morte me surpreenderam.</text:p>
        <text:p text:style-name="P2">6 Na minha angústia invoquei Iavé, sim, clamei ao meu Deus; do seu templo ouviu ele a minha voz; o clamor que eu lhe fiz chegou aos seus ouvidos.</text:p>
        <text:p text:style-name="P2">7 Então a terra se abalou e tremeu, e os fundamentos dos montes também se moveram e se abalaram, porquanto ele se indignou.</text:p>
        <text:p text:style-name="P2"><text:soft-page-break/>8 Das suas narinas subiu fumaça, e da sua boca saiu fogo devorador; dele saíram brasas ardentes.</text:p>
        <text:p text:style-name="P2">9 Ele abaixou os céus e desceu; trevas espessas havia debaixo de seus pés.</text:p>
        <text:p text:style-name="P2">10 Montou num querubim, e voou; sim, voou sobre as asas do vento.</text:p>
        <text:p text:style-name="P2">11 Fez das trevas o seu retiro secreto; o pavilhão que o cercava era a escuridão das águas e as espessas nuvens do céu.</text:p>
        <text:p text:style-name="P2">12 Do resplendor da sua presença saíram, pelas suas espessas nuvens, saraiva e brasas de fogo.</text:p>
        <text:p text:style-name="P2">13 Iavé trovejou a sua voz; e havia saraiva e brasas de fogo.</text:p>
        <text:p text:style-name="P2">14 Despediu as suas setas, e os espalhou; multiplicou raios, e os perturbou.</text:p>
        <text:p text:style-name="P2">15 Então foram vistos os leitos das águas, e foram descobertos os fundamentos do mundo, à tua repreensão, Senhor, ao sopro do vento das tuas narinas.</text:p>
        <text:p text:style-name="P2">16 Do alto estendeu o braço e me tomou; tirou-me das muitas águas.</text:p>
        <text:p text:style-name="P2">17 Livrou-me do meu inimigo forte e daqueles que me odiavam; pois eram mais poderosos do que eu.</text:p>
        <text:p text:style-name="P2">18 Surpreenderam-me eles no dia da minha calamidade, mas Iavé foi o meu amparo.</text:p>
        <text:p text:style-name="P2">19 Trouxe-me para um lugar espaçoso; livrou-me, porque tinha prazer em mim.</text:p>
        <text:p text:style-name="P2">20 Recompensou-me Iavé conforme a minha justiça, retribuiu-me conforme a pureza das minhas mãos.</text:p>
        <text:p text:style-name="P2">21 Pois tenho guardado os caminhos de Iavé, e não me apartei impiamente do meu Deus.</text:p>
        <text:p text:style-name="P2">22 Porque todas as suas ordenanças estão diante de mim, e nunca afastei de mim os seus estatutos.</text:p>
        <text:p text:style-name="P2">23 Também fui irrepreensível diante dele, e me guardei da iniqüidade.</text:p>
        <text:p text:style-name="P2">24 Pelo que Iavé me recompensou conforme a minha justiça, conforme a pureza de minhas mãos perante os seus olhos.</text:p>
        <text:p text:style-name="P2">25 Para com o benigno te mostras benigno, e para com o homem perfeito te mostras perfeito.</text:p>
        <text:p text:style-name="P2">26 Para com o puro te mostras puro, e para com o perverso te mostras contrário.</text:p>
        <text:p text:style-name="P2">27 Porque tu livras o povo aflito, mas os olhos altivos tu os abates.</text:p>
        <text:p text:style-name="P2">28 Sim, tu acendes a minha candeia; Iavé meu Deus alumia as minhas trevas.</text:p>
        <text:p text:style-name="P2">29 Com o teu auxílio dou numa tropa; com o meu Deus salto uma muralha.</text:p>
        <text:p text:style-name="P2">30 Quanto a Deus, o seu caminho é perfeito; a promessa de Iavé é provada; ele é um escudo para todos os que nele confiam.</text:p>
        <text:p text:style-name="P2">31 Pois, quem é Deus senão Iavé? e quem é rochedo senão o nosso Deus?</text:p>
        <text:p text:style-name="P2">32 Ele é o Deus que me cinge de força e torna perfeito o meu caminho;</text:p>
        <text:p text:style-name="P2">33 faz os meus pés como os das corças, e me coloca em segurança nos meus lugares altos.</text:p>
        <text:p text:style-name="P2">34 Adestra as minhas mãos para a peleja, de sorte que os meus braços vergam um arco de bronze.</text:p>
        <text:p text:style-name="P2">35 Também me deste o escudo da tua salvação; a tua mão direita me sustém, e a tua clemência me engrandece.</text:p>
        <text:p text:style-name="P2"><text:soft-page-break/>36 Alargas o caminho diante de mim, e os meus pés não resvalam.</text:p>
        <text:p text:style-name="P2">37 Persigo os meus inimigos, e os alcanço; não volto senão depois de os ter consumido.</text:p>
        <text:p text:style-name="P2">38 Atravesso-os, de modo que nunca mais se podem levantar; caem debaixo dos meus pés.</text:p>
        <text:p text:style-name="P2">39 Pois me cinges de força para a peleja; prostras debaixo de mim aqueles que contra mim se levantam.</text:p>
        <text:p text:style-name="P2">40 Fazes também que os meus inimigos me dêem as costas; aos que me odeiam eu os destruo.</text:p>
        <text:p text:style-name="P2">41 Clamam, porém não há libertador; clamam a Iavé, mas ele não lhes responde.</text:p>
        <text:p text:style-name="P2">42 Então os esmiúço como o pó diante do vento; lanço-os fora como a lama das ruas.</text:p>
        <text:p text:style-name="P2">43 Livras-me das contendas do povo, e me fazes cabeça das nações; um povo que eu não conhecia se me sujeita.</text:p>
        <text:p text:style-name="P2">44 Ao ouvirem de mim, logo me obedecem; com lisonja os estrangeiros se me submetem.</text:p>
        <text:p text:style-name="P2">45 Os estrangeiros desfalecem e, tremendo, saem dos seus esconderijos.</text:p>
        <text:p text:style-name="P2">46 Vive Iavé; bendita seja a minha rocha, e exaltado seja o Deus da minha salvação,</text:p>
        <text:p text:style-name="P2">47 o Deus que me dá vingança, e sujeita os povos debaixo de mim,</text:p>
        <text:p text:style-name="P2">48 que me livra de meus inimigos; sim, tu me exaltas sobre os que se levantam contra mim; tu me livras do homem violento.</text:p>
        <text:p text:style-name="P2">49 Pelo que, o Iavé, te louvarei entre as nações, e entoarei louvores ao teu nome.</text:p>
        <text:p text:style-name="P2">50 Ele dá grande livramento ao seu rei, e usa de benignidade para com o seu ungido, para com Davi e sua posteridade, para sempre.</text:p>
      </text:section>
      <text:section text:style-name="Sect1" text:name="Seção450">
        <text:h text:style-name="P6" text:outline-level="2"><text:bookmark text:name="cap1912"/>SALMOS-[Capítulo 19]</text:h>
        <text:p text:style-name="P2">1 Os céus proclamam a glória de Deus e o firmamento anuncia a obra das suas mãos.</text:p>
        <text:p text:style-name="P2">2 Um dia faz declaração a outro dia, e uma noite revela conhecimento a outra noite.</text:p>
        <text:p text:style-name="P2">3 Não há fala, nem palavras; não se lhes ouve a voz.</text:p>
        <text:p text:style-name="P2">4 Por toda a terra estende-se a sua linha, e as suas palavras até os consfins do mundo. Neles pôs uma tenda para o sol,</text:p>
        <text:p text:style-name="P2">5 que é qual noivo que sai do seu tálamo, e se alegra, como um herói, a correr a sua carreira.</text:p>
        <text:p text:style-name="P2">6 A sua saída é desde uma extremidade dos céus, e o seu curso até a outra extremidade deles; e nada se esconde ao seu calor.</text:p>
        <text:p text:style-name="P2">7 A lei de Iavé é perfeita, e refrigera a alma; o testemunho de Iavé é fiel, e dá sabedoria aos simples.</text:p>
        <text:p text:style-name="P2">8 Os preceitos de Iavé são retos, e alegram o coração; o mandamento de Iavé é puro, e alumia os olhos.</text:p>
        <text:p text:style-name="P2">9 O temor de Iavé é limpo, e permanece para sempre; os juízos de Iavé são verdadeiros e inteiramente justos.</text:p>
        <text:p text:style-name="P2">10 Mais desejáveis são do que o ouro, sim, do que muito ouro fino; e mais doces do que o mel e o que goteja dos favos.</text:p>
        <text:p text:style-name="P2"><text:soft-page-break/>11 Também por eles o teu servo é advertido; e em os guardar há grande recompensa.</text:p>
        <text:p text:style-name="P2">12 Quem pode discernir os próprios erros? Purifica-me tu dos que me são ocultos.</text:p>
        <text:p text:style-name="P2">13 Também de pecados de presunção guarda o teu servo, para que não se assenhoreiem de mim; então serei perfeito, e ficarei limpo de grande transgressão.</text:p>
        <text:p text:style-name="P2">14 Sejam agradáveis as palavras da minha boca e a meditação do meu coração perante a tua face, Senhor, Rocha minha e Redentor meu!</text:p>
      </text:section>
      <text:section text:style-name="Sect1" text:name="Seção451">
        <text:h text:style-name="P6" text:outline-level="2"><text:bookmark text:name="cap2012"/>SALMOS-[Capítulo 20]</text:h>
        <text:p text:style-name="P2">1 Iavé te ouça no dia da angústia; o nome do Deus de Jacó te proteja.</text:p>
        <text:p text:style-name="P2">2 Envie-te socorro do seu santuário, e te sustenha de Sião.</text:p>
        <text:p text:style-name="P2">3 Lembre-se de todas as tuas ofertas, e aceite os teus holocaustos.</text:p>
        <text:p text:style-name="P2">4 Conceda-te conforme o desejo do teu coração, e cumpra todo o teu desígnio.</text:p>
        <text:p text:style-name="P2">5 Nós nos alegraremos pela tua salvação, e em nome do nosso Deus arvoraremos pendões; satisfaça Iavé todas as tuas petições.</text:p>
        <text:p text:style-name="P2">6 Agora sei que Iavé salva o seu ungido; ele lhe responderá lá do seu santo céu, com a força salvadora da sua destra.</text:p>
        <text:p text:style-name="P2">7 Uns confiam em carros e outros em cavalos, mas nós faremos menção do nomede Iavé nosso Deus.</text:p>
        <text:p text:style-name="P2">8 Uns encurvam-se e caem, mas nós nos erguemos e ficamos de pé.</text:p>
        <text:p text:style-name="P2">9 Salva-nos, Iavé; ouça-nos o Rei quando clamarmos.</text:p>
      </text:section>
      <text:section text:style-name="Sect1" text:name="Seção452">
        <text:h text:style-name="P6" text:outline-level="2"><text:bookmark text:name="cap2116"/>SALMOS-[Capítulo 21]</text:h>
        <text:p text:style-name="P2">1 Na tua força, o Iavé, o rei se alegra; e na tua salvação quão grandemente se regozija!</text:p>
        <text:p text:style-name="P2">2 Concedeste-lhe o desejo do seu coração, e não lhe negaste a petição dos seus lábios.</text:p>
        <text:p text:style-name="P2">3 Pois o proveste de bênçãos excelentes; puseste-lhe na cabeça uma coroa de ouro fino.</text:p>
        <text:p text:style-name="P2">4 Vida te pediu, e lha deste, longura de dias para sempre e eternamente.</text:p>
        <text:p text:style-name="P2">5 Grande é a sua glória pelo teu socorro; de honra e de majestade o revestes.</text:p>
        <text:p text:style-name="P2">6 Sim, tu o fazes para sempre abençoado; tu o enches de gozo na tua presença.</text:p>
        <text:p text:style-name="P2">7 Pois o rei confia em Iavé ; e pela bondade do Altíssimo permanecerá inabalável.</text:p>
        <text:p text:style-name="P2">8 A tua mão alcançará todos os teus inimigos, a tua destra alcançará todos os que te odeiam.</text:p>
        <text:p text:style-name="P2">9 Tu os farás qual fornalha ardente quando vieres; Iavé os consumirá na sua indignação, e o fogo os devorará.</text:p>
        <text:p text:style-name="P2">10 A sua prole destruirás da terra, e a sua descendência dentre os filhos dos homens.</text:p>
        <text:p text:style-name="P2">11 Pois intentaram o mal contra ti; maquinaram um ardil, mas não prevalecerão.</text:p>
        <text:p text:style-name="P2">12 Porque tu os porás em fuga; contra os seus rostos assestarás o teu arco.</text:p>
        <text:p text:style-name="P2">13 Exalta-te, Iavé, na tua força; então cantaremos e louvaremos o teu poder.</text:p>
      </text:section>
      <text:section text:style-name="Sect1" text:name="Seção453">
        <text:h text:style-name="P6" text:outline-level="2"><text:bookmark text:name="cap2214"/><text:soft-page-break/>SALMOS-[Capítulo 22]</text:h>
        <text:p text:style-name="P2">1 Deus meu, Deus meu, por que me desamparaste? por que estás afastado de me auxiliar, e das palavras do meu bramido?</text:p>
        <text:p text:style-name="P2">2 Deus meu, eu clamo de dia, porém tu não me ouves; também de noite, mas não acho sossego.</text:p>
        <text:p text:style-name="P2">3 Contudo tu és santo, entronizado sobre os louvores de Israel.</text:p>
        <text:p text:style-name="P2">4 Em ti confiaram nossos pais; confiaram, e tu os livraste.</text:p>
        <text:p text:style-name="P2">5 A ti clamaram, e foram salvos; em ti confiaram, e não foram confundidos.</text:p>
        <text:p text:style-name="P2">6 Mas eu sou verme, e não homem; a vergonha dos homens e desprezado do povo.</text:p>
        <text:p text:style-name="P2">7 Todos os que me vêem zombam de mim, arreganham os beiços e meneiam a cabeça, dizendo:</text:p>
        <text:p text:style-name="P2">8 Confiou em Iavé; que ele o livre; que ele o salve, pois que nele tem prazer.</text:p>
        <text:p text:style-name="P2">9 Mas tu és o que me tiraste da madre; o que me preservaste, estando eu ainda aos seios de minha mãe.</text:p>
        <text:p text:style-name="P2">10 Nos teus braços fui lançado desde a madre; tu és o meu Deus desde o ventre de minha mãe.</text:p>
        <text:p text:style-name="P2">11 Não te alongues de mim, pois a angústia está perto, e não há quem acuda.</text:p>
        <text:p text:style-name="P2">12 Muitos touros me cercam; fortes touros de Basã me rodeiam.</text:p>
        <text:p text:style-name="P2">13 Abrem contra mim sua boca, como um leão que despedaça e que ruge.</text:p>
        <text:p text:style-name="P2">14 Como água me derramei, e todos os meus ossos se desconjuntaram; o meu coração é como cera, derreteu-se no meio das minhas entranhas.</text:p>
        <text:p text:style-name="P2">15 A minha força secou-se como um caco e a língua se me pega ao paladar; tu me puseste no pó da morte.</text:p>
        <text:p text:style-name="P2">16 Pois cães me rodeiam; um ajuntamento de malfeitores me cerca; transpassaram-me as mãos e os pés.</text:p>
        <text:p text:style-name="P2">17 Posso contar todos os meus ossos. Eles me olham e ficam a mirar-me.</text:p>
        <text:p text:style-name="P2">18 Repartem entre si as minhas vestes, e sobre a minha túnica lançam sortes.</text:p>
        <text:p text:style-name="P2">19 Mas tu, Iavé, não te alongues de mim; força minha, apressa-te em socorrer-me.</text:p>
        <text:p text:style-name="P2">20 Livra-me da espada, e a minha vida do poder do cão.</text:p>
        <text:p text:style-name="P2">21 Salva-me da boca do leão, sim, livra-me dos chifres do boi selvagem.</text:p>
        <text:p text:style-name="P2">22 Então anunciarei o teu nome aos meus irmãos; louvar-te-ei no meio da congregação.</text:p>
        <text:p text:style-name="P2">23 Vós, que temeis a Iavé, louvai-o; todos vós, filhos de Jacó, glorificai-o; temei-o todos vós, descendência de Israel.</text:p>
        <text:p text:style-name="P2">24 Porque não desprezou nem abominou a aflição do aflito, nem dele escondeu o seu rosto; antes, quando ele clamou, o ouviu.</text:p>
        <text:p text:style-name="P2">25 De ti vem o meu louvor na grande congregação; pagarei os meus votos perante os que o temem.</text:p>
        <text:p text:style-name="P2">26 Os mansos comerão e se fartarão; louvarão a Iavé os que o buscam. Que o vosso coração viva eternamente!</text:p>
        <text:p text:style-name="P2">27 Todos os limites da terra se lembrarão e se converterão a Iavé, e diante dele adorarão todas as famílias das nações.</text:p>
        <text:p text:style-name="P2"><text:soft-page-break/>28 Porque o domínio é de Iavé, e ele reina sobre as nações.</text:p>
        <text:p text:style-name="P2">29 Todos os grandes da terra comerão e adorarão, e todos os que descem ao pó se prostrarão perante ele, os que não podem reter a sua vida.</text:p>
        <text:p text:style-name="P2">30 A posteridade o servirá; falar-se-á de Iavé à geração vindoura.</text:p>
        <text:p text:style-name="P2">31 Chegarão e anunciarão a justiça dele; a um povo que há de nascer contarão o que ele fez.</text:p>
      </text:section>
      <text:section text:style-name="Sect1" text:name="Seção454">
        <text:h text:style-name="P6" text:outline-level="2"><text:bookmark text:name="cap2314"/>SALMOS-[Capítulo 23]</text:h>
        <text:p text:style-name="P2">1 Iavé é o meu pastor; nada me faltará.</text:p>
        <text:p text:style-name="P2">2 Deitar-me faz em pastos verdejantes; guia-me mansamente a águas tranqüilas.</text:p>
        <text:p text:style-name="P2">3 Refrigera a minha alma; guia-me nas veredas da justiça por amor do seu nome.</text:p>
        <text:p text:style-name="P2">4 Ainda que eu ande pelo vale da sombra da morte, não temerei mal algum, porque tu estás comigo; a tua vara e o teu cajado me consolam.</text:p>
        <text:p text:style-name="P2">5 Preparas uma mesa perante mim na presença dos meus inimigos; unges com óleo a minha cabeça, o meu cálice transborda.</text:p>
        <text:p text:style-name="P2">6 Certamente que a bondade e a misericórdia me seguirão todos os dias da minha vida, e habitarei na casa de Iavé por longos dias.</text:p>
      </text:section>
      <text:section text:style-name="Sect1" text:name="Seção455">
        <text:h text:style-name="P6" text:outline-level="2"><text:bookmark text:name="cap2414"/>SALMOS-[Capítulo 24]</text:h>
        <text:p text:style-name="P2">1 D Iavé é a terra e a sua plenitude; o mundo e aqueles que nele habitam.</text:p>
        <text:p text:style-name="P2">2 Porque ele a fundou sobre os mares, e a firmou sobre os rios.</text:p>
        <text:p text:style-name="P2">3 Quem subirá ao monte de Iavé, ou quem estará no seu lugar santo?</text:p>
        <text:p text:style-name="P2">4 Aquele que é limpo de mãos e puro de coração; que não entrega a sua alma à vaidade, nem jura enganosamente.</text:p>
        <text:p text:style-name="P2">5 Este receberá de Iavé uma bênção, e a justiça do Deus da sua salvação.</text:p>
        <text:p text:style-name="P2">6 Tal é a geração daqueles que o buscam, daqueles que buscam a tua face, ó Deus de Jacó.</text:p>
        <text:p text:style-name="P2">7 Levantai, ó portas, as vossas cabeças; levantai-vos, ó entradas eternas, e entrará o Rei da Glória.</text:p>
        <text:p text:style-name="P2">8 Quem é o Rei da Glória? Iavé forte e poderoso, Iavé poderoso na batalha.</text:p>
        <text:p text:style-name="P2">9 Levantai, ó portas, as vossas cabeças; levantai-vos, ó entradas eternas, e entrará o Rei da Glória.</text:p>
        <text:p text:style-name="P2">10 Quem é esse Rei da Glória? Iavé dos exércitos; ele é o Rei da Glória.</text:p>
      </text:section>
      <text:section text:style-name="Sect1" text:name="Seção456">
        <text:h text:style-name="P6" text:outline-level="2"><text:bookmark text:name="cap2514"/>SALMOS-[Capítulo 25]</text:h>
        <text:p text:style-name="P2">1 A ti, Iavé, elevo a minha alma.</text:p>
        <text:p text:style-name="P2">2 Deus meu, em ti confio; não seja eu envergonhado; não triunfem sobre mim os meus inimigos.</text:p>
        <text:p text:style-name="P2">3 Não seja envergonhado nenhum dos que em ti esperam; envergonhados sejam os que sem causa procedem traiçoeiramente.</text:p>
        <text:p text:style-name="P2">4 Faze-me saber os teus caminhos, Iavé; ensina-me as tuas veredas.</text:p>
        <text:p text:style-name="P2"><text:soft-page-break/>5 Guia-me na tua verdade, e ensina-me; pois tu és o Deus da minha salvação; por ti espero o dia todo.</text:p>
        <text:p text:style-name="P2">6 Lembra-te, Iavé, da tua compaixão e da tua benignidade, porque elas são eternas.</text:p>
        <text:p text:style-name="P2">7 Não te lembres dos pecado da minha mocidade, nem das minhas transgressões; mas, segundo a tua misericórdia, lembra-te de mim, pela tua bondade, o Iavé.</text:p>
        <text:p text:style-name="P2">8 Bom e reto é Iavé; pelo que ensina o caminho aos pecadores.</text:p>
        <text:p text:style-name="P2">9 Guia os mansos no que é reto, e lhes ensina o seu caminho.</text:p>
        <text:p text:style-name="P2">10 Todas as veredas de Iavé são misericórdia e verdade para aqueles que guardam o seu pacto e os seus testemunhos.</text:p>
        <text:p text:style-name="P2">11 Por amor do teu nome, Iavé, perdoa a minha iniqüidade, pois é grande.</text:p>
        <text:p text:style-name="P2">12 Qual é o homem que teme a Iavé? Este lhe ensinará o caminho que deve escolher.</text:p>
        <text:p text:style-name="P2">13 Ele permanecerá em prosperidade, e a sua descendência herdará a terra.</text:p>
        <text:p text:style-name="P2">14 O conselho de Iavé é para aqueles que o temem, e ele lhes faz saber o seu pacto.</text:p>
        <text:p text:style-name="P2">15 Os meus olhos estão postos continuamente <text:span text:style-name="T1">em Iavé</text:span>, pois ele tirará do laço os meus pés.</text:p>
        <text:p text:style-name="P2">16 Olha para mim, e tem misericórdia de mim, porque estou desamparado e aflito.</text:p>
        <text:p text:style-name="P2">17 Alivia as tribulações do meu coração; tira-me das minhas angústias.</text:p>
        <text:p text:style-name="P2">18 Olha para a minha aflição e para a minha dor, e perdoa todos os meus pecados.</text:p>
        <text:p text:style-name="P2">19 Olha para os meus inimigos, porque são muitos e me odeiam com ódio cruel.</text:p>
        <text:p text:style-name="P2">20 Guarda a minha alma, e livra-me; não seja eu envergonhado, porque em ti me refúgio.</text:p>
        <text:p text:style-name="P2">21 A integridade e a retidão me protejam, porque em ti espero.</text:p>
        <text:p text:style-name="P2">22 Redime, ó Deus, a Israel de todas as suas angústias.</text:p>
      </text:section>
      <text:section text:style-name="Sect1" text:name="Seção457">
        <text:h text:style-name="P6" text:outline-level="2"><text:bookmark text:name="cap2613"/>SALMOS-[Capítulo 26]</text:h>
        <text:p text:style-name="P2">1 Julga-me, o Iavé, pois tenho andado na minha integridade; <text:span text:style-name="T1">em Iavé</text:span> tenho confiado sem vacilar.</text:p>
        <text:p text:style-name="P2">2 Examina-me, Iavé, e prova-me; esquadrinha o meu coração e a minha mente.</text:p>
        <text:p text:style-name="P2">3 Pois a tua benignidade está diante dos meus olhos, e tenho andado na tua verdade.</text:p>
        <text:p text:style-name="P2">4 Não me tenho assentado com homens falsos, nem associo com dissimuladores.</text:p>
        <text:p text:style-name="P2">5 Odeio o ajuntamento de malfeitores; não me sentarei com os ímpios.</text:p>
        <text:p text:style-name="P2">6 Lavo as minhas mãos na inocência; e assim, o Iavé, me acerco do teu altar,</text:p>
        <text:p text:style-name="P2">7 para fazer ouvir a voz de louvor, e contar todas as tuas maravilhas.</text:p>
        <text:p text:style-name="P2">8 Ó Iavé, eu amo o recinto da tua casa e o lugar onde permanece a tua glória.</text:p>
        <text:p text:style-name="P2">9 Não colhas a minha alma com a dos pecadores, nem a minha vida a dos homens sanguinolentos,</text:p>
        <text:p text:style-name="P2">10 em cujas mãos há malefício, e cuja destra está cheia de subornos.</text:p>
        <text:p text:style-name="P2">11 Quanto a mim, porém, ando na minha integridade; resgata-me e tem compaixão de mim.</text:p>
        <text:p text:style-name="P2">12 O meu pé está firme em terreno plano; nas congregações bendirei a Iavé.</text:p>
      </text:section>
      <text:section text:style-name="Sect1" text:name="Seção458">
        <text:h text:style-name="P6" text:outline-level="2"><text:bookmark text:name="cap2711"/><text:soft-page-break/>SALMOS-[Capítulo 27]</text:h>
        <text:p text:style-name="P2">1 Iavé é a minha luz e a minha salvação; a quem temerei? Iavé é a força da minha vida; de quem me recearei?</text:p>
        <text:p text:style-name="P2">2 Quando os malvados investiram contra mim, para comerem as minhas carnes, eles, meus adversários e meus inimigos, tropeçaram e caíram.</text:p>
        <text:p text:style-name="P2">3 Ainda que um exército se acampe contra mim, o meu coração não temerá; ainda que a guerra se levante contra mim, conservarei a minha confiança.</text:p>
        <text:p text:style-name="P2">4 Uma coisa pedi a Iavé, e a buscarei: que possa morar na casa de Iavé todos os dias da minha vida, para contemplar a formosura de Iavé, e inquirir no seu templo.</text:p>
        <text:p text:style-name="P2">5 Pois no dia da adversidade me esconderá no seu pavilhão; no recôndito do seu tabernáculo me esconderá; sobre uma rocha me elevará.</text:p>
        <text:p text:style-name="P2">6 E agora será exaltada a minha cabeça acima dos meus inimigos que estão ao redor de mim; e no seu tabernáculo oferecerei sacrifícios de júbilo; cantarei, sim, cantarei louvores a Iavé.</text:p>
        <text:p text:style-name="P2">7 Ouve, o Iavé, a minha voz quando clamo; compadece-te de mim e responde-me.</text:p>
        <text:p text:style-name="P2">8 Quando disseste: Buscai o meu rosto; o meu coração te disse a ti: O teu rosto, Senhor, buscarei.</text:p>
        <text:p text:style-name="P2">9 Não escondas de mim o teu rosto, não rejeites com ira o teu servo, tu que tens sido a minha ajuda. Não me enjeites nem me desampares, ó Deus da minha salvação.</text:p>
        <text:p text:style-name="P2">10 Se meu pai e minha mãe me abandonarem, então Iavé me acolherá.</text:p>
        <text:p text:style-name="P2">11 Ensina-me, o Iavé, o teu caminho, e guia-me por uma vereda plana, por causa dos que me espreitam.</text:p>
        <text:p text:style-name="P2">12 Não me entregues à vontade dos meus adversários; pois contra mim se levantaram falsas testemunhas e os que repiram violência.</text:p>
        <text:p text:style-name="P2">13 Creio que hei de ver a bondade de Iavé na terra dos viventes.</text:p>
        <text:p text:style-name="P2">14 Espera tu pel Iavé; anima-te, e fortalece o teu coração; espera, pois, pel Iavé.</text:p>
      </text:section>
      <text:section text:style-name="Sect1" text:name="Seção459">
        <text:h text:style-name="P6" text:outline-level="2"><text:bookmark text:name="cap288"/>SALMOS-[Capítulo 28]</text:h>
        <text:p text:style-name="P2">1 A ti clamo, o Iavé; rocha minha, não emudeças para comigo; não suceda que, calando-te a meu respeito, eu me torne semelhante aos que descem à cova.</text:p>
        <text:p text:style-name="P2">2 Ouve a voz das minhas súplicas, quando a ti clamo, quando levanto as minhas mãos para o teu santo templo.</text:p>
        <text:p text:style-name="P2">3 Não me arrastes juntamente com os ímpios e com os que praticam a iniqüidade, que falam de paz ao seu próximo, mas têm o mal no seu coração.</text:p>
        <text:p text:style-name="P2">4 Retribui-lhes segundo as suas obras e segundo a malícia dos seus feitos; dá-lhes conforme o que fizeram as suas mãos; retribui-lhes o que eles merecem.</text:p>
        <text:p text:style-name="P2">5 Porquanto eles não atentam para as obras de Iavé, nem para o que as suas mãos têm feito, ele os derrubará e não os reedificará</text:p>
        <text:p text:style-name="P2">6 Bendito seja Iavé, porque ouviu a voz das minhas súplicas.</text:p>
        <text:p text:style-name="P2">7 Iavé é a minha força e o meu escudo; nele confiou o meu coração, e fui socorrido; pelo que o meu coração salta de prazer, e com o meu cântico o louvarei.</text:p>
        <text:p text:style-name="P2">8 Iavé é a força do seu povo; ele é a fortaleza salvadora para o seu ungido.</text:p>
        <text:p text:style-name="P2"><text:soft-page-break/>9 Salva o teu povo, e abençoa a tua herança; apascenta-os e exalta-os para sempre.</text:p>
      </text:section>
      <text:section text:style-name="Sect1" text:name="Seção460">
        <text:h text:style-name="P6" text:outline-level="2"><text:bookmark text:name="cap297"/>SALMOS-[Capítulo 29]</text:h>
        <text:p text:style-name="P2">1 Tributai a Iavé, ó filhos dos poderosos, tributai a Iavé glória e força.</text:p>
        <text:p text:style-name="P2">2 Tributai a Iavé a glória devida ao seu nome; adorai Iavé vestidos de trajes santos.</text:p>
        <text:p text:style-name="P2">3 A voz de Iavé ouve-se sobre as águas; o Deus da glória troveja; Iavé está sobre as muitas águas.</text:p>
        <text:p text:style-name="P2">4 A voz de Iavé é poderosa; a voz de Iavé é cheia de majestade.</text:p>
        <text:p text:style-name="P2">5 A voz de Iavé quebra os cedros; sim, Iavé quebra os cedros do Líbano.</text:p>
        <text:p text:style-name="P2">6 Ele faz o Líbano saltar como um bezerro; e Siriom, como um filhote de boi selvagem.</text:p>
        <text:p text:style-name="P2">7 A voz de Iavé lança labaredas de fogo.</text:p>
        <text:p text:style-name="P2">8 A voz de Iavé faz tremer o deserto; Iavé faz tremer o deserto de Cades.</text:p>
        <text:p text:style-name="P2">9 A voz de Iavé faz as corças dar à luz, e desnuda as florestas; e no seu templo todos dizem: Glória!</text:p>
        <text:p text:style-name="P2">10 Iavé está entronizado sobre o dilúvio; Iavé se assenta como rei, perpetuamente.</text:p>
        <text:p text:style-name="P2">11 Iavé dará força ao seu povo; Iavé abençoará o seu povo com paz.</text:p>
      </text:section>
      <text:section text:style-name="Sect1" text:name="Seção461">
        <text:h text:style-name="P6" text:outline-level="2"><text:bookmark text:name="cap306"/>SALMOS-[Capítulo 30]</text:h>
        <text:p text:style-name="P2">1 Exaltar-te-ei, o Iavé, porque tu me levantaste, e não permitiste que meus inimigos se alegrassem sobre mim.</text:p>
        <text:p text:style-name="P2">2 Ó Iavé, Deus meu, a ti clamei, e tu me curaste.</text:p>
        <text:p text:style-name="P2">3 Senhor, fizeste subir a minha alma d<text:span text:style-name="T3">a</text:span> <text:span text:style-name="T3">sepultura</text:span>, conservaste-me a vida, dentre os que descem à cova.</text:p>
        <text:p text:style-name="P2">4 Cantai louvores a Iavé, vós que sois seus santos, e louvai o seu santo nome.</text:p>
        <text:p text:style-name="P2">5 Porque a sua ira dura só um momento; no seu favor está a vida. O choro pode durar uma noite; pela manhã, porém, vem o cântico de júbilo.</text:p>
        <text:p text:style-name="P2">6 Quanto a mim, dizia eu na minha prosperidade: Jamais serei abalado.</text:p>
        <text:p text:style-name="P2">7 Tu, Iavé, pelo teu favor fizeste que a minha montanha permanecesse forte; ocultaste o teu rosto, e fiquei conturbado.</text:p>
        <text:p text:style-name="P2">8 A ti, Iavé, clamei, e a Iavé supliquei:</text:p>
        <text:p text:style-name="P2">9 Que proveito haverá no meu sangue, se eu descer à cova? Porventura te louvará o pó? Anunciará ele a tua verdade?</text:p>
        <text:p text:style-name="P2">10 Ouve, Iavé, e tem compaixão de mim! Ó Iavé, sê o meu ajudador!</text:p>
        <text:p text:style-name="P2">11 Tornaste o meu pranto em regozijo, tiraste o meu cilício, e me cingiste de alegria;</text:p>
        <text:p text:style-name="P2">12 para que a minha alma te cante louvores, e não se cale. Iavé, Deus meu, eu te louvarei para sempre.</text:p>
      </text:section>
      <text:section text:style-name="Sect1" text:name="Seção462">
        <text:h text:style-name="P6" text:outline-level="2"><text:bookmark text:name="cap3112"/>SALMOS-[Capítulo 31]</text:h>
        <text:p text:style-name="P2">1 Em ti, Iavé, me refugio; nunca seja eu envergonhado; livra-me pela tua justiça!</text:p>
        <text:p text:style-name="P2"><text:soft-page-break/>2 Inclina para mim os teus ouvidos, livra-me depressa! Sê para mim uma rocha de refúgio, uma casa de defesa que me salve!</text:p>
        <text:p text:style-name="P2">3 Porque tu és a minha rocha e a minha fortaleza; pelo que, por amor do teu nome, guia-me e encaminha-me.</text:p>
        <text:p text:style-name="P2">4 Tira-me do laço que me armaram, pois tu és o meu refúgio.</text:p>
        <text:p text:style-name="P2">5 Nas tuas mãos entrego o meu espírito; tu me remiste, o Iavé, Deus da verdade.</text:p>
        <text:p text:style-name="P2">6 Odeias aqueles que atentam para ídolos vãos; eu, porém, confio <text:span text:style-name="T1">em Iavé</text:span>.</text:p>
        <text:p text:style-name="P2">7 Eu me alegrarei e regozijarei na tua benignidade, pois tens visto a minha aflição. Tens conhecido as minhas angústias,</text:p>
        <text:p text:style-name="P2">8 e não me entregaste nas mãos do inimigo; puseste os meus pés num lugar espaçoso.</text:p>
        <text:p text:style-name="P2">9 Tem compaixão de mim, o Iavé, porque estou angustiado; consumidos estão de tristeza os meus olhos, a minha alma e o meu corpo.</text:p>
        <text:p text:style-name="P2">10 Pois a minha vida está gasta de tristeza, e os meus anos de suspiros; a minha força desfalece por causa da minha iniqüidade, e os meus ossos se consomem.</text:p>
        <text:p text:style-name="P2">11 Por causa de todos os meus adversários tornei-me uma vergonha, sim, sobremodo o sou para os meus vizinhos, e horror para os meus conhecidos; os que me vêem na rua fogem de mim.</text:p>
        <text:p text:style-name="P2">12 Sou esquecido como um morto de quem não há memória; sou como um vaso quebrado.</text:p>
        <text:p text:style-name="P2">13 Pois tenho ouvido a difamação de muitos, terror por todos os lados; enquanto juntamente conspiravam contra mim, maquinaram tirar-me a vida.</text:p>
        <text:p text:style-name="P2">14 Mas eu confio em ti, o Iavé; e digo: Tu és o meu Deus.</text:p>
        <text:p text:style-name="P2">15 Os meus dias estão nas tuas mãos; livra-me das mãos dos meus inimigos e dos que me perseguem.</text:p>
        <text:p text:style-name="P2">16 Faze resplandecer o teu rosto sobre o teu servo; salva-me por tua bondade.</text:p>
        <text:p text:style-name="P2">17 Não seja eu envergonhado, o Iavé, porque te invoco; envergonhados sejam os ímpios, emudeçam n<text:span text:style-name="T3">a cova</text:span>.</text:p>
        <text:p text:style-name="P2">18 Emudeçam os lábios mentirosos, que falam insolentemente contra o justo, com arrogância e com desprezo.</text:p>
        <text:p text:style-name="P2">19 Oh! quão grande é a tua bondade, que guardaste para os que te temem, a qual na presença dos filhos dos homens preparaste para aqueles que em ti se refugiam!</text:p>
        <text:p text:style-name="P2">20 No abrigo da tua presença tu os escondes das intrigas dos homens; em um pavilhão os ocultas da contenda das línguas.</text:p>
        <text:p text:style-name="P2">21 Bendito seja Iavé, pois fez maravilhosa a sua bondade para comigo numa cidade sitiada.</text:p>
        <text:p text:style-name="P2">22 Eu dizia no meu espanto: Estou cortado de diante dos teus olhos; não obstante, tu ouviste as minhas súplicas quando eu a ti clamei.</text:p>
        <text:p text:style-name="P2">23 Amai a Iavé, vós todos os que sois seus santos; Iavé guarda os fiéis, e retribui abundantemente ao que usa de soberba.</text:p>
        <text:p text:style-name="P2">24 Esforçai-vos, e fortaleça-se o vosso coração, vós todos os que esperais <text:span text:style-name="T1">em Iavé</text:span>.</text:p>
      </text:section>
      <text:section text:style-name="Sect1" text:name="Seção463">
        <text:h text:style-name="P6" text:outline-level="2"><text:bookmark text:name="cap3210"/>SALMOS-[Capítulo 32]</text:h>
        <text:p text:style-name="P2">1 Bem-aventurado aquele cuja transgressão é perdoada, e cujo pecado é coberto.</text:p>
        <text:p text:style-name="P2">2 Bem-aventurado o homem a quem Iavé não atribui a iniqüidade, e em cujo espírito não há dolo.</text:p>
        <text:p text:style-name="P2">3 Enquanto guardei silêncio, consumiram-se os meus ossos pelo meu bramido durante o dia todo.</text:p>
        <text:p text:style-name="P2">4 Porque de dia e de noite a tua mão pesava sobre mim; o meu humor se tornou em sequidão de estio.</text:p>
        <text:p text:style-name="P2"><text:soft-page-break/>5 Confessei-te o meu pecado, e a minha iniqüidade não encobri. Disse eu: Confessarei a Iavé as minhas transgressões; e tu perdoaste a culpa do meu pecado.</text:p>
        <text:p text:style-name="P2">6 Pelo que todo aquele é piedoso ore a ti, a tempo de te poder achar; no trasbordar de muitas águas, estas e ele não chegarão.</text:p>
        <text:p text:style-name="P2">7 Tu és o meu esconderijo; preservas-me da angústia; de alegres cânticos de livramento me cercas.</text:p>
        <text:p text:style-name="P2">8 Instruir-te-ei, e ensinar-te-ei o caminho que deves seguir; aconselhar-te-ei, tendo-te sob a minha vista.</text:p>
        <text:p text:style-name="P2">9 Não sejais como o cavalo, nem como a mula, que não têm entendimento, cuja boca precisa de cabresto e freio; de outra forma não se sujeitarão.</text:p>
        <text:p text:style-name="P2">10 O ímpio tem muitas dores, mas aquele que confia <text:span text:style-name="T1">em</text:span> <text:span text:style-name="T1">Iavé</text:span>, a misericórdia o cerca.</text:p>
        <text:p text:style-name="P2">11 Alegrai-vos em Iavé, e regozijai-vos, vós justos; e cantai de júbilo, todos vós que sois retos de coração.</text:p>
      </text:section>
      <text:section text:style-name="Sect1" text:name="Seção464">
        <text:h text:style-name="P6" text:outline-level="2"><text:bookmark text:name="cap335"/>SALMOS-[Capítulo 33]</text:h>
        <text:p text:style-name="P2">1 Regozijai-vos em Iavé, vós justos, pois aos retos fica bem o louvor.</text:p>
        <text:p text:style-name="P2">2 Louvai a Iavé com harpa, cantai-lhe louvores com saltério de dez cordas.</text:p>
        <text:p text:style-name="P2">3 Cantai-lhe um cântico novo; tocai bem e com júbilo.</text:p>
        <text:p text:style-name="P2">4 Porque a palavra de Iavé é reta; e todas as suas obras são feitas com fidelidade.</text:p>
        <text:p text:style-name="P2">5 Ele ama a retidão e a justiça; a terra está cheia da benignidade de Iavé.</text:p>
        <text:p text:style-name="P2">6 Pela palavra de Iavé foram feitos os céus, e todo o exército deles pelo sopro da sua boca.</text:p>
        <text:p text:style-name="P2">7 Ele ajunta as águas do mar como num montão; põe em tesouros os abismos.</text:p>
        <text:p text:style-name="P2">8 Tema a Iavé a terra toda; temam-no todos os moradores do mundo.</text:p>
        <text:p text:style-name="P2">9 Pois ele falou, e tudo se fez; ele mandou, e logo tudo apareceu.</text:p>
        <text:p text:style-name="P2">10 Iavé desfaz o conselho das nações, anula os intentos dos povos.</text:p>
        <text:p text:style-name="P2">11 O conselho de Iavé permanece para sempre, e os intentos do seu coração por todas as gerações.</text:p>
        <text:p text:style-name="P2">12 Bem-aventurada é a nação cujo Deus é Iavé, o povo que ele escolheu para sua herança.</text:p>
        <text:p text:style-name="P2">13 Iavé olha lá do céu; vê todos os filhos dos homens;</text:p>
        <text:p text:style-name="P2">14 da sua morada observa todos os moradores da terra,</text:p>
        <text:p text:style-name="P2">15 aquele que forma o coração de todos eles, que contempla todas as suas obras.</text:p>
        <text:p text:style-name="P2">16 Um rei não se salva pela multidão do seu exército; nem o homem valente se livra pela muita força.</text:p>
        <text:p text:style-name="P2">17 O cavalo é vã esperança para a vitória; não pode livrar ninguém pela sua grande força.</text:p>
        <text:p text:style-name="P2">18 Eis que os olhos de Iavé estão sobre os que o temem, sobre os que esperam na sua benignidade,</text:p>
        <text:p text:style-name="P2">19 para os livrar da morte, e para os conservar vivos na fome.</text:p>
        <text:p text:style-name="P2">20 A nossa alma espera <text:span text:style-name="T1">em Iavé</text:span>; ele é o nosso auxílio e o nosso escudo.</text:p>
        <text:p text:style-name="P2"><text:soft-page-break/>21 Pois nele se alegra o nosso coração, porquanto temos confiado no seu santo nome.</text:p>
        <text:p text:style-name="P2">22 Seja a tua benignidade, Iavé, sobre nós, assim como em ti esperamos.</text:p>
      </text:section>
      <text:section text:style-name="Sect1" text:name="Seção465">
        <text:h text:style-name="P6" text:outline-level="2"><text:bookmark text:name="cap345"/>SALMOS-[Capítulo 34]</text:h>
        <text:p text:style-name="P2">1 Bendirei a Iavé em todo o tempo; o seu louvor estará continuamente na minha boca.</text:p>
        <text:p text:style-name="P2">2 em Iavé se gloria a minha alma; ouçam-no os mansos e se alegrem.</text:p>
        <text:p text:style-name="P2">3 Engrandeci a Iavé comigo, e juntos exaltemos o seu nome.</text:p>
        <text:p text:style-name="P2">4 Busquei a Iavé, e ele me respondeu, e de todos os meus temores me livrou.</text:p>
        <text:p text:style-name="P2">5 Olhai para ele, e sede iluminados; e os vossos rostos jamais serão confundidos.</text:p>
        <text:p text:style-name="P2">6 Clamou este pobre, e Iavé o ouviu, e o livrou de todas as suas angústias.</text:p>
        <text:p text:style-name="P2">7 O anjo de Iavé acampa-se ao redor dos que o temem, e os livra.</text:p>
        <text:p text:style-name="P2">8 Provai, e vede que Iavé é bom; bem-aventurado o homem que nele se refugia.</text:p>
        <text:p text:style-name="P2">9 Temei a Iavé, vós, seus santos, porque nada falta aos que o temem.</text:p>
        <text:p text:style-name="P2">10 Os leõezinhos necessitam e sofrem fome, mas àqueles que buscam a Iavé, bem algum lhes faltará.</text:p>
        <text:p text:style-name="P2">11 Vinde, filhos, ouvi-me; eu vos ensinarei o temor de Iavé.</text:p>
        <text:p text:style-name="P2">12 Quem é o homem que deseja a vida, e quer longos dias para ver o bem?</text:p>
        <text:p text:style-name="P2">13 Guarda a tua língua do mal, e os teus lábios de falarem dolosamente.</text:p>
        <text:p text:style-name="P2">14 Aparta-te do mal, e faze o bem: busca a paz, e segue-a.</text:p>
        <text:p text:style-name="P2">15 Os olhos de Iavé estão sobre os justos, e os seus ouvidos atentos ao seu clamor.</text:p>
        <text:p text:style-name="P2">16 A face de Iavé está contra os que fazem o mal, para desarraigar da terra a memória deles.</text:p>
        <text:p text:style-name="P2">17 Os justos clama, e Iavé os ouve, e os livra de todas as suas angústias.</text:p>
        <text:p text:style-name="P2">18 Perto está Iavé dos que têm o coração quebrantado, e salva os contritos de espírito.</text:p>
        <text:p text:style-name="P2">19 Muitas são as aflições do justo, mas de todas elas Iavé o livra.</text:p>
        <text:p text:style-name="P2">20 Ele lhe preserva todos os ossos; nem sequer um deles se quebra.</text:p>
        <text:p text:style-name="P2">21 A malícia matará o ímpio, e os que odeiam o justo serão condenados.</text:p>
        <text:p text:style-name="P2">22 Iavé resgata a alma dos seus servos, e nenhum dos que nele se refugiam será condenado.</text:p>
      </text:section>
      <text:section text:style-name="Sect1" text:name="Seção466">
        <text:h text:style-name="P6" text:outline-level="2"><text:bookmark text:name="cap355"/>SALMOS-[Capítulo 35]</text:h>
        <text:p text:style-name="P2">1 Contende, Iavé, com aqueles que contendem comigo; combate contra os que me combatem.</text:p>
        <text:p text:style-name="P2">2 Pega do escudo e do pavês, e levanta-te em meu socorro.</text:p>
        <text:p text:style-name="P2">3 Tira da lança e do dardo contra os que me perseguem. Dize à minha alma: Eu sou a tua salvação.</text:p>
        <text:p text:style-name="P2">4 Sejam envergonhados e confundidos os que buscam a minha vida; voltem atrás e se confudam os que contra mim intentam o mal.</text:p>
        <text:p text:style-name="P2"><text:soft-page-break/>5 Sejam como a moinha diante do vento, e o anjo de Iavé os faça fugir.</text:p>
        <text:p text:style-name="P2">6 Seja o seu caminho tenebroso e escorregadio, e o anjo de Iavé os persiga.</text:p>
        <text:p text:style-name="P2">7 Pois sem causa me armaram ocultamente um laço; sem razão cavaram uma cova para a minha vida.</text:p>
        <text:p text:style-name="P2">8 Sobrevenha-lhes inesperadamente a destruição, e prenda-os o laço que ocultaram; caiam eles nessa mesma destruição.</text:p>
        <text:p text:style-name="P2">9 Então minha alma se regozijará <text:span text:style-name="T1">em Iavé</text:span>; exultará na sua salvação.</text:p>
        <text:p text:style-name="P2">10 Todos os meus ossos dirão: Ó Iavé, quem é como tu, que livras o fraco daquele que é mais forte do que ele? sim, o pobre e o necessitado, daquele que o rouba.</text:p>
        <text:p text:style-name="P2">11 Levantam-se testemunhas maliciosas; interrogam-me sobre coisas que eu ignoro.</text:p>
        <text:p text:style-name="P2">12 Tornam-me o mal pelo bem, causando-me luto na alma.</text:p>
        <text:p text:style-name="P2">13 Mas, quanto a mim, estando eles enfermos, vestia-me de cilício, humilhava-me com o jejum, e orava de cabeça sobre o peito.</text:p>
        <text:p text:style-name="P2">14 Portava-me como o faria por meu amigo ou meu irmão; eu andava encurvado e lamentando-me, como quem chora por sua mãe.</text:p>
        <text:p text:style-name="P2">15 Mas, quando eu tropeçava, eles se alegravam e se congregavam; congregavam-se contra mim, homens miseráveis que eu não conhecia; difamavam-me sem cessar.</text:p>
        <text:p text:style-name="P2">16 Como hipócritas zombadores nas festas, rangiam os dentes contra mim.</text:p>
        <text:p text:style-name="P2">17 Ó Iavé, até quando contemplarás isto? Livra-me das suas violências; salva a minha vida dos leões!</text:p>
        <text:p text:style-name="P2">18 Então te darei graças na grande assembléia; entre muitíssimo povo te louvarei.</text:p>
        <text:p text:style-name="P2">19 Não se alegrem sobre mim os que são meus inimigos sem razão, nem pisquem os olhos aqueles que me odeiam sem causa.</text:p>
        <text:p text:style-name="P2">20 Pois não falaram de paz, antes inventam contra os quietos da terra palavras enganosas.</text:p>
        <text:p text:style-name="P2">21 Escancararam contra mim a sua boca, e dizem: Ah! Ah! os nossos olhos o viram.</text:p>
        <text:p text:style-name="P2">22 Tu, Iavé, o viste, não te cales; Iavé, não te alongues de mim.</text:p>
        <text:p text:style-name="P2">23 Acorda e desperta para o meu julgamento, para a minha causa, Deus meu, e Senhor meu.</text:p>
        <text:p text:style-name="P2">24 Justifica-me segundo a tua justiça, Iavé Deus meu, e não se regozijem eles sobre mim.</text:p>
        <text:p text:style-name="P2">25 Não digam em seu coração: Eia! cumpriu-se o nosso desejo! Não digam: Nós o havemos devorado.</text:p>
        <text:p text:style-name="P2">26 Envergonhem-se e confundam-se à uma os que se alegram com o meu mal; vistam-se de vergonha e de confusão os que se engrandecem contra mim.</text:p>
        <text:p text:style-name="P2">27 Bradem de júbilo e se alegrem os que desejam a minha justificação, e digam a minha justificação, e digam continuamente: Seja engrandecido Iavé, que se deleita na prosperidade do seu servo.</text:p>
        <text:p text:style-name="P2">28 Então a minha língua falará da tua justiça e do teu louvor o dia todo.</text:p>
      </text:section>
      <text:section text:style-name="Sect1" text:name="Seção467">
        <text:h text:style-name="P6" text:outline-level="2"><text:bookmark text:name="cap363"/>SALMOS-[Capítulo 36]</text:h>
        <text:p text:style-name="P2">1 A transgressão fala ao ímpio no íntimo do seu coração; não há temor de Deus perante os seus olhos.</text:p>
        <text:p text:style-name="P2"><text:soft-page-break/>2 Porque em seus próprios olhos se lisonjeia, cuidando que a sua iniqüidade não será descoberta e detestada.</text:p>
        <text:p text:style-name="P2">3 As palavras da sua boca são malícia e engano; deixou de ser prudente e de fazer o bem.</text:p>
        <text:p text:style-name="P2">4 Maquina o mal na sua cama; põe-se em caminho que não é bom; não odeia o mal.</text:p>
        <text:p text:style-name="P2">5 A tua benignidade, Senhor, chega até os céus, e a tua fidelidade até as nuvens.</text:p>
        <text:p text:style-name="P2">6 A tua justiça é como os montes de Deus, os teus juízos são como o abismo profundo. Tu, Iavé, preservas os homens e os animais.</text:p>
        <text:p text:style-name="P2">7 Quão preciosa é, ó Deus, a tua benignidade! Os filhos dos homens se refugiam à sombra das tuas asas.</text:p>
        <text:p text:style-name="P2">8 Eles se fartarão da gordura da tua casa, e os farás beber da corrente das tuas delícias;</text:p>
        <text:p text:style-name="P2">9 pois em ti está o manancial da vida; na tua luz vemos a luz.</text:p>
        <text:p text:style-name="P2">10 Continua a tua benignidade aos que te conhecem, e a tua justiça aos retos de coração.</text:p>
        <text:p text:style-name="P2">11 Não venha sobre mim o pé da soberba, e não me mova a mão dos ímpios.</text:p>
        <text:p text:style-name="P2">12 Ali caídos estão os que praticavam a iniqüidade; estão derrubados, e não se podem levantar.</text:p>
      </text:section>
      <text:section text:style-name="Sect1" text:name="Seção468">
        <text:h text:style-name="P6" text:outline-level="2"><text:bookmark text:name="cap372"/>SALMOS-[Capítulo 37]</text:h>
        <text:p text:style-name="P2">1 Não te enfades por causa dos malfeitores, nem tenhas inveja dos que praticam a iniqüidade.</text:p>
        <text:p text:style-name="P2">2 Pois em breve murcharão como a relva, e secarão como a erva verde.</text:p>
        <text:p text:style-name="P2">3 Confia <text:span text:style-name="T1">em Iavé</text:span> e faze o bem; assim habitarás na terra, e te alimentarás em segurança.</text:p>
        <text:p text:style-name="P2">4 Deleita-te também <text:span text:style-name="T1">me Iavé</text:span>, e ele te concederá o que deseja o teu coração.</text:p>
        <text:p text:style-name="P2">5 Entrega o teu caminho a Iavé; confia nele, e ele tudo fará.</text:p>
        <text:p text:style-name="P2">6 E ele fará sobressair a tua justiça como a luz, e o teu direito como o meio-dia.</text:p>
        <text:p text:style-name="P2">7 Descansa <text:span text:style-name="T1">em Deus</text:span>, e espera nele; não te enfades por causa daquele que prospera em seu caminho, por causa do homem que executa maus desígnios.</text:p>
        <text:p text:style-name="P2">8 Deixa a ira, e abandona o furor; não te enfades, pois isso só leva à prática do mal.</text:p>
        <text:p text:style-name="P2">9 Porque os malfeitores serão exterminados, mas aqueles que esperam <text:span text:style-name="T1">em Deus</text:span> herdarão a terra.</text:p>
        <text:p text:style-name="P2">10 Pois ainda um pouco, e o ímpio não existirá; atentarás para o seu lugar, e ele ali não estará.</text:p>
        <text:p text:style-name="P2">11 Mas os mansos herdarão a terra, e se deleitarão na abundância de paz.</text:p>
        <text:p text:style-name="P2">12 O ímpio maquina contra o justo, e contra ele range os dentes,</text:p>
        <text:p text:style-name="P2">13 mas Iavé se ri do ímpio, pois vê que vem chegando o seu dia.</text:p>
        <text:p text:style-name="P2">14 Os ímpios têm puxado da espada e têm entesado o arco, para derrubarem o poder e necessitado, e para matarem os que são retos no seu caminho.</text:p>
        <text:p text:style-name="P2">15 Mas a sua espada lhes entrará no coração, e os seus arcos quebrados.</text:p>
        <text:p text:style-name="P2">16 Mais vale o pouco que o justo tem, do que as riquezas de muitos ímpios.</text:p>
        <text:p text:style-name="P2">17 Pois os braços dos ímpios serão quebrados, mas Iavé sustém os justos.</text:p>
        <text:p text:style-name="P2"><text:soft-page-break/>18 Iavé conhece os dias dos íntegros, e a herança deles permanecerá para sempre.</text:p>
        <text:p text:style-name="P2">19 Não serão envergonhados no dia do mal, e nos dias da fome se fartarão.</text:p>
        <text:p text:style-name="P2">20 Mas os ímpios perecerão, e os inimigos de Iavé serão como a beleza das pastagens; desaparecerão, em fumaça se desfarão.</text:p>
        <text:p text:style-name="P2">21 O ímpio toma emprestado, e não paga; mas o justo se compadece e dá.</text:p>
        <text:p text:style-name="P2">22 Pois aqueles que são abençoados pel Iavé herdarão a terra, mas aqueles que são por ele amaldiçoados serão exterminados.</text:p>
        <text:p text:style-name="P2">23 Confirmados pel Iavé são os passos do homem em cujo caminho ele se deleita;</text:p>
        <text:p text:style-name="P2">24 ainda que caia, não ficará prostrado, pois Iavé lhe segura a mão.</text:p>
        <text:p text:style-name="P2">25 Fui moço, e agora sou velho; mas nunca vi desamparado o justo, nem a sua descendência a mendigar o pão.</text:p>
        <text:p text:style-name="P2">26 Ele é sempre generoso, e empresta, e a sua descendência é abençoada.</text:p>
        <text:p text:style-name="P2">27 Aparta-te do mal e faze o bem; e terás morada permanente.</text:p>
        <text:p text:style-name="P2">28 Pois Iavé ama a justiça e não desampara os seus santos. Eles serão preservados para sempre, mas a descendência dos ímpios será exterminada.</text:p>
        <text:p text:style-name="P2">29 Os justos herdarão a terra e nela habitarão para sempre.</text:p>
        <text:p text:style-name="P2">30 A boca do justo profere sabedoria; a sua língua fala o que é reto.</text:p>
        <text:p text:style-name="P2">31 A lei do seu Deus está em seu coração; não resvalarão os seus passos.</text:p>
        <text:p text:style-name="P2">32 O ímpio espreita o justo, e procura matá-lo.</text:p>
        <text:p text:style-name="P2">33 Iavé não o deixará nas mãos dele, nem o condenará quando for julgado.</text:p>
        <text:p text:style-name="P2">34 Espera <text:span text:style-name="T1">em Iavé</text:span>, e segue o seu caminho, e ele te exaltará para herdares a terra; tu o verás quando os ímpios forem exterminados.</text:p>
        <text:p text:style-name="P2">35 Vi um ímpio cheio de prepotência, e a espalhar-se como a árvore verde na terra natal.</text:p>
        <text:p text:style-name="P2">36 Mas eu passei, e ele já não era; procurei-o, mas não pôde ser encontrado.</text:p>
        <text:p text:style-name="P2">37 Nota o homem íntegro, e considera o reto, porque há para o homem de paz um porvir feliz.</text:p>
        <text:p text:style-name="P2">38 Quanto aos transgressores, serão à uma destruídos, e a posteridade dos ímpios será exterminada.</text:p>
        <text:p text:style-name="P2">39 Mas a salvação dos justos vem de Iavé; ele é a sua fortaleza no tempo da angústia.</text:p>
        <text:p text:style-name="P2">40 E Iavé os ajuda e os livra; ele os livra dos ímpios e os salva, porquanto nele se refugiam.</text:p>
      </text:section>
      <text:section text:style-name="Sect1" text:name="Seção469">
        <text:h text:style-name="P6" text:outline-level="2"><text:bookmark text:name="cap382"/>SALMOS-[Capítulo 38]</text:h>
        <text:p text:style-name="P2">1 Ó Iavé, não me repreendas na tua ira, nem me castigues no teu furor.</text:p>
        <text:p text:style-name="P2">2 Porque as tuas flechas se cravaram em mim, e sobre mim a tua mão pesou.</text:p>
        <text:p text:style-name="P2">3 Não há coisa sã na minha carne, por causa da tua cólera; nem há saúde nos meus ossos, por causa do meu pecado.</text:p>
        <text:p text:style-name="P2">4 Pois já as minhas iniqüidades submergem a minha cabeça; como carga pesada excedem as minhas forças.</text:p>
        <text:p text:style-name="P2">5 As minhas chagas se tornam fétidas e purulentas, por causa da minha loucura.</text:p>
        <text:p text:style-name="P2"><text:soft-page-break/>6 Estou encurvado, estou muito abatido, ando lamentando o dia todo.</text:p>
        <text:p text:style-name="P2">7 Pois os meus lombos estão cheios de ardor, e não há coisa sã na minha carne.</text:p>
        <text:p text:style-name="P2">8 Estou gasto e muito esmagado; dou rugidos por causa do desassossego do meu coração.</text:p>
        <text:p text:style-name="P2">9 Senhor, diante de ti está todo o meu desejo, e o meu suspirar não te é oculto.</text:p>
        <text:p text:style-name="P2">10 O meu coração está agitado; a minha força me falta; quanto à luz dos meus olhos, até essa me deixou.</text:p>
        <text:p text:style-name="P2">11 Os meus amigos e os meus companheiros afastaram-se da minha chaga; e os meus parentes se põem à distância.</text:p>
        <text:p text:style-name="P2">12 Também os que buscam a minha vida me armam laços, e os que procuram o meu mal dizem coisas perniciosas,</text:p>
        <text:p text:style-name="P2">13 Mas eu, como um surdo, não ouço; e sou qual um mudo que não abre a boca.</text:p>
        <text:p text:style-name="P2">14 Assim eu sou como homem que não ouve, e em cuja boca há com que replicar.</text:p>
        <text:p text:style-name="P2">15 Mas por ti, Senhor, espero; tu, Senhor meu Deus, responderás.</text:p>
        <text:p text:style-name="P2">16 Rogo, pois: Ouve-me, para que eles não se regozijem sobre mim e não se engrandeçam contra mim quando resvala o meu pé.</text:p>
        <text:p text:style-name="P2">17 Pois estou prestes a tropeçar; a minha dor está sempre comigo.</text:p>
        <text:p text:style-name="P2">18 Confesso a minha iniqüidade; entristeço-me por causa do meu pecado.</text:p>
        <text:p text:style-name="P2">19 Mas os meus inimigos são cheios de vida e são fortes, e muitos são os que sem causa me odeiam.</text:p>
        <text:p text:style-name="P2">20 Os que tornam o mal pelo bem são meus adversários, porque eu sigo o que é bom.</text:p>
        <text:p text:style-name="P2">21 Não me desampares, o Iavé; Deus meu, não te alongues de mim.</text:p>
        <text:p text:style-name="P2">22 Apressa-te em meu auxílio, Senhor, minha salvação.</text:p>
      </text:section>
      <text:section text:style-name="Sect1" text:name="Seção470">
        <text:h text:style-name="P6" text:outline-level="2"><text:bookmark text:name="cap392"/>SALMOS-[Capítulo 39]</text:h>
        <text:p text:style-name="P2">1 Disse eu: Guardarei os meus caminhos para não pecar com a minha língua; guardarei a minha boca com uma mordaça, enquanto o ímpio estiver diante de mim.</text:p>
        <text:p text:style-name="P2">2 Com silêncio fiquei qual um mundo; calava-me mesmo acerca do bem; mas a minha dor se agravou.</text:p>
        <text:p text:style-name="P2">3 Escandesceu-se dentro de mim o meu coração; enquanto eu meditava acendeu-se o fogo; então com a minha língua, dizendo;</text:p>
        <text:p text:style-name="P2">4 Faze-me conhecer, o Iavé, o meu fim, e qual a medida dos meus dias, para que eu saiba quão frágil sou.</text:p>
        <text:p text:style-name="P2">5 Eis que mediste os meus dias a palmos; o tempo da minha vida é como que nada diante de ti. Na verdade, todo homem, por mais firme que esteja, é totalmente vaidade.</text:p>
        <text:p text:style-name="P2">6 Na verdade, todo homem anda qual uma sombra; na verdade, em vão se inquieta, amontoa riquezas, e não sabe quem as levará.</text:p>
        <text:p text:style-name="P2">7 Agora, pois, Iavé, que espero eu? a minha esperança está em ti.</text:p>
        <text:p text:style-name="P2">8 Livra-me de todas as minhas transgressões; não me faças a vergonha do insensato.</text:p>
        <text:p text:style-name="P2"><text:soft-page-break/>9 Emudecido estou, não abro a minha boca; pois tu és que agiste,</text:p>
        <text:p text:style-name="P2">10 Tira de sobre mim o teu flagelo; estou desfalecido pelo golpe da tua mão.</text:p>
        <text:p text:style-name="P2">11 Quando com repreensões castigas o homem por causa da iniquidade, destróis, como traça, o que ele tem de precioso; na verdade todo homem é vaidade.</text:p>
        <text:p text:style-name="P2">12 Ouve, Senhor, a minha oração, e inclina os teus ouvidos ao meu clamor; não te cales perante as minhas lágrimas, porque sou para contigo como um estranho, um peregrino como todos os meus pais.</text:p>
        <text:p text:style-name="P2">13 Desvia de mim o teu olhar, para que eu tome alento, antes que me vá e não exista mais.</text:p>
      </text:section>
      <text:section text:style-name="Sect1" text:name="Seção471">
        <text:h text:style-name="P6" text:outline-level="2"><text:bookmark text:name="cap402"/>SALMOS-[Capítulo 40]</text:h>
        <text:p text:style-name="P2">1 Esperei com paciência pel Iavé, e ele se inclinou para mim e ouviu o meu clamor.</text:p>
        <text:p text:style-name="P2">2 Também me tirou duma cova de destruição, dum charco de lodo; pôs os meus pés sobre uma rocha, firmou os meus passos.</text:p>
        <text:p text:style-name="P2">3 Pôs na minha boca um cântico novo, um hino ao nosso Deus; muitos verão isso e temerão, e confiarão <text:span text:style-name="T1">em Iavé</text:span>.</text:p>
        <text:p text:style-name="P2">4 Bem-aventurado o homem que faz de Iavé a sua confiança, e que não atenta para os soberbos nem para os apóstatas mentirosos.</text:p>
        <text:p text:style-name="P2">5 Muitas são, Senhor, Deus meu, as maravilhas que tens operado e os teus pensamentos para conosco; ninguém há que se possa comparar a ti; eu quisera anunciá-los, e manifestá-los, mas são mais do que se podem contar.</text:p>
        <text:p text:style-name="P2">6 Sacrifício e oferta não desejas; abriste-me os ouvidos; holocauto e oferta de expiação pelo pecado não reclamaste.</text:p>
        <text:p text:style-name="P2">7 Então disse eu: Eis aqui venho; no rolo do livro está escrito a meu respeito:</text:p>
        <text:p text:style-name="P2">8 Deleito-me em fazer a tua vontade, ó Deus meu; sim, a tua lei está dentro do meu coração.</text:p>
        <text:p text:style-name="P2">9 Tenho proclamado boas-novas de justiça na grande congregação; eis que não retive os meus lábios;</text:p>
        <text:p text:style-name="P2">10 Não ocultei dentro do meu coração a tua justiça; apregoei a tua fidelidade e a tua salvação; não escondi da grande congregação a tua benignidade e a tua verdade.</text:p>
        <text:p text:style-name="P2">11 Não detenhas para comigo, Senhor a tua compaixão; a tua benignidade e a tua fidelidade sempre me guardem.</text:p>
        <text:p text:style-name="P2">12 Pois males sem número me têm rodeado; as minhas iniqüidades me têm alcançado, de modo que não posso ver; são mais numerosas do que os cabelos da minha cabeça, pelo que desfalece o meu coração.</text:p>
        <text:p text:style-name="P2">13 Digna-te, Senhor, livra-me; Senhor, apressa-te em meu auxílio.</text:p>
        <text:p text:style-name="P2">14 Sejam à uma envergonhados e confundidos os que buscam a minha vida para destruí-la; tornem atrás e confundam-se os que me desejam o mal.</text:p>
        <text:p text:style-name="P2">15 Desolados sejam em razão da sua afronta os que me dizem: Ah! Ah!</text:p>
        <text:p text:style-name="P2">16 Regozijem-se e alegrem-se em ti todos os que te buscam. Digam continuamente os que amam a tua salvação: Engrandecido seja Iavé.</text:p>
        <text:p text:style-name="P2">17 Eu, na verdade, sou pobre e necessitado, mas Iavé cuida de mim. Tu és o meu auxílio e o meu libertador; não te detenhas, ó Deus meu.</text:p>
      </text:section>
      <text:section text:style-name="Sect1" text:name="Seção472">
        <text:h text:style-name="P6" text:outline-level="2"><text:bookmark text:name="cap416"/><text:soft-page-break/>SALMOS-[Capítulo 41]</text:h>
        <text:p text:style-name="P2">1 Bem-aventurado é aquele que considera o pobre; Iavé o livrará no dia do mal.</text:p>
        <text:p text:style-name="P2">2 Iavé o guardará, e o conservará em vida; será abençoado na terra; tu, Senhor não o entregarás à vontade dos seus inimigos.</text:p>
        <text:p text:style-name="P2">3 Iavé o sustentará no leito da enfermidade; tu lhe amaciarás a cama na sua doença.</text:p>
        <text:p text:style-name="P2">4 Disse eu da minha parte: Senhor, compadece-te de mim, sara a minha alma, pois pequei contra ti.</text:p>
        <text:p text:style-name="P2">5 Os meus inimigos falam mal de mim, dizendo: Quando morrerá ele, e perecerá o seu nome?</text:p>
        <text:p text:style-name="P2">6 E, se algum deles vem ver-me, diz falsidades; no seu coração amontoa a maldade; e quando ele sai, é disso que fala.</text:p>
        <text:p text:style-name="P2">7 Todos os que me odeiam cochicham entre si contra mim; contra mim maquinam o mal, dizendo:</text:p>
        <text:p text:style-name="P2">8 Alguma coisa ruim se lhe apega; e agora que está deitado, não se levantará mais.</text:p>
        <text:p text:style-name="P2">9 Até o meu próprio amigo íntimo em quem eu tanto confiava, e que comia do meu pão, levantou contra mim o seu calcanhar.</text:p>
        <text:p text:style-name="P2">10 Mas tu, Senhor, compadece-te de mim e levanta-me, para que eu lhes retribua.</text:p>
        <text:p text:style-name="P2">11 Por isso conheço eu que te deleitas em mim, por não triunfar de mim o meu inimigo</text:p>
        <text:p text:style-name="P2">12 Quanto a mim, tu me sustentas na minha integridade, e me colocas diante da tua face para sempre.</text:p>
        <text:p text:style-name="P2">13 Bendito seja Iavé Deus de Israel de eternidade a eternidade. Amém e amém.</text:p>
      </text:section>
      <text:section text:style-name="Sect1" text:name="Seção473">
        <text:h text:style-name="P6" text:outline-level="2"><text:bookmark text:name="cap422"/>SALMOS-[Capítulo 42]</text:h>
        <text:p text:style-name="P2">1 Como o cervo anseia pelas correntes das águas, assim a minha alma anseia por ti, ó Deus!</text:p>
        <text:p text:style-name="P2">2 A minha alma tem sede de Deus, do Deus vivo; quando entrarei e verei a face de Deus?</text:p>
        <text:p text:style-name="P2">3 As minhas lágrimas têm sido o meu alimento de dia e de noite, porquanto se me diz constantemente: Onde está o teu Deus?</text:p>
        <text:p text:style-name="P2">4 Dentro de mim derramo a minha alma ao lembrar-me de como eu ia com a multidão, guiando-a em procissão à casa de Deus, com brados de júbilo e louvor, uma multidão que festejava.</text:p>
        <text:p text:style-name="P2">5 Por que estás abatida, ó minha alma, e por que te perturbas dentro de mim? Espera em Deus, pois ainda o louvarei pela salvação que há na sua presença.</text:p>
        <text:p text:style-name="P2">6 Ó Deus meu, dentro de mim a minha alma está abatida; porquanto me lembrarei de ti desde a terra do Jordão, e desde o Hermom, desde o monte Mizar.</text:p>
        <text:p text:style-name="P2">7 Um abismo chama outro abismo ao ruído das tuas catadupas; todas as tuas tuas ondas e vagas têm passado sobre mim.</text:p>
        <text:p text:style-name="P2">8 Contudo, de dia Iavé ordena a sua bondade, e de noite a sua canção está comigo, uma oração ao Deus da minha vida.</text:p>
        <text:p text:style-name="P2">9 A Deus, a minha rocha, digo: Por que te esqueceste de mim? por que ando em pranto por causa da opressão do inimigo?</text:p>
        <text:p text:style-name="P2"><text:soft-page-break/>10 Como com ferida mortal nos meus ossos me afrontam os meus adversários, dizendo-me continuamente: Onde está o teu Deus?</text:p>
        <text:p text:style-name="P2">11 Por que estás abatida, ó minha alma, e por que te perturbas dentro de mim? Espera em Deus, pois ainda o louvarei, a ele que é o meu socorro, e o meu Deus.</text:p>
      </text:section>
      <text:section text:style-name="Sect1" text:name="Seção474">
        <text:h text:style-name="P6" text:outline-level="2"><text:bookmark text:name="cap431"/>SALMOS-[Capítulo 43]</text:h>
        <text:p text:style-name="P2">1 Faze-me justiça, ó Deus, e pleiteia a minha causa contra uma nação ímpia; livra-me do homem fraudulento e iníquo.</text:p>
        <text:p text:style-name="P2">2 Pois tu és o Deus da minha fortaleza; por que me rejeitaste? por que ando em pranto por causa da opressão do inimigo?</text:p>
        <text:p text:style-name="P2">3 Envia a tua luz e a tua verdade, para que me guiem; levem-me elas ao teu santo monte, e à tua habitação.</text:p>
        <text:p text:style-name="P2">4 Então irei ao altar de Deus, a Deus, que é a minha grande alegria; e ao som da harpa te louvarei, ó Deus, Deus meu.</text:p>
        <text:p text:style-name="P2">5 Por que estás abatida, ó minha alma? e por que te perturbas dentro de mim? Espera em Deus, pois ainda o louvarei, a ele que é o meu socorro, e o meu Deus.</text:p>
      </text:section>
      <text:section text:style-name="Sect1" text:name="Seção475">
        <text:h text:style-name="P6" text:outline-level="2"><text:bookmark text:name="cap441"/>SALMOS-[Capítulo 44]</text:h>
        <text:p text:style-name="P2">1 Ó Deus, nós ouvimos com os nossos ouvidos, nossos pais nos têm contado os feitos que realizaste em seus dias, nos tempos da antigüidade.</text:p>
        <text:p text:style-name="P2">2 Tu expeliste as nações com a tua mão, mas a eles plantaste; afligiste os povos, mas a eles estendes-te largamente.</text:p>
        <text:p text:style-name="P2">3 Pois não foi pela sua espada que conquistaram a terra, nem foi o seu braço que os salvou, mas a tua destra e o teu braço, e a luz do teu rosto, porquanto te agradaste deles.</text:p>
        <text:p text:style-name="P2">4 Tu és o meu Rei, ó Deus; ordena livramento para Jacó.</text:p>
        <text:p text:style-name="P2">5 Por ti derrubamos os nossos adversários; pelo teu nome pisamos os que se levantam contra nós.</text:p>
        <text:p text:style-name="P2">6 Pois não confio no meu arco, nem a minha espada me pode salvar.</text:p>
        <text:p text:style-name="P2">7 Mas tu nos salvaste dos nossos adversários, e confundiste os que nos odeiam.</text:p>
        <text:p text:style-name="P2">8 Em Deus é que nos temos gloriado o dia todo, e sempre louvaremos o teu nome.</text:p>
        <text:p text:style-name="P2">9 Mas agora nos rejeitaste e nos humilhaste, e não sais com os nossos exércitos.</text:p>
        <text:p text:style-name="P2">10 Fizeste-nos voltar as costas ao inimigo e aqueles que nos odeiam nos despojam à vontade.</text:p>
        <text:p text:style-name="P2">11 Entregaste-nos como ovelhas para alimento, e nos espalhaste entre as nações.</text:p>
        <text:p text:style-name="P2">12 Vendeste por nada o teu povo, e não lucraste com o seu preço.</text:p>
        <text:p text:style-name="P2">13 Puseste-nos como vergonha aos nossos vizinhos, por escárnio e zombaria àqueles que estão à roda de nós.</text:p>
        <text:p text:style-name="P2">14 Puseste-nos por provérbio entre as nações, por ludíbrio entre os povos.</text:p>
        <text:p text:style-name="P2">15 A minha ignomínia está sempre diante de mim, e a vergonha do meu rosto me cobre,</text:p>
        <text:p text:style-name="P2">16 à voz daquele que afronta e blasfema, à vista do inimigo e do vingador.</text:p>
        <text:p text:style-name="P2"><text:soft-page-break/>17 Tudo isto nos sobreveio; todavia não nos esquecemos de ti, nem nos houvemos falsamente contra o teu pacto.</text:p>
        <text:p text:style-name="P2">18 O nosso coração não voltou atrás, nem os nossos passos se desviaram das tuas veredas,</text:p>
        <text:p text:style-name="P2">19 para nos teres esmagado onde habitam os chacais, e nos teres coberto de trevas profundas.</text:p>
        <text:p text:style-name="P2">20 Se nos tivéssemos esquecido do nome do nosso Deus, e estendido as nossas mãos para um deus estranho,</text:p>
        <text:p text:style-name="P2">21 porventura Deus não haveria de esquadrinhar isso? pois ele conhece os segredos do coração.</text:p>
        <text:p text:style-name="P2">22 Mas por amor de ti somos entregues à morte o dia todo; somos considerados como ovelhas para o matadouro.</text:p>
        <text:p text:style-name="P2">23 Desperta! por que dormes, Senhor? Acorda! não nos rejeites para sempre.</text:p>
        <text:p text:style-name="P2">24 Por que escondes o teu rosto, e te esqueces da nossa tribulação e da nossa angústia?</text:p>
        <text:p text:style-name="P2">25 Pois a nossa alma está abatida até o pó; o nosso corpo pegado ao chão.</text:p>
        <text:p text:style-name="P2">26 Levanta-te em nosso auxílio, e resgata-nos por tua benignidade.</text:p>
      </text:section>
      <text:section text:style-name="Sect1" text:name="Seção476">
        <text:h text:style-name="P6" text:outline-level="2"><text:bookmark text:name="cap451"/>SALMOS-[Capítulo 45]</text:h>
        <text:p text:style-name="P2">1 O meu coração trasborda de boas palavras; dirijo os meus versos ao rei; a minha língua é qual pena de um hábil escriba.</text:p>
        <text:p text:style-name="P2">2 Tu és o mais formoso dos filhos dos homens; a graça se derramou nos teus lábios; por isso Deus te abençoou para sempre.</text:p>
        <text:p text:style-name="P2">3 Cinge a tua espada à coxa, ó valente, na tua glória e majestade.</text:p>
        <text:p text:style-name="P2">4 E em tua majestade cavalga vitoriosamente pela causa da verdade, da mansidão e da justiça, e a tua destra te ensina coisas terríveis.</text:p>
        <text:p text:style-name="P2">5 As tuas flechas são agudas no coração dos inimigos do rei; os povos caem debaixo de ti.</text:p>
        <text:p text:style-name="P2">6 O teu trono, ó Deus, subsiste pelos séculos dos séculos; cetro de eqüidade é o cetro do teu reino.</text:p>
        <text:p text:style-name="P2">7 Amaste a justiça e odiaste a iniqüidade; por isso Deus, o teu Deus, te ungiu com óleo de alegria, mais do que a teus companheiros.</text:p>
        <text:p text:style-name="P2">8 Todas as tuas vestes cheiram a mirra a aloés e a cássia; dos palácios de marfim os instrumentos de cordas e te alegram.</text:p>
        <text:p text:style-name="P2">9 Filhas de reis estão entre as tuas ilustres donzelas; à tua mão direita está a rainha, ornada de ouro de Ofir.</text:p>
        <text:p text:style-name="P2">10 Ouve, filha, e olha, e inclina teus ouvidos; esquece-te do teu povo e da casa de teu pai.</text:p>
        <text:p text:style-name="P2">11 Então o rei se afeiçoará à tua formosura. Ele é teu senhor, presta-lhe, pois, homenagem.</text:p>
        <text:p text:style-name="P2">12 A filha de Tiro estará ali com presentes; os ricos do povo suplicarão o teu favor.</text:p>
        <text:p text:style-name="P2">13 A filha do rei está esplendente lá dentro do palácio; as suas vestes são entretecidas de ouro.</text:p>
        <text:p text:style-name="P2"><text:soft-page-break/>14 Em vestidos de cores brilhantes será conduzida ao rei; as virgens, suas companheiras que a seguem, serão trazidas à tua presença.</text:p>
        <text:p text:style-name="P2">15 Com alegria e regozijo serão trazidas; elas entrarão no palácio do rei.</text:p>
        <text:p text:style-name="P2">16 Em lugar de teus pais estarão teus filhos; tu os farás príncipes sobre toda a terra.</text:p>
        <text:p text:style-name="P2">17 Farei lembrado o teu nome de geração em geração; pelo que os povos te louvarão eternamente.</text:p>
      </text:section>
      <text:section text:style-name="Sect1" text:name="Seção477">
        <text:h text:style-name="P6" text:outline-level="2"><text:bookmark text:name="cap461"/>SALMOS-[Capítulo 46]</text:h>
        <text:p text:style-name="P2">1 Deus é o nosso refúgio e fortaleza, socorro bem presente na angústia.</text:p>
        <text:p text:style-name="P2">2 Pelo que não temeremos, ainda que a terra se mude, e ainda que os montes se projetem para o meio dos mares;</text:p>
        <text:p text:style-name="P2">3 ainda que as águas rujam e espumem, ainda que os montes se abalem pela sua braveza.</text:p>
        <text:p text:style-name="P2">4 Há um rio cujas correntes alegram a cidade de Deus, o lugar santo das moradas do Altíssimo.</text:p>
        <text:p text:style-name="P2">5 Deus está no meio dela; não será abalada; Deus a ajudará desde o raiar da alva.</text:p>
        <text:p text:style-name="P2">6 Bramam nações, reinos se abalam; ele levanta a sua voz, e a terra se derrete.</text:p>
        <text:p text:style-name="P2">7 Iavé dos exércitos está conosco; o Deus de Jacó é o nosso refúgio.</text:p>
        <text:p text:style-name="P2">8 Vinde contemplai as obras de Iavé, as desolações que tem feito na terra.</text:p>
        <text:p text:style-name="P2">9 Ele faz cessar as guerras até os confins da terra; quebra o arco e corta a lança; queima os carros no fogo.</text:p>
        <text:p text:style-name="P2">10 Aquietai-vos, e sabei que eu sou Deus; sou exaltado entre as nações, sou exaltado na terra.</text:p>
        <text:p text:style-name="P2">11 Iavé dos exércitos está conosco; o Deus de Jacó é o nosso refúgio.</text:p>
      </text:section>
      <text:section text:style-name="Sect1" text:name="Seção478">
        <text:h text:style-name="P6" text:outline-level="2"><text:bookmark text:name="cap471"/>SALMOS-[Capítulo 47]</text:h>
        <text:p text:style-name="P2">1 Batei palmas, todos os povos; aclamai a Deus com voz de júbilo.</text:p>
        <text:p text:style-name="P2">2 Porque Iavé Altíssimo é tremendo; é grande Rei sobre toda a terra.</text:p>
        <text:p text:style-name="P2">3 Ele nos sujeitou povos e nações sob os nossos pés.</text:p>
        <text:p text:style-name="P2">4 Escolheu para nós a nossa herança, a glória de Jacó, a quem amou.</text:p>
        <text:p text:style-name="P2">5 Deus subiu entre aplausos, Iavé subiu ao som de trombeta.</text:p>
        <text:p text:style-name="P2">6 Cantai louvores a Deus, cantai louvores; cantai louvores ao nosso Rei, cantai louvores.</text:p>
        <text:p text:style-name="P2">7 Pois Deus é o Rei de toda a terra; cantai louvores com salmo.</text:p>
        <text:p text:style-name="P2">8 Deus reina sobre as nações; Deus está sentado sobre o seu santo trono.</text:p>
        <text:p text:style-name="P2">9 Os príncipes dos povos se reúnem como povo do Deus de Abraão, porque a Deus pertencem os escudos da terra; ele é sumamente exaltado.</text:p>
      </text:section>
      <text:section text:style-name="Sect1" text:name="Seção479">
        <text:h text:style-name="P6" text:outline-level="2"><text:bookmark text:name="cap481"/>SALMOS-[Capítulo 48]</text:h>
        <text:p text:style-name="P2">1 Grande é Iavé e mui digno de ser louvado, na cidade do nosso Deus, no seu monte santo.</text:p>
        <text:p text:style-name="P2"><text:soft-page-break/>2 De bela e alta situação, alegria de toda terra é o monte Sião aos lados do norte, a cidade do grande Rei.</text:p>
        <text:p text:style-name="P2">3 Nos palácios dela Deus se fez conhecer como alto refúgio.</text:p>
        <text:p text:style-name="P2">4 Pois eis que os reis conspiraram; juntos vieram chegando.</text:p>
        <text:p text:style-name="P2">5 Viram-na, e então ficaram maravilhados; ficaram assombrados e se apressaram em fugir.</text:p>
        <text:p text:style-name="P2">6 Aí se apoderou deles o tremor, sentiram dores como as de uma parturiente.</text:p>
        <text:p text:style-name="P2">7 Com um vento oriental quebraste as naus de Társis.</text:p>
        <text:p text:style-name="P2">8 Como temos ouvido, assim vimos na cidade de Iavé dos exércitos, na cidade do nosso Deus; Deus a estabelece para sempre.</text:p>
        <text:p text:style-name="P2">9 Temos meditado, ó Deus, na tua benignidade no meio do teu templo.</text:p>
        <text:p text:style-name="P2">10 Como é o teu nome, ó Deus, assim é o teu louvor até os confins da terra; de retidão está cheia a tua destra.</text:p>
        <text:p text:style-name="P2">11 Alegre-se o monte Sião, regozijem-se as filhas de Judá, por causa dos teus juízos.</text:p>
        <text:p text:style-name="P2">12 Dai voltas a Sião, ide ao redor dela; contai as suas torres.</text:p>
        <text:p text:style-name="P2">13 Notai bem os seus antemuros, percorrei os seus palácios, para que tudo narreis à geração seguinte.</text:p>
        <text:p text:style-name="P2">14 Porque este Deus é o nosso Deus para todo o sempre; ele será nosso guia até a morte.</text:p>
      </text:section>
      <text:section text:style-name="Sect1" text:name="Seção480">
        <text:h text:style-name="P6" text:outline-level="2"><text:bookmark text:name="cap491"/>SALMOS-[Capítulo 49]</text:h>
        <text:p text:style-name="P2">1 Ouvi isto, vós todos os povos; inclinai os ouvidos, todos os habitantes do mundo,</text:p>
        <text:p text:style-name="P2">2 quer humildes quer grandes, tanto ricos como pobres.</text:p>
        <text:p text:style-name="P2">3 A minha boca falará a sabedoria, e a meditação do meu coração será de entendimento.</text:p>
        <text:p text:style-name="P2">4 Inclinarei os meus ouvidos a uma parábola; decifrarei o meu enigma ao som da harpa.</text:p>
        <text:p text:style-name="P2">5 Por que temeria eu nos dias da adversidade, ao cercar-me a iniqüidade dos meus perseguidores,</text:p>
        <text:p text:style-name="P2">6 dos que confiam nos seus bens e se gloriam na multidão das suas riquezas?</text:p>
        <text:p text:style-name="P2">7 Nenhum deles de modo algum pode remir a seu irmão, nem por ele dar um resgate a Deus,</text:p>
        <text:p text:style-name="P2">8 (pois a redenção da sua vida é caríssima, de sorte que os seus recursos não dariam;)</text:p>
        <text:p text:style-name="P2">9 para que continuasse a viver para sempre, e não visse a cova.</text:p>
        <text:p text:style-name="P2">10 Sim, ele verá que até os sábios morrem, que perecem igualmente o néscio e o estúpido, e deixam a outros os seus bens.</text:p>
        <text:p text:style-name="P2">11 O pensamento íntimo deles é que as suas casas são perpétuas e as suas habitações de geração em geração; dão às suas terras os seus próprios nomes.</text:p>
        <text:p text:style-name="P2">12 Mas o homem, embora esteja em honra, não permanece; antes é como os animais que perecem.</text:p>
        <text:p text:style-name="P2">13 Este é o destino dos que confiam em si mesmos; o fim dos que se satisfazem com as suas próprias palavras.</text:p>
        <text:p text:style-name="P2"><text:soft-page-break/>14 Como ovelhas são arrebanhados <text:span text:style-name="T3">para </text:span><text:s/><text:span text:style-name="T3">sepultura</text:span>; a morte os pastoreia; ao romper do dia os retos terão domínio sobre eles; e a sua formosura se consumirá <text:span text:style-name="T3">na</text:span> <text:span text:style-name="T3">sepultura</text:span>, que lhes será por habitação.</text:p>
        <text:p text:style-name="P2">15 Mas Deus remirá a minha alma do poder d<text:span text:style-name="T3">a cova</text:span>, pois me receberá.</text:p>
        <text:p text:style-name="P2">16 Não temas quando alguém se enriquece, quando a glória da sua casa aumenta.</text:p>
        <text:p text:style-name="P2">17 Pois, quando morrer, nada levará consigo; a sua glória não descerá após ele.</text:p>
        <text:p text:style-name="P2">18 Ainda que ele, enquanto vivo, se considera feliz e os homens o louvam quando faz o bem a si mesmo,</text:p>
        <text:p text:style-name="P2">19 ele irá ter com a geração de seus pais; eles nunca mais verão a luz</text:p>
        <text:p text:style-name="P2">20 Mas o homem, embora esteja em honra, não permanece; antes é como os animais que perecem.</text:p>
      </text:section>
      <text:section text:style-name="Sect1" text:name="Seção481">
        <text:h text:style-name="P6" text:outline-level="2"><text:bookmark text:name="cap50"/>SALMOS-[Capítulo 50]</text:h>
        <text:p text:style-name="P2">1 O Poderoso, Iavé Deus, fala e convoca a terra desde o nascer do sol até o seu ocaso.</text:p>
        <text:p text:style-name="P2">2 Desde Sião, a perfeição da formosura. Deus resplandece.</text:p>
        <text:p text:style-name="P2">3 O nosso Deus vem, e não guarda silêncio; diante dele há um fogo devorador, e grande tormenta ao seu redor.</text:p>
        <text:p text:style-name="P2">4 Ele intima os altos céus e a terra, para o julgamento do seu povo:</text:p>
        <text:p text:style-name="P2">5 Congregai os meus santos, aqueles que fizeram comigo um pacto por meio de sacrifícios.</text:p>
        <text:p text:style-name="P2">6 Os céus proclamam a justiça dele, pois Deus mesmo é Juiz.</text:p>
        <text:p text:style-name="P2">7 Ouve, povo meu, e eu falarei; ouve, ó Israel, e eu te protestarei: Eu sou Deus, o teu Deus.</text:p>
        <text:p text:style-name="P2">8 Não te repreendo pelos teus sacrifícios, pois os teus holocaustos estão de contínuo perante mim.</text:p>
        <text:p text:style-name="P2">9 Da tua casa não aceitarei novilho, nem bodes dos teus currais.</text:p>
        <text:p text:style-name="P2">10 Porque meu é todo animal da selva, e o gado sobre milhares de outeiros.</text:p>
        <text:p text:style-name="P2">11 Conheço todas as aves dos montes, e tudo o que se move no campo é meu.</text:p>
        <text:p text:style-name="P2">12 Se eu tivesse fome, não to diria pois meu é o mundo e a sua plenitude.</text:p>
        <text:p text:style-name="P2">13 Comerei eu carne de touros? ou beberei sangue de bodes?</text:p>
        <text:p text:style-name="P2">14 Oferece a Deus por sacrifício ações de graças, e paga ao Altíssimo os teus votos;</text:p>
        <text:p text:style-name="P2">15 e invoca-me no dia da angústia; eu te livrarei, e tu me glorificarás.</text:p>
        <text:p text:style-name="P2">16 Mas ao ímpio diz Deus: Que fazes tu em recitares os meus estatutos, e em tomares o meu pacto na tua boca,</text:p>
        <text:p text:style-name="P2">17 visto que aborreces a correção, e lanças as minhas palavras para trás de ti?</text:p>
        <text:p text:style-name="P2">18 Quando vês um ladrão, tu te comprazes nele; e tens parte com os adúlteros.</text:p>
        <text:p text:style-name="P2">19 Soltas a tua boca para o mal, e a tua língua trama enganos.</text:p>
        <text:p text:style-name="P2">20 Tu te sentas a falar contra teu irmão; difamas o filho de tua mãe.</text:p>
        <text:p text:style-name="P2">21 Estas coisas tens feito, e eu me calei; pensavas que na verdade eu era como tu; mas eu te argüirei, e tudo te porei à vista.</text:p>
        <text:p text:style-name="P2"><text:soft-page-break/>22 Considerai pois isto, vós que vos esqueceis de Deus, para que eu não vos despedace, sem que haja quem vos livre.</text:p>
        <text:p text:style-name="P2">23 Aquele que oferece por sacrifício ações de graças me glorifica; e àquele que bem ordena o seu caminho eu mostrarei a salvação de Deus.</text:p>
      </text:section>
      <text:section text:style-name="Sect1" text:name="cap51">
        <text:h text:style-name="P6" text:outline-level="2">SALMOS-[Capítulo 51]</text:h>
        <text:p text:style-name="P2">1 Compadece-te de mim, ó Deus, segundo a tua benignidade; apaga as minhas tansgressões, segundo a multidão das tuas misericórdias.</text:p>
        <text:p text:style-name="P2">2 Lava-me completamente da minha iniqüidade, e purifica-me do meu pecado.</text:p>
        <text:p text:style-name="P2">3 Pois eu conheço as minhas transgressões, e o meu pecado está sempre diante de mim.</text:p>
        <text:p text:style-name="P2">4 Contra ti, contra ti somente, pequei, e fiz o que é mau diante dos teus olhos; de sorte que és justificado em falares, e inculpável em julgares.</text:p>
        <text:p text:style-name="P2">5 Eis que eu nasci em iniqüidade, e em pecado me concedeu minha mãe.</text:p>
        <text:p text:style-name="P2">6 Eis que desejas que a verdade esteja no íntimo; faze-me, pois, conhecer a sabedoria no secreto da minha alma.</text:p>
        <text:p text:style-name="P2">7 Purifica-me com hissopo, e ficarei limpo; lava-me, e ficarei mais alvo do que a neve.</text:p>
        <text:p text:style-name="P2">8 Faze-me ouvir júbilo e alegria, para que se regozijem os ossos que esmagaste.</text:p>
        <text:p text:style-name="P2">9 Esconde o teu rosto dos meus pecados, e apaga todas as minhas iniqüidades.</text:p>
        <text:p text:style-name="P2">10 Cria em mim, ó Deus, um coração puro, e renova em mim um espírito estável.</text:p>
        <text:p text:style-name="P2">11 Não me lances fora da tua presença, e não retire de mim o teu santo Espírito.</text:p>
        <text:p text:style-name="P2">12 Restitui-me a alegria da tua salvação, e sustém-me com um espírito voluntário.</text:p>
        <text:p text:style-name="P2">13 Então ensinarei aos transgressores os teus caminhos, e pecadores se converterão a ti.</text:p>
        <text:p text:style-name="P2">14 Livra-me dos crimes de sangue, ó Deus, Deus da minha salvação, e a minha língua cantará alegremente a tua justiça.</text:p>
        <text:p text:style-name="P2">15 Abre, Senhor, os meus lábios, e a minha boca proclamará o teu louvor.</text:p>
        <text:p text:style-name="P2">16 Pois tu não te comprazes em sacrifícios; se eu te oferecesse holocaustos, tu não te deleitarias.</text:p>
        <text:p text:style-name="P2">17 O sacrifício aceitável a Deus é o espírito quebrantado; ao coração quebrantado e contrito não desprezarás, ó Deus.</text:p>
        <text:p text:style-name="P2">18 Faze o bem a Sião, segundo a tua boa vontade; edifica os muros de Jerusalém.</text:p>
        <text:p text:style-name="P2">19 Então te agradarás de sacrifícios de justiça dos holocaustos e das ofertas queimadas; então serão oferecidos novilhos sobre o teu altar.</text:p>
      </text:section>
      <text:section text:style-name="Sect1" text:name="cap52">
        <text:h text:style-name="P6" text:outline-level="2">SALMOS-[Capítulo 52]</text:h>
        <text:p text:style-name="P2">1 Por que te glorias na malícia, ó homem poderoso? pois a bondade de Deus subsiste em todo o tempo.</text:p>
        <text:p text:style-name="P2">2 A tua língua maquina planos de destruição, como uma navalha afiada, ó tu que usas de dolo.</text:p>
        <text:p text:style-name="P2">3 Tu amas antes o mal do que o bem, e o mentir do que o falar a verdade.</text:p>
        <text:p text:style-name="P2">4 Amas todas as palavras devoradoras, ó língua fraudulenta.</text:p>
        <text:p text:style-name="P2"><text:soft-page-break/>5 Também Deus te esmagará para sempre; arrebatar-te-á e arrancar-te-á da tua habitação, e desarraigar-te-á da terra dos viventes.</text:p>
        <text:p text:style-name="P2">6 Os justos o verão e temerão; e se rirão dele, dizendo:</text:p>
        <text:p text:style-name="P2">7 Eis aqui o homem que não tomou a Deus por sua fortaleza; antes confiava na abundância das suas riquezas, e se fortalecia na sua perversidade.</text:p>
        <text:p text:style-name="P2">8 Mas eu sou qual oliveira verde na casa de Deus; confio na bondade de Deus para sempre e eternamente.</text:p>
        <text:p text:style-name="P2">9 Para sempre te louvarei, porque tu isso fizeste, e proclamarei o teu nome, porque é bom diante de teus santos.</text:p>
      </text:section>
      <text:section text:style-name="Sect1" text:name="cap53">
        <text:h text:style-name="P6" text:outline-level="2">SALMOS-[Capítulo 53]</text:h>
        <text:p text:style-name="P2">1 Diz o néscio no seu coração: Não há Deus. Corromperam-se e cometeram abominável iniqüidade; não há quem faça o bem.</text:p>
        <text:p text:style-name="P2">2 Deus olha lá dos céus para os filhos dos homens, para ver se há algum que tenha entendimento, que busque a Deus.</text:p>
        <text:p text:style-name="P2">3 Desviaram-se todos, e juntamente se fizeram imundos; não há quem faça o bem, não há sequer um.</text:p>
        <text:p text:style-name="P2">4 Acaso não têm conhecimento os que praticam a iniqüidade, os quais comem o meu povo como se comessem pão, e não invocam a Deus?</text:p>
        <text:p text:style-name="P2">5 Eis que eles se acham em grande pavor onde não há motivo de pavor, porque Deus espalhará os ossos daqueles que se acampam contra ti; tu os confundirás, porque Deus os rejeitou.</text:p>
        <text:p text:style-name="P2">6 Oxalá que de Sião viesse a salvação de Israel! Quando Deus fizer voltar os cativos do seu povo, então se regozijará Jacó e se alegrará Israel.</text:p>
      </text:section>
      <text:section text:style-name="Sect1" text:name="cap54">
        <text:h text:style-name="P6" text:outline-level="2">SALMOS-[Capítulo 54]</text:h>
        <text:p text:style-name="P2">1 Salva-me, ó Deus, pelo teu nome, e faze-me justiça pelo teu poder.</text:p>
        <text:p text:style-name="P2">2 Ó Deus, ouve a minha oração, dá ouvidos às palavras da minha boca.</text:p>
        <text:p text:style-name="P2">3 Porque homens insolentes se levantam contra mim, e violentos procuram a minha vida; eles não põem a Deus diante de si.</text:p>
        <text:p text:style-name="P2">4 Eis que Deus é o meu ajudador; Iavé é quem sustenta a minha vida.</text:p>
        <text:p text:style-name="P2">5 Faze recair o mal sobre os meus inimigos; destrói-os por tua verdade.</text:p>
        <text:p text:style-name="P2">6 De livre vontade te oferecerei sacrifícios; louvarei o teu nome, o Iavé, porque é bom.</text:p>
        <text:p text:style-name="P2">7 Porque tu me livraste de toda a angústia; e os meus olhos viram a ruína dos meus inimigos.</text:p>
      </text:section>
      <text:section text:style-name="Sect1" text:name="cap55">
        <text:h text:style-name="P6" text:outline-level="2">SALMOS-[Capítulo 55]</text:h>
        <text:p text:style-name="P2">1 Dá ouvidos, ó Deus, à minha oração, e não te escondas da minha súplica.</text:p>
        <text:p text:style-name="P2">2 Atende-me, e ouve-me; agitado estou, e ando perplexo,</text:p>
        <text:p text:style-name="P2">3 por causa do clamor do inimigo e da opressão do ímpio; pois lançam sobre mim iniqüidade, e com furor me perseguem.</text:p>
        <text:p text:style-name="P2"><text:soft-page-break/>4 O meu coração confrange-se dentro de mim, e terrores de morte sobre mim caíram.</text:p>
        <text:p text:style-name="P2">5 Temor e tremor me sobrevêm, e o horror me envolveu.</text:p>
        <text:p text:style-name="P2">6 Pelo que eu disse: Ah! quem me dera asas como de pomba! então voaria, e encontraria descanso.</text:p>
        <text:p text:style-name="P2">7 Eis que eu fugiria para longe, e pernoitaria no deserto.</text:p>
        <text:p text:style-name="P2">8 Apressar-me-ia a abrigar-me da fúria do vento e da tempestade.</text:p>
        <text:p text:style-name="P2">9 Destrói, Senhor, confunde as suas línguas, pois vejo violência e contenda na cidade.</text:p>
        <text:p text:style-name="P2">10 Dia e noite andam ao redor dela, sobre os seus muros; também iniqüidade e malícia estão no meio dela.</text:p>
        <text:p text:style-name="P2">11 Há destruição lá dentro; opressão e fraude não se apartam das suas ruas.</text:p>
        <text:p text:style-name="P2">12 Pois não é um inimigo que me afronta, então eu poderia suportá-lo; nem é um adversário que se exalta contra mim, porque dele poderia esconder-me;</text:p>
        <text:p text:style-name="P2">13 mas és tu, homem meu igual, meu companheiro e meu amigo íntimo.</text:p>
        <text:p text:style-name="P2">14 Conservávamos juntos tranqüilamente, e em companhia andávamos na casa de Deus.</text:p>
        <text:p text:style-name="P2">15 A morte os assalte, e vivos desçam a <text:span text:style-name="T3">sepultura</text:span>; porque há maldade na sua morada, no seu próprio íntimo.</text:p>
        <text:p text:style-name="P2">16 Mas eu invocarei a Deus, e Iavé me salvará.</text:p>
        <text:p text:style-name="P2">17 De tarde, de manhã e ao meio-dia me queixarei e me lamentarei; e ele ouvirá a minha voz.</text:p>
        <text:p text:style-name="P2">18 Livrará em paz a minha vida, de modo que ninguém se aproxime de mim; pois há muitos que contendem contra mim.</text:p>
        <text:p text:style-name="P2">19 Deus ouvirá; e lhes responderá aquele que está entronizado desde a antigüidade; porque não há neles nenhuma mudança, e tampouco temem a Deus.</text:p>
        <text:p text:style-name="P2">20 Aquele meu companheiro estendeu a sua mão contra os que tinham paz com ele; violou o seu pacto.</text:p>
        <text:p text:style-name="P2">21 A sua fala era macia como manteiga, mas no seu coração havia guerra; as suas palavras eram mais brandas do que o azeite, todavia eram espadas desembainhadas.</text:p>
        <text:p text:style-name="P2">22 Lança o teu fardo sobre Iavé, e ele te susterá; nunca permitirá que o justo seja abalado.</text:p>
        <text:p text:style-name="P2">23 Mas tu, ó Deus, os farás descer ao poço da perdição; homens de sangue e de traição não viverão metade dos seus dias; mas eu em ti confiarei.</text:p>
      </text:section>
      <text:section text:style-name="Sect1" text:name="cap56">
        <text:h text:style-name="P6" text:outline-level="2">SALMOS-[Capítulo 56]</text:h>
        <text:p text:style-name="P2">1 Compadece-te de mim, ó Deus, pois homens me calcam aos pés e, pelejando, me aflingem o dia todo.</text:p>
        <text:p text:style-name="P2">2 Os meus inimigos me calcam aos pés o dia todo, pois são muitos os que insolentemente pelejam contra mim.</text:p>
        <text:p text:style-name="P2">3 No dia em que eu temer, hei de confiar em ti.</text:p>
        <text:p text:style-name="P2">4 Em Deus, cuja palavra eu lovo, em Deus ponho a minha confiança e não terei medo;</text:p>
        <text:p text:style-name="P2">5 Todos os dias torcem as minhas palavras; todos os seus pensamentos são contra mim para o mal.</text:p>
        <text:p text:style-name="P2">6 Ajuntam-se, escondem-se, espiam os meus passos, como que aguardando a minha morte.</text:p>
        <text:p text:style-name="P2">7 Escaparão eles por meio da sua iniqüidade? Ó Deus, derruba os povos na tua ira!</text:p>
        <text:p text:style-name="P2">8 Tu contaste as minhas aflições; põe as minhas lágrimas no teu odre; não estão elas no teu livro?</text:p>
        <text:p text:style-name="P2"><text:soft-page-break/>9 No dia em que eu te invocar retrocederão os meus inimigos; isto eu sei, que Deus está comigo.</text:p>
        <text:p text:style-name="P2">10 Em Deus, cuja palavra eu louvo, <text:span text:style-name="T1">em Iavé</text:span>, cuja palavra eu louvo,</text:p>
        <text:p text:style-name="P2">11 em Deus ponho a minha confiança, e não terei medo; que me pode fazer o homem?</text:p>
        <text:p text:style-name="P2">12 Sobre mim estão os votos que te fiz, ó Deus; eu te oferecerei ações de graças;</text:p>
        <text:p text:style-name="P2">13 pois tu livraste a minha alma da morte. Não livraste também os meus pés de tropeçarem, para que eu ande diante de Deus na luz da vida?</text:p>
      </text:section>
      <text:section text:style-name="Sect1" text:name="cap57">
        <text:h text:style-name="P6" text:outline-level="2">SALMOS-[Capítulo 57]</text:h>
        <text:p text:style-name="P2">1 Compadece-te de mim, ó Deus, compadece-te de mim, pois em ti se refugia a minha alma; à sombra das tuas asas me refugiarei, até que passem as calamidades.</text:p>
        <text:p text:style-name="P2">2 Clamarei ao Deus altíssimo, ao Deus que por mim tudo executa.</text:p>
        <text:p text:style-name="P2">3 Ele do céu enviará seu auxílio, e me salvará, quando me ultrajar aquele que quer calçar-me aos pés. Deus enviará a sua misericórdia e a sua verdade.</text:p>
        <text:p text:style-name="P2">4 Estou deitado no meio de leões; tenho que deitar-me no meio daqueles que respiram chamas, filhos dos homens, cujos dentes são lanças e flechas, e cuja língua é espada afiada.</text:p>
        <text:p text:style-name="P2">5 Sê exaltado, ó Deus, acima dos céus; seja a tua glória sobre toda a terra.</text:p>
        <text:p text:style-name="P2">6 Armaram um laço para os meus passos, a minha alma ficou abatida; cavaram uma cova diante de mim, mas foram eles que nela caíram.</text:p>
        <text:p text:style-name="P2">7 Resoluto está o meu coração, ó Deus, resoluto está o meu coração; cantarei, sim, cantarei louvores.</text:p>
        <text:p text:style-name="P2">8 Desperta, minha alma; despertai, alaúde e harpa; eu mesmo despertarei a aurora.</text:p>
        <text:p text:style-name="P2">9 Louvar-te-ei, Senhor, entre os povos; cantar-te-ei louvores entre as nações.</text:p>
        <text:p text:style-name="P2">10 Pois a tua benignidade é grande até os céus, e a tua verdade até as nuvens.</text:p>
        <text:p text:style-name="P2">11 Sê exaltado, ó Deus, acima dos céus; e seja a tua glória sobre a terra.</text:p>
      </text:section>
      <text:section text:style-name="Sect1" text:name="cap58">
        <text:h text:style-name="P6" text:outline-level="2">SALMOS-[Capítulo 58]</text:h>
        <text:p text:style-name="P2">1 Falais deveras o que é reto, vós os poderosos? Julgais retamente, ó filhos dos homens?</text:p>
        <text:p text:style-name="P2">2 Não, antes no coração forjais iniqüidade; sobre a terra fazeis pesar a violência das vossas mãos.</text:p>
        <text:p text:style-name="P2">3 Alienam-se os ímpios desde a madre; andam errados desde que nasceram, proferindo mentiras.</text:p>
        <text:p text:style-name="P2">4 Têm veneno semelhante ao veneno da serpente; são como a víbora surda, que tapa os seus ouvidos,</text:p>
        <text:p text:style-name="P2">5 de sorte que não ouve a voz dos encantadores, nem mesmo do encantador perito em encantamento.</text:p>
        <text:p text:style-name="P2">6 Ó Deus, quebra-lhes os dentes na sua boca; arranca, Senhor, os caninos aos filhos dos leões.</text:p>
        <text:p text:style-name="P2">7 Sumam-se como águas que se escoam; sejam pisados e murcham como a relva macia.</text:p>
        <text:p text:style-name="P2"><text:soft-page-break/>8 Sejam como a lesma que se derrete e se vai; como o aborto de mulher, que nunca viu o sol.</text:p>
        <text:p text:style-name="P2">9 Que ele arrebate os espinheiros antes que cheguem a aquecer as vossas panelas, assim os verdes, como os que estão ardendo.</text:p>
        <text:p text:style-name="P2">10 O justo se alegrará quando vir a vingança; lavará os seus pés no sangue do ímpio.</text:p>
        <text:p text:style-name="P2">11 Então dirão os homens: Deveras há uma recompensa para o justo; deveras há um Deus que julga na terra.</text:p>
      </text:section>
      <text:section text:style-name="Sect1" text:name="cap59">
        <text:h text:style-name="P6" text:outline-level="2">SALMOS-[Capítulo 59]</text:h>
        <text:p text:style-name="P2">1 Livra-me, Deus meu, dos meus inimigos; protege-me daqueles que se levantam contra mim.</text:p>
        <text:p text:style-name="P2">2 Livra-me do que praticam a iniqüidade, e salva-me dos homens sanguinários.</text:p>
        <text:p text:style-name="P2">3 Pois eis que armam ciladas à minha alma; os fortes se ajuntam contra mim, não por transgressão minha nem por pecado meu, o Iavé.</text:p>
        <text:p text:style-name="P2">4 Eles correm, e se preparam, sem culpa minha; desperta para me ajudares, e olha.</text:p>
        <text:p text:style-name="P2">5 Tu, o Iavé, Deus dos exércitos, Deus de Israel, desperta para punir todas as nações; não tenhas misericórdia de nenhum dos pérfidos que praticam a iniqüidade.</text:p>
        <text:p text:style-name="P2">6 Eles voltam à tarde, uivam como cães, e andam rodeando a cidade.</text:p>
        <text:p text:style-name="P2">7 Eis que eles soltam gritos; espadas estão nos seus lábios; porque (pensam eles), quem ouve?</text:p>
        <text:p text:style-name="P2">8 Mas tu, Senhor, te rirás deles; zombarás de todas as nações.</text:p>
        <text:p text:style-name="P2">9 Em ti, força minha, esperarei; pois Deus é o meu alto refúgio.</text:p>
        <text:p text:style-name="P2">10 O meu Deus com a sua benignidade virá ao meu encontro; Deus me fará ver o meu desejo sobre os meus inimigos.</text:p>
        <text:p text:style-name="P2">11 Não os mates, para que meu povo não se esqueça; espalha-os pelo teu poder, e abate-os o Iavé, escudo nosso.</text:p>
        <text:p text:style-name="P2">12 Pelo pecado da sua boca e pelas palavras dos seus lábios fiquem presos na sua soberba. Pelas maldições e pelas mentiras que proferem,</text:p>
        <text:p text:style-name="P2">13 consome-os na tua indignação; consome-os, de modo que não existem mais; para que saibam que Deus reina sobre Jacó, até os confins da terra.</text:p>
        <text:p text:style-name="P2">14 Eles tornam a vir à tarde, uivam como cães, e andam rodeando a cidade;</text:p>
        <text:p text:style-name="P2">15 vagueiam buscando o que comer, e resmungam se não se fartarem.</text:p>
        <text:p text:style-name="P2">16 Eu, porém, cantarei a tua força; pela manhã louvarei com alegria a tua benignidade, porquanto tens sido para mim uma fortaleza, e refúgio no dia da minha angústia.</text:p>
        <text:p text:style-name="P2">17 A ti, ó força minha, cantarei louvores; porque Deus é a minha fortaleza, é o Deus que me mostra benignidade.</text:p>
      </text:section>
      <text:section text:style-name="Sect1" text:name="cap60">
        <text:h text:style-name="P6" text:outline-level="2">SALMOS-[Capítulo 60]</text:h>
        <text:p text:style-name="P2">1 Ó Deus, tu nos rejeitaste, tu nos esmagaste, tu tens estado indignado; oh, restabelece-nos.</text:p>
        <text:p text:style-name="P2">2 Abalaste a terra, e a fendeste; sara as suas fendas, pois ela treme.</text:p>
        <text:p text:style-name="P2"><text:soft-page-break/>3 Ao teu povo fizeste ver duras coisas; fizeste-nos beber o vinho de aturdimento.</text:p>
        <text:p text:style-name="P2">4 Deste um estandarte aos que te temem, para o qual possam fugir de diante do arco.</text:p>
        <text:p text:style-name="P2">5 Para que os teus amados sejam livres, salva-nos com a tua destra, e responde-nos.</text:p>
        <text:p text:style-name="P2">6 Deus falou na sua santidade: Eu exultarei; repartirei Siquém e medirei o vale de Sucote.</text:p>
        <text:p text:style-name="P2">7 Meu é Gileade, e meu é Manassés; Efraim é o meu capacete; Judá é o meu cetro.</text:p>
        <text:p text:style-name="P2">8 Moabe é a minha bacia de lavar; sobre Edom lançarei o meu sapato; sobre a Filístia darei o brado de vitória.</text:p>
        <text:p text:style-name="P2">9 Quem me conduzirá à cidade forte? Quem me guiará até Edom?</text:p>
        <text:p text:style-name="P2">10 Não nos rejeitaste, ó Deus? e tu, ó Deus, não deixaste de sair com os nossos exércitos?</text:p>
        <text:p text:style-name="P2">11 Dá-nos auxílio contra o adversário, pois vão é o socorro da parte do homem.</text:p>
        <text:p text:style-name="P2">12 Em Deus faremos proezas; porque é ele quem calcará aos pés os nossos inimigos.</text:p>
      </text:section>
      <text:section text:style-name="Sect1" text:name="cap61">
        <text:h text:style-name="P6" text:outline-level="2">SALMOS-[Capítulo 61]</text:h>
        <text:p text:style-name="P2">1 Ouve, ó Deus, o meu clamor; atende à minha oração.</text:p>
        <text:p text:style-name="P2">2 Desde a extremidade da terra clamo a ti, estando abatido o meu coração; leva-me para a rocha que é mais alta do que eu.</text:p>
        <text:p text:style-name="P2">3 Pois tu és o meu refúgio, uma torre forte contra o inimigo.</text:p>
        <text:p text:style-name="P2">4 Deixa-me habitar no teu tabernáculo para sempre; dá que me abrigue no esconderijo das tuas asas.</text:p>
        <text:p text:style-name="P2">5 Pois tu, ó Deus, ouviste os meus votos; deste-me a herança dos que temem o teu nome.</text:p>
        <text:p text:style-name="P2">6 Prolongarás os dias do rei; e os seus anos serão como muitas gerações.</text:p>
        <text:p text:style-name="P2">7 Ele permanecerá no trono diante de Deus para sempre; faze que a benignidade e a fidelidade o preservem.</text:p>
        <text:p text:style-name="P2">8 Assim cantarei louvores ao teu nome perpetuamente, para pagar os meus votos de dia em dia.</text:p>
      </text:section>
      <text:section text:style-name="Sect1" text:name="cap62">
        <text:h text:style-name="P6" text:outline-level="2">SALMOS-[Capítulo 62]</text:h>
        <text:p text:style-name="P2">1 Somente em Deus espera silenciosa a minha alma; dele vem a minha salvação.</text:p>
        <text:p text:style-name="P2">2 Só ele é a minha rocha e a minha salvação; é ele a minha fortaleza; não serei grandemente abalado.</text:p>
        <text:p text:style-name="P2">3 Até quando acometereis um homem, todos vós, para o derrubardes, como a um muro pendido, uma cerca prestes a cair?</text:p>
        <text:p text:style-name="P2">4 Eles somente consultam como derrubá-lo da sua alta posição; deleitam-se em mentiras; com a boca bendizem, mas no íntimo maldizem.</text:p>
        <text:p text:style-name="P2">5 Ó minha alma, espera silenciosa somente em Deus, porque dele vem a minha esperança.</text:p>
        <text:p text:style-name="P2">6 Só ele é a minha rocha e a minha salvação; é a minha fortaleza; não serei abalado.</text:p>
        <text:p text:style-name="P2"><text:soft-page-break/>7 Em Deus está a minha salvação e a minha glória; Deus é o meu forte rochedo e o meu refúgio.</text:p>
        <text:p text:style-name="P2">8 Confiai nele, ó povo, em todo o tempo; derramai perante ele o vosso coração; Deus é o nosso refúgio.</text:p>
        <text:p text:style-name="P2">9 Certamente que os filhos de Adão são vaidade, e os filhos dos homens são desilusão; postos na balança, subiriam; todos juntos são mais leves do que um sopro.</text:p>
        <text:p text:style-name="P2">10 Não confieis na opressão, nem vos vanglorieis na rapina; se as vossas riquezas aumentarem, não ponhais nelas o coração.</text:p>
        <text:p text:style-name="P2">11 Uma vez falou Deus, duas vezes tenho ouvido isto: que o poder pertence a Deus.</text:p>
        <text:p text:style-name="P2">12 A ti também, Senhor, pertence a benignidade; pois retribuis a cada um segundo a sua obra.</text:p>
      </text:section>
      <text:section text:style-name="Sect1" text:name="cap63">
        <text:h text:style-name="P6" text:outline-level="2">SALMOS-[Capítulo 63]</text:h>
        <text:p text:style-name="P2">1 Ó Deus, tu és o meu Deus; ansiosamente te busco. A minha alma tem sede de ti; a minha carne te deseja muito em uma terra seca e cansada, onde não há água.</text:p>
        <text:p text:style-name="P2">2 Assim no santuário te contemplo, para ver o teu poder e a tua glória.</text:p>
        <text:p text:style-name="P2">3 Porquanto a tua benignidade é melhor do que a vida, os meus lábios te louvarão.</text:p>
        <text:p text:style-name="P2">4 Assim eu te bendirei enquanto viver; em teu nome levantarei as minhas mãos.</text:p>
        <text:p text:style-name="P2">5 A minha alma se farta, como de tutano e de gordura; e a minha boca te louva com alegres lábios.</text:p>
        <text:p text:style-name="P2">6 quando me lembro de ti no meu leito, e medito em ti nas vigílias da noite,</text:p>
        <text:p text:style-name="P2">7 pois tu tens sido o meu auxílio; de júbilo canto à sombra das tuas asas.</text:p>
        <text:p text:style-name="P2">8 A minha alma se apega a ti; a tua destra me sustenta.</text:p>
        <text:p text:style-name="P2">9 Mas aqueles que procuram a minha vida para a destruírem, irão para as profundezas da terra.</text:p>
        <text:p text:style-name="P2">10 Serão entregues ao poder da espada, servidão de pasto aos chacais.</text:p>
        <text:p text:style-name="P2">11 Mas o rei se regozijará em Deus; todo o que por ele jura se gloriará, porque será tapada a boca aos que falam a mentira.</text:p>
      </text:section>
      <text:section text:style-name="Sect1" text:name="cap64">
        <text:h text:style-name="P6" text:outline-level="2">SALMOS-[Capítulo 64]</text:h>
        <text:p text:style-name="P2">1 Ouve, ó Deus, a minha voz na minha queixa; preserva a minha voz na minha queixa; preserva a minha vida do horror do inimigo.</text:p>
        <text:p text:style-name="P2">2 Esconde-me do secreto conselho dos maus, e do ajuntamento dos que praticam a iniqüidade,</text:p>
        <text:p text:style-name="P2">3 os quais afiaram a sua língua como espada, e armaram por suas flechas palavras amargas.</text:p>
        <text:p text:style-name="P2">4 Para em lugares ocultos atirarem sobre o íntegro; disparam sobre ele repentinamente, e não temem.</text:p>
        <text:p text:style-name="P2">5 Firmam-se em mau intento; falam de armar laços secretamente, e dizem: Quem nos verá?</text:p>
        <text:p text:style-name="P2">6 Planejam iniqüidades; ocultam planos bem traçados; pois o íntimo e o coração do homem são inescrutáveis.</text:p>
        <text:p text:style-name="P2"><text:soft-page-break/>7 Mas Deus disparará sobre eles uma seta, e de repente ficarão feridos.</text:p>
        <text:p text:style-name="P2">8 Assim serão levados a tropeçar, por causa das suas próprias línguas; todos aqueles que os virem fugirão.</text:p>
        <text:p text:style-name="P2">9 E todos os homens temerão, e anunciarão a obra de Deus, e considerarão a obra de Deus, e considerarão prudentemente os seus feitos.</text:p>
        <text:p text:style-name="P2">10 O justo se alegrará <text:span text:style-name="T1">em Iavé</text:span> e confiará nele, e todos os de coração reto cantarão louvores.</text:p>
      </text:section>
      <text:section text:style-name="Sect1" text:name="cap65">
        <text:h text:style-name="P6" text:outline-level="2">SALMOS-[Capítulo 65]</text:h>
        <text:p text:style-name="P2">1 A ti, ó Deus, é devido o louvor em Sião; e a ti se pagará o voto.</text:p>
        <text:p text:style-name="P2">2 Ó tu que ouves a oração! a ti virá toda a carne.</text:p>
        <text:p text:style-name="P2">3 Prevalecem as iniqüidades contra mim; mas as nossas transgressões, tu as perdoarás.</text:p>
        <text:p text:style-name="P2">4 Bem-aventurado aquele a quem tu escolhes, e fazes chegar a ti, para habitar em teus átrios! Nós seremos satisfeitos com a bondade da tua casa, do teu santo templo.</text:p>
        <text:p text:style-name="P2">5 Com prodígios nos respondes em justiça, ó Deus da nossa salvação, a esperança de todas as extremidades da terra, e do mais remoto mar;</text:p>
        <text:p text:style-name="P2">6 tu que pela tua força consolidas os montes, cingido de poder;</text:p>
        <text:p text:style-name="P2">7 que aplacas o ruído dos mares, o ruído das suas ondas, e o tumulto dos povos.</text:p>
        <text:p text:style-name="P2">8 Os que habitam os confins da terra são tomados de medo à vista dos teus sinais; tu fazes exultar de júbilo as saídas da manhã e da tarde.</text:p>
        <text:p text:style-name="P2">9 Tu visitas a terra, e a regas; grandemente e enriqueces; o rio de Deus está cheio d'água; tu lhe dás o trigo quando assim a tens preparado;</text:p>
        <text:p text:style-name="P2">10 enches d'água os seus sulcos, aplanando-lhes as leivas, amolecendo-a com a chuva, e abençoando as suas novidades.</text:p>
        <text:p text:style-name="P2">11 Coroas o ano com a tua bondade, e as tuas veredas destilam gordura;</text:p>
        <text:p text:style-name="P2">12 destilam sobre as pastagens do deserto, e os outeiros se cingem de alegria.</text:p>
        <text:p text:style-name="P2">13 As pastagens revestem-se de rebanhos, e os vales se cobrem de trigo; por isso eles se regozijam, por isso eles cantam.</text:p>
      </text:section>
      <text:section text:style-name="Sect1" text:name="cap66">
        <text:h text:style-name="P6" text:outline-level="2">SALMOS-[Capítulo 66]</text:h>
        <text:p text:style-name="P2">1 Louvai a Deus com brados de júbilo, todas as terras.</text:p>
        <text:p text:style-name="P2">2 Cantai a glória do seu nome, dai glória em seu louvor.</text:p>
        <text:p text:style-name="P2">3 Dizei a Deus: Quão tremendas são as tuas obras! pela grandeza do teu poder te lisonjeiam os teus inimigos.</text:p>
        <text:p text:style-name="P2">4 Toda a terra te adorará e te cantará louvores; eles cantarão o teu nome.</text:p>
        <text:p text:style-name="P2">5 Vinde, e vede as obras de Deus; ele é tremendo nos seus feitos para com os filhos dos homens.</text:p>
        <text:p text:style-name="P2">6 Converteu o mar em terra seca; passaram o rio a pé; ali nos alegramos nele.</text:p>
        <text:p text:style-name="P2">7 Ele governa eternamente pelo seu poder; os seus olhos estão sobre as nações; não se exaltem os rebeldes.</text:p>
        <text:p text:style-name="P2">8 Bendizei, povos, ao nosso Deus, e fazei ouvir a voz do seu louvor;</text:p>
        <text:p text:style-name="P2"><text:soft-page-break/>9 ao que nos conserva em vida, e não consente que resvalem os nossos pés.</text:p>
        <text:p text:style-name="P2">10 Pois tu, ó Deus, nos tens provado; tens nos refinado como se refina a prata.</text:p>
        <text:p text:style-name="P2">11 Fizeste-nos entrar no laço; pesada carga puseste sobre os nossos lombos.</text:p>
        <text:p text:style-name="P2">12 Fizeste com que os homens cavalgassem sobre as nossas cabeças; passamos pelo fogo e pela água, mas nos trouxeste a um lugar de abundância.</text:p>
        <text:p text:style-name="P2">13 Entregarei em tua casa com holocaustos; pagar-te-ei os meus votos,</text:p>
        <text:p text:style-name="P2">14 votos que os meus lábios pronunciaram e a minha boca prometeu, quando eu estava na angústia.</text:p>
        <text:p text:style-name="P2">15 Oferecer-te-ei holocausto de animais nédios, com incenso de carneiros; prepararei novilhos com cabritos.</text:p>
        <text:p text:style-name="P2">16 Vinde, e ouvi, todos os que temeis a Deus, e eu contarei o que ele tem feito por mim.</text:p>
        <text:p text:style-name="P2">17 A ele clamei com a minha boca, e ele foi exaltado pela minha língua.</text:p>
        <text:p text:style-name="P2">18 Se eu tivesse guardado iniqüidade no meu coração, Iavé não me teria ouvido;</text:p>
        <text:p text:style-name="P2">19 mas, na verdade, Deus me ouviu; tem atendido à voz da minha oração.</text:p>
        <text:p text:style-name="P2">20 Bendito seja Deus, que não rejeitou a minha oração, nem retirou de mim a sua benignidade.</text:p>
      </text:section>
      <text:section text:style-name="Sect1" text:name="cap67">
        <text:h text:style-name="P6" text:outline-level="2">SALMOS-[Capítulo 67]</text:h>
        <text:p text:style-name="P2">1 Deus se compadeça de nós e nos abençoe, e faça resplandecer o seu rosto sobre nós,</text:p>
        <text:p text:style-name="P2">2 para que se conheça na terra o seu caminho e entre todas as nações a sua salvação.</text:p>
        <text:p text:style-name="P2">3 Louvem-te, ó Deus, os povos; louvem-te os povos todos.</text:p>
        <text:p text:style-name="P2">4 Alegrem-se e regozijem-se as nações, pois julgas os povos com eqüidade, e guias as nações sobre a terra.</text:p>
        <text:p text:style-name="P2">5 Louvem-te, ó Deus, os povos; louvem os povos todos.</text:p>
        <text:p text:style-name="P2">6 A terra tem produzido o seu fruto; e Deus, o nosso Deus, tem nos abençoado.</text:p>
        <text:p text:style-name="P2">7 Deus nos tem abençoado; temam-no todas as extremidades da terra!</text:p>
      </text:section>
      <text:section text:style-name="Sect1" text:name="cap68">
        <text:h text:style-name="P6" text:outline-level="2">SALMOS-[Capítulo 68]</text:h>
        <text:p text:style-name="P2">1 Levanta-se Deus! Sejam dispersos os seus inimigos; fujam de diante dele os que o odeiam!</text:p>
        <text:p text:style-name="P2">2 Como é impelida a fumaça, assim tu os impeles; como a cera se derrete diante do fogo, assim pereçam os ímpios diante de Deus.</text:p>
        <text:p text:style-name="P2">3 Mas alegrem-se os justos, e se regozijem na presença de Deus, e se encham de júbilo.</text:p>
        <text:p text:style-name="P2">4 Cantai a Deus, cantai louvores ao seu nome; louvai aquele que cavalga sobre as nuvens, pois o seu nome é <text:span text:style-name="T4">I</text:span>á; exultai diante dele.</text:p>
        <text:p text:style-name="P2">5 Pai de órfãos e juiz de viúvas é Deus na sua santa morada.</text:p>
        <text:p text:style-name="P2">6 Deus faz que o solitário viva em família; liberta os presos e os faz prosperar; mas os rebeldes habitam em terra árida.</text:p>
        <text:p text:style-name="P2">7 Ó Deus! quando saías à frente do teu povo, quando caminhavas pelo deserto,</text:p>
        <text:p text:style-name="P2"><text:soft-page-break/>8 a terra se abalava e os céus gotejavam perante a face de Deus; o próprio Sinai tremeu na presença de Deus, do Deus de Israel.</text:p>
        <text:p text:style-name="P2">9 Tu, ó Deus, mandaste copiosa chuva; restauraste a tua herança, quando estava cansada.</text:p>
        <text:p text:style-name="P2">10 Nela habitava o teu rebanho; da tua bondade, ó Deus, proveste o pobre.</text:p>
        <text:p text:style-name="P2">11 Iavé proclama a palavra; grande é a companhia dos que anunciam as boas-novas.</text:p>
        <text:p text:style-name="P2">12 Reis de exércitos fogem, sim, fogem; as mulheres em casa repartem os despojos.</text:p>
        <text:p text:style-name="P2">13 Deitados entre redis, sois como as asas da pomba cobertas de prata, com as suas penas de ouro amarelo.</text:p>
        <text:p text:style-name="P2">14 Quando o Todo-Poderoso ali dispersou os reis, caiu neve em Zalmom.</text:p>
        <text:p text:style-name="P2">15 Monte grandíssimo é o monte de Basã; monte de cimos numerosos é o monte de Basã!</text:p>
        <text:p text:style-name="P2">16 Por que estás, ó monte de cimos numerosos, olhando com inveja o monte que Deus desejou para sua habitação? Na verdade Iavé habitará nele eternamente.</text:p>
        <text:p text:style-name="P2">17 Os carros de Deus são miríades, milhares de milhares. Iavé está no meio deles, como em Sinai no santuário.</text:p>
        <text:p text:style-name="P2">18 Tu subiste ao alto, levando os teus cativos; recebeste dons dentre os homens, e até dentre os rebeldes, para que Iavé Deus habitasse entre eles.</text:p>
        <text:p text:style-name="P2">19 Bendito seja Iavé, que diariamente leva a nossa carga, o Deus que é a nossa salvação.</text:p>
        <text:p text:style-name="P2">20 Deus é para nós um Deus de libertação; a Iavé, Iavé, pertence o livramento da morte.</text:p>
        <text:p text:style-name="P2">21 Mas Deus esmagará a cabeça de seus inimigos, o crânio cabeludo daquele que prossegue em suas culpas.</text:p>
        <text:p text:style-name="P2">22 Disse Iavé: Eu os farei voltar de Basã; fá-los-ei voltar das profundezas do mar;</text:p>
        <text:p text:style-name="P2">23 para que mergulhes o teu pé em sangue, e para que a língua dos teus cães tenha dos inimigos o seu quinhão.</text:p>
        <text:p text:style-name="P2">24 Viu-se, ó Deus, a tua entrada, a entrada do meu Deus, meu Rei, no santuário.</text:p>
        <text:p text:style-name="P2">25 Iam na frente os cantores, atrás os tocadores de instrumentos, no meio as donzelas que tocavam adufes.</text:p>
        <text:p text:style-name="P2">26 Bendizei a Deus nas congregações, a Iavé, vós que sois da fonte de Israel.</text:p>
        <text:p text:style-name="P2">27 Ali está Benjamim, o menor deles, na frente; os chefes de Judá com o seu ajuntamento; os chefes de Judá com o seu ajuntamento; os chefes de Zebulom e os chefes de Naftali.</text:p>
        <text:p text:style-name="P2">28 Ordena, ó Deus, a tua força; confirma, ó Deus, o que já fizeste por nós.</text:p>
        <text:p text:style-name="P2">29 Por amor do teu templo em Jerusalém, os reis te trarão presentes.</text:p>
        <text:p text:style-name="P2">30 Repreende as feras dos caniçais, a multidão dos touros, com os bezerros dos povos. Calca aos pés as suas peças de prata; dissípa os povos que se deleitam na guerra.</text:p>
        <text:p text:style-name="P2">31 Venham embaixadores do Egito; estenda a Etiópia ansiosamente as mãos para Deus.</text:p>
        <text:p text:style-name="P2">32 Reinos da terra, cantai a Deus, cantai louvores a Iavé,</text:p>
        <text:p text:style-name="P2"><text:soft-page-break/>33 àquele que vai montado sobre os céus dos céus, que são desde a antigüidade; eis que faz ouvir a sua voz, voz veemente.</text:p>
        <text:p text:style-name="P2">34 Atribuí a Deus força; sobre Israel está a sua excelência, e a sua força nos firmamento.</text:p>
        <text:p text:style-name="P2">35 Ó Deus, tu és tremendo desde o teu santuário; o Deus de Israel, ele dá força e poder ao seu povo. Bendito seja Deus!</text:p>
      </text:section>
      <text:section text:style-name="Sect1" text:name="cap69">
        <text:h text:style-name="P6" text:outline-level="2">SALMOS-[Capítulo 69]</text:h>
        <text:p text:style-name="P2">1 Salva-me, ó Deus, pois as águas me sobem até o pescoço.</text:p>
        <text:p text:style-name="P2">2 Atolei-me em profundo lamaçal, onde não se pode firmar o pé; entrei na profundeza das águas, onde a corrente me submerge.</text:p>
        <text:p text:style-name="P2">3 Estou cansado de clamar; secou-se-me a garganta; os meus olhos desfalecem de esperar por meu Deus.</text:p>
        <text:p text:style-name="P2">4 Aqueles que me odeiam sem causa são mais do que os cabelos da minha cabeça; poderosos são aqueles que procuram destruir-me, que me atacam com mentiras; por isso tenho de restituir o que não extorqui.</text:p>
        <text:p text:style-name="P2">5 Tu, ó Deus, bem conheces a minha estultícia, e as minhas culpas não são ocultas.</text:p>
        <text:p text:style-name="P2">6 Não sejam envergonhados por minha causa aqueles que esperam em ti, ó Iavé Deus dos exércitos; não sejam confundidos por minha causa aqueles que te buscam, ó Deus de Israel.</text:p>
        <text:p text:style-name="P2">7 Porque por amor de ti tenho suportado afrontas; a confusão me cobriu o rosto.</text:p>
        <text:p text:style-name="P2">8 Tornei-me como um estranho para os meus irmãos, e um desconhecido para os filhos de minha mãe.</text:p>
        <text:p text:style-name="P2">9 Pois o zelo da tua casa me devorou, e as afrontas dos que te afrontam caíram sobre mim.</text:p>
        <text:p text:style-name="P2">10 Quando chorei e castiguei com jejum a minha alma, isto se me tornou em afrontas.</text:p>
        <text:p text:style-name="P2">11 Quando me vesti de cilício, fiz-me para eles um provérbio.</text:p>
        <text:p text:style-name="P2">12 Aqueles que se sentem à porta falam de mim; e sou objeto das cantigas dos bêbedos.</text:p>
        <text:p text:style-name="P2">13 Eu, porém, faço a minha oração a ti, o Iavé, em tempo aceitável; ouve-me, ó Deus, segundo a grandeza da tua benignidade, segundo a fidelidade da tua salvação.</text:p>
        <text:p text:style-name="P2">14 Tira-me do lamaçal, e não me deixes afundar; seja eu salvo dos meus inimigos, e das profundezas das águas.</text:p>
        <text:p text:style-name="P2">15 Não me submerja a corrente das águas e não me trague o abismo, nem cerre a cova a sua boca sobre mim.</text:p>
        <text:p text:style-name="P2">16 Ouve-me, Senhor, pois grande é a tua benignidade; volta-te para mim segundo a tua muitíssima compaixão.</text:p>
        <text:p text:style-name="P2">17 Não escondas o teu rosto do teu servo; ouve-me depressa, pois estou angustiado.</text:p>
        <text:p text:style-name="P2">18 Aproxima-te da minha alma, e redime-a; resgata-me por causa dos meus inimigos.</text:p>
        <text:p text:style-name="P2">19 Tu conheces, a minha vergonha, e a minha ignomínia; diante de ti estão todos os meus adversários.</text:p>
        <text:p text:style-name="P2"><text:soft-page-break/>20 Afrontas quebrantaram-me o coração, e estou debilitado. Esperei por alguém que tivesse compaixão, mas não houve nenhum; e por consoladores, mas não os achei.</text:p>
        <text:p text:style-name="P2">21 Deram-me fel por mantimento, e na minha sede me deram a beber vinagre.</text:p>
        <text:p text:style-name="P2">22 Torne-se a sua mesa diante deles em laço, e sejam-lhes as suas ofertas pacíficas uma armadilha.</text:p>
        <text:p text:style-name="P2">23 Obscureçam-se-lhes os olhos, para que não vejam, e faze com que os seus lombos tremam constantemente.</text:p>
        <text:p text:style-name="P2">24 Derrama sobre eles a tua indignação, e apanhe-os o ardor da tua ira.</text:p>
        <text:p text:style-name="P2">25 Fique desolada a sua habitação, e não haja quem habite nas suas tendas.</text:p>
        <text:p text:style-name="P2">26 Pois perseguem a quem afligiste, e aumentam a dor daqueles a quem feriste.</text:p>
        <text:p text:style-name="P2">27 Acrescenta iniqüidade à iniqüidade deles, e não encontrem eles absolvição na tua justiça.</text:p>
        <text:p text:style-name="P2">28 Sejam riscados do livro da vida, e não sejam inscritos com os justos.</text:p>
        <text:p text:style-name="P2">29 Eu, porém, estou aflito e triste; a tua salvação, ó Deus, me ponha num alto retiro.</text:p>
        <text:p text:style-name="P2">30 Louvarei o nome de Deus com um cântico, e engrandecê-lo-ei com ação de graças.</text:p>
        <text:p text:style-name="P2">31 Isto será mais agradável a Iavé do que um boi, ou um novilho que tem pontas e unhas.</text:p>
        <text:p text:style-name="P2">32 Vejam isto os mansos, e se alegrem; vós que buscais a Deus reviva o vosso coração.</text:p>
        <text:p text:style-name="P2">33 Porque Iavé ouve os necessitados, e não despreza os seus, embora sejam prisioneiros.</text:p>
        <text:p text:style-name="P2">34 Louvem-no os céus e a terra, os mares e tudo quanto neles se move.</text:p>
        <text:p text:style-name="P2">35 Porque Deus salvará a Sião, e edificará as cidades de Judá, e ali habitarão os seus servos e a possuirão.</text:p>
        <text:p text:style-name="P2">36 E herdá-la-á a descendência de seus servos, e os que amam o seu nome habitarão nela.</text:p>
      </text:section>
      <text:section text:style-name="Sect1" text:name="cap70">
        <text:h text:style-name="P6" text:outline-level="2">SALMOS-[Capítulo 70]</text:h>
        <text:p text:style-name="P2">1 Apressa-te, ó Deus, em me livrar; Senhor, apressa-te em socorrer-me.</text:p>
        <text:p text:style-name="P2">2 Fiquem envergonhados e confundidos os que procuram tirar-me a vida; tornem atrás e confundam-se os que me desejam o mal.</text:p>
        <text:p text:style-name="P2">3 Sejam cobertos de vergonha os que dizem: Ah! Ah!</text:p>
        <text:p text:style-name="P2">4 Folguem e alegrem-se em ti todos os que te buscam; e aqueles que amam a tua salvação digam continuamente: engrandecido seja Deus.</text:p>
        <text:p text:style-name="P2">5 Eu, porém, estou aflito e necessitado; apressa-te em me valer, ó Deus. Tu és o meu amparo e o meu libertador; Senhor, não te detenhas.</text:p>
      </text:section>
      <text:section text:style-name="Sect1" text:name="cap71">
        <text:h text:style-name="P6" text:outline-level="2">SALMOS-[Capítulo 71]</text:h>
        <text:p text:style-name="P2">1 Em ti, Senhor, me refugio; nunca seja eu confundido.</text:p>
        <text:p text:style-name="P2"><text:soft-page-break/>2 Na tua justiça socorre-me e livra-me; inclina os teus ouvidos para mim, e salva-me.</text:p>
        <text:p text:style-name="P2">3 Sê tu para mim uma rocha de refúgio a que sempre me acolha; deste ordem para que eu seja salvo, pois tu és a minha rocha e a minha fortaleza.</text:p>
        <text:p text:style-name="P2">4 Livra-me, Deus meu, da mão do ímpio, do poder do homem injusto e cruel,</text:p>
        <text:p text:style-name="P2">5 Pois tu és a minha esperança, Iavé Deus; tu és a minha confiança desde a minha mocidade.</text:p>
        <text:p text:style-name="P2">6 Em ti me tenho apoiado desde que nasci; tu és aquele que me tiraste das entranhas de minha mãe. O meu louvor será teu constantemente.</text:p>
        <text:p text:style-name="P2">7 Sou para muitos um assombro, mas tu és o meu refúgio forte.</text:p>
        <text:p text:style-name="P2">8 A minha boca se enche do teu louvor e da tua glória continuamente.</text:p>
        <text:p text:style-name="P2">9 Não me enjeites no tempo da velhice; não me desampares, quando se forem acabando as minhas forças.</text:p>
        <text:p text:style-name="P2">10 Porque os meus inimigos falam de mim, e os que espreitam a minha vida consultam juntos,</text:p>
        <text:p text:style-name="P2">11 dizendo: Deus o desamparou; persegui-o e prendei-o, pois não há quem o livre.</text:p>
        <text:p text:style-name="P2">12 Ó Deus, não te alongues de mim; meu Deus, apressa-te em socorrer-me.</text:p>
        <text:p text:style-name="P2">13 Sejam envergonhados e consumidos os meus adversários; cubram-se de desonra e de confusão aqueles que procuram o meu mal.</text:p>
        <text:p text:style-name="P2">14 Mas eu esperarei continuamente, e te louvarei cada vez mais.</text:p>
        <text:p text:style-name="P2">15 A minha boca falará da tua justiça e da tua salvação todo o dia, posto que não conheça a sua grandeza.</text:p>
        <text:p text:style-name="P2">16 Virei na forçade Iavé Deus; farei menção da tua justiça, da tua tão somente.</text:p>
        <text:p text:style-name="P2">17 Ensinaste-me, ó Deus, desde a minha mocidade; e até aqui tenho anunciado as tuas maravilhas.</text:p>
        <text:p text:style-name="P2">18 Agora, quando estou velho e de cabelos brancos, não me desampares, ó Deus, até que tenha anunciado a tua força a esta geração, e o teu poder a todos os vindouros.</text:p>
        <text:p text:style-name="P2">19 A tua justiça, ó Deus, atinge os altos céus; tu tens feito grandes coisas; ó Deus, quem é semelhante a ti?</text:p>
        <text:p text:style-name="P2">20 Tu, que me fizeste ver muitas e penosas tribulações, de novo me restituirás a vida, e de novo me tirarás dos abismos da terra.</text:p>
        <text:p text:style-name="P2">21 Aumentarás a minha grandeza, e de novo me consolarás.</text:p>
        <text:p text:style-name="P2">22 Também eu te louvarei ao som do saltério, pela tua fidelidade, ó meu Deus; cantar-te-ei ao som da harpa, ó Santo de Israel.</text:p>
        <text:p text:style-name="P2">23 Os meus lábios exultarão quando eu cantar os teus louvores, assim como a minha alma, que tu remiste.</text:p>
        <text:p text:style-name="P2">24 Também a minha língua falará da tua justiça o dia todo; pois estão envergonhados e confundidos aqueles que procuram o meu mal.</text:p>
      </text:section>
      <text:section text:style-name="Sect1" text:name="cap72">
        <text:h text:style-name="P6" text:outline-level="2">SALMOS-[Capítulo 72]</text:h>
        <text:p text:style-name="P2">1 Ó Deus, dá ao rei os teus juízes, e a tua justiça ao filho do rei.</text:p>
        <text:p text:style-name="P2">2 Julgue ele o teu povo com justiça, e os teus pobres com eqüidade.</text:p>
        <text:p text:style-name="P2">3 Que os montes tragam paz ao povo, como também os outeiros, com justiça.</text:p>
        <text:p text:style-name="P2">4 Julgue ele os aflitos do povo, salve os filhos do necessitado, e esmague o opressor.</text:p>
        <text:p text:style-name="P2"><text:soft-page-break/>5 Viva ele enquanto existir o sol, e enquanto durar a lua, por todas as gerações.</text:p>
        <text:p text:style-name="P2">6 Desça como a chuva sobre o prado, como os chuveiros que regam a terra.</text:p>
        <text:p text:style-name="P2">7 Nos seus dias floreça a justiça, e haja abundância de paz enquanto durar a lua.</text:p>
        <text:p text:style-name="P2">8 Domine de mar a mar, e desde o Rio até as extremidades da terra.</text:p>
        <text:p text:style-name="P2">9 Inclinem-se diante dele os seus adversários, e os seus inimigos lambam o pó.</text:p>
        <text:p text:style-name="P2">10 Paguem-lhe tributo os reis de Társis e das ilhas; os reis de Sabá e de Seba ofereçam-lhe dons.</text:p>
        <text:p text:style-name="P2">11 Todos os reis se prostrem perante ele; todas as nações o sirvam.</text:p>
        <text:p text:style-name="P2">12 Porque ele livra ao necessitado quando clama, como também ao aflito e ao que não tem quem o ajude.</text:p>
        <text:p text:style-name="P2">13 Compadece-se do pobre e do necessitado, e a vida dos necessitados ele salva.</text:p>
        <text:p text:style-name="P2">14 Ele os liberta da opressão e da violência, e precioso aos seus olhos é o sangue deles.</text:p>
        <text:p text:style-name="P2">15 Viva, pois, ele; e se lhe dê do ouro de Sabá; e continuamente se faça por ele oração, e o bendigam em todo o tempo.</text:p>
        <text:p text:style-name="P2">16 Haja abundância de trigo na terra sobre os cumes dos montes; ondule o seu fruto como o Líbano, e das cidades floresçam homens como a erva da terra.</text:p>
        <text:p text:style-name="P2">17 Permaneça o seu nome eternamente; continue a sua fama enquanto o sol durar, e os homens sejam abençoados nele; todas as nações o chamem bem-aventurado.</text:p>
        <text:p text:style-name="P2">18 Bendito seja Iavé Deus, o Deus de Israel, o único que faz maravilhas.</text:p>
        <text:p text:style-name="P2">19 Bendito seja para sempre o seu nome glorioso, e encha-se da sua glória toda a terra. Amém e amém.</text:p>
        <text:p text:style-name="P2">20 Findam aqui as orações de Davi, filho de Jessé.</text:p>
      </text:section>
      <text:section text:style-name="Sect1" text:name="cap73">
        <text:h text:style-name="P6" text:outline-level="2">SALMOS-[Capítulo 73]</text:h>
        <text:p text:style-name="P2">1 Verdadeiramente bom é Deus para com Israel, para com os limpos de coração.</text:p>
        <text:p text:style-name="P2">2 Quanto a mim, os meus pés quase resvalaram; pouco faltou para que os meus passos escorregassem.</text:p>
        <text:p text:style-name="P2">3 Pois eu tinha inveja dos soberbos, ao ver a prosperidade dos ímpios.</text:p>
        <text:p text:style-name="P2">4 Porque eles não sofrem dores; são e robusto é o seu corpo.</text:p>
        <text:p text:style-name="P2">5 Não se acham em tribulações como outra gente, nem são afligidos como os demais homens.</text:p>
        <text:p text:style-name="P2">6 Pelo que a soberba lhes cinge o pescoço como um colar; a violência os cobre como um vestido.</text:p>
        <text:p text:style-name="P2">7 Os olhos deles estão inchados de gordura; trasbordam as fantasias do seu coração.</text:p>
        <text:p text:style-name="P2">8 Motejam e falam maliciosamente; falam arrogantemente da opressão.</text:p>
        <text:p text:style-name="P2">9 Põem a sua boca contra os céus, e a sua língua percorre a terra.</text:p>
        <text:p text:style-name="P2">10 Pelo que o povo volta para eles e não acha neles falta alguma.</text:p>
        <text:p text:style-name="P2">11 E dizem: Como o sabe Deus? e: Há conhecimento no Altíssimo?</text:p>
        <text:p text:style-name="P2">12 Eis que estes são ímpios; sempre em segurança, aumentam as suas riquezas.</text:p>
        <text:p text:style-name="P2"><text:soft-page-break/>13 Na verdade que em vão tenho purificado o meu coração e lavado as minhas mãos na inocência,</text:p>
        <text:p text:style-name="P2">14 pois todo o dia tenho sido afligido, e castigado cada manhã.</text:p>
        <text:p text:style-name="P2">15 Se eu tivesse dito: Também falarei assim; eis que me teria havido traiçoeiramente para com a geração de teus filhos.</text:p>
        <text:p text:style-name="P2">16 Quando me esforçava para compreender isto, achei que era tarefa difícil para mim,</text:p>
        <text:p text:style-name="P2">17 até que entrei no santuário de Deus; então percebi o fim deles.</text:p>
        <text:p text:style-name="P2">18 Certamente tu os pões em lugares escorregadios, tu os lanças para a ruína.</text:p>
        <text:p text:style-name="P2">19 Como caem na desolação num momento! ficam totalmente consumidos de terrores.</text:p>
        <text:p text:style-name="P2">20 Como faz com um sonho o que acorda, assim, o Iavé, quando acordares, desprezarás as suas fantasias.</text:p>
        <text:p text:style-name="P2">21 Quando o meu espírito se amargurava, e sentia picadas no meu coração,</text:p>
        <text:p text:style-name="P2">22 estava embrutecido, e nada sabia; era como animal diante de ti.</text:p>
        <text:p text:style-name="P2">23 Todavia estou sempre contigo; tu me seguras a mão direita.</text:p>
        <text:p text:style-name="P2">24 Tu me guias com o teu conselho, e depois me receberás em glória.</text:p>
        <text:p text:style-name="P2">25 A quem tenho eu no céu senão a ti? e na terra não há quem eu deseje além de ti.</text:p>
        <text:p text:style-name="P2">26 A minha carne e o meu coração desfalecem; do meu coração, porém, Deus é a fortaleza, e o meu quinhão para sempre.</text:p>
        <text:p text:style-name="P2">27 Pois os que estão longe de ti perecerão; tu exterminas todos aqueles que se desviam de ti.</text:p>
        <text:p text:style-name="P2">28 Mas para mim, bom é aproximar-me de Deus; ponho a minha confiança nIavé Deus, para anunciar todas as suas obras.</text:p>
      </text:section>
      <text:section text:style-name="Sect1" text:name="cap74">
        <text:h text:style-name="P6" text:outline-level="2">SALMOS-[Capítulo 74]</text:h>
        <text:p text:style-name="P2">1 Ó Deus, por que nos rejeitaste para sempre? Por que se acende a tua ira contra o rebanho do teu pasto?</text:p>
        <text:p text:style-name="P2">2 Lembra-te da tua congregação, que compraste desde a antigüidade, que remiste para ser a tribo da tua herança, e do monte Sião, em que tens habitado.</text:p>
        <text:p text:style-name="P2">3 Dirige os teus passos para as perpétuas ruínas, para todo o mal que o inimigo tem feito no santuário.</text:p>
        <text:p text:style-name="P2">4 Os teus inimigos bramam no meio da tua assembléia; põem nela as suas insígnias por sinais.</text:p>
        <text:p text:style-name="P2">5 A entrada superior cortaram com machados a grade de madeira.</text:p>
        <text:p text:style-name="P2">6 Eis que toda obra entalhada, eles a despedaçaram a machados e martelos.</text:p>
        <text:p text:style-name="P2">7 Lançaram fogo ao teu santuário; profanaram, derrubando-a até o chão, a morada do teu nome.</text:p>
        <text:p text:style-name="P2">8 Disseram no seu coração: Despojemo-la duma vez. Queimaram todas as sinagogas de Deus na terra.</text:p>
        <text:p text:style-name="P2">9 Não vemos mais as nossas insígnias, não há mais profeta; nem há entre nós alguém que saiba até quando isto durará.</text:p>
        <text:p text:style-name="P2"><text:soft-page-break/>10 Até quando, ó Deus, o adversário afrontará? O inimigo ultrajará o teu nome para sempre?</text:p>
        <text:p text:style-name="P2">11 Por que reténs a tua mão, sim, a tua destra? Tira-a do teu seio, e consome-os.</text:p>
        <text:p text:style-name="P2">12 Todavia, Deus é o meu Rei desde a antigüidade, operando a salvação no meio da terra.</text:p>
        <text:p text:style-name="P2">13 Tu dividiste o mar pela tua força; esmigalhaste a cabeça dos monstros marinhos sobre as águas.</text:p>
        <text:p text:style-name="P2">14 Tu esmagaste as cabeças do leviatã, e o deste por mantimento aos habitantes do deserto.</text:p>
        <text:p text:style-name="P2">15 Tu abriste fontes e ribeiros; tu secaste os rios perenes.</text:p>
        <text:p text:style-name="P2">16 Teu é o dia e tua é a noite: tu preparaste a luz e o sol.</text:p>
        <text:p text:style-name="P2">17 Tu estabeleceste todos os limites da terra; verão e inverno, tu os fizeste.</text:p>
        <text:p text:style-name="P2">18 Lembra-te disto: que o inimigo te afrontou, o Iavé, e que um povo insensato ultrajou o teu nome.</text:p>
        <text:p text:style-name="P2">19 Não entregues às feras a alma da tua rola; não te esqueça para sempre da vida dos teus aflitos.</text:p>
        <text:p text:style-name="P2">20 Atenta para o teu pacto, pois os lugares tenebrosos da terra estão cheios das moradas de violência.</text:p>
        <text:p text:style-name="P2">21 Não volte envergonhado o oprimido; louvem o teu nome o aflito e o necessitado.</text:p>
        <text:p text:style-name="P2">22 Levanta-te, ó Deus, pleiteia a tua própria causa; lembra-te da afronta que o insensato te faz continuamente.</text:p>
        <text:p text:style-name="P2">23 Não te esqueças da gritaria dos teus adversários; o tumulto daqueles que se levantam contra ti sobe continuamente.</text:p>
      </text:section>
      <text:section text:style-name="Sect1" text:name="cap75">
        <text:h text:style-name="P6" text:outline-level="2">SALMOS-[Capítulo 75]</text:h>
        <text:p text:style-name="P2">1 Damos-te graças, ó Deus, damos-te graças, pois o teu nome está perto; os que invocam o teu nome anunciam as tuas maravilhas.</text:p>
        <text:p text:style-name="P2">2 Quando chegar o tempo determinado, julgarei retamente.</text:p>
        <text:p text:style-name="P2">3 Dissolve-se a terra e todos os seus moradores, mas eu lhe fortaleci as colunas.</text:p>
        <text:p text:style-name="P2">4 Digo eu aos arrogantes: Não sejais arrogantes; e aos ímpios: Não levanteis a fronte;</text:p>
        <text:p text:style-name="P2">5 não levanteis ao alto a vossa fronte, nem faleis com arrogância.</text:p>
        <text:p text:style-name="P2">6 Porque nem do oriente, nem do ocidente, nem do deserto vem a exaltação.</text:p>
        <text:p text:style-name="P2">7 Mas Deus é o que julga; a um abate, e a outro exalta.</text:p>
        <text:p text:style-name="P2">8 Porque na mão de Iavé há um cálice, cujo vinho espuma, cheio de mistura, do qual ele dá a beber; certamente todos os ímpios da terra sorverão e beberão as suas fezes.</text:p>
        <text:p text:style-name="P2">9 Mas, quanto a mim, exultarei para sempre, cantarei louvores ao Deus de Jacó.</text:p>
        <text:p text:style-name="P2">10 E quebrantarei todas as forças dos ímpios, mas as forças dos justos serão exaltadas.</text:p>
      </text:section>
      <text:section text:style-name="Sect1" text:name="cap76">
        <text:h text:style-name="P6" text:outline-level="2">SALMOS-[Capítulo 76]</text:h>
        <text:p text:style-name="P2">1 Conhecido é Deus em Judá, grande é o seu nome em Israel.</text:p>
        <text:p text:style-name="P2"><text:soft-page-break/>2 Em Salém está a sua tenda, e a sua morada em Sião.</text:p>
        <text:p text:style-name="P2">3 Ali quebrou ele as flechas do arco, o escudo, a espada, e a guerra.</text:p>
        <text:p text:style-name="P2">4 Glorioso és tu, mais majestoso do que os montes eternos.</text:p>
        <text:p text:style-name="P2">5 Os ousados de coração foram despojados; dormiram o seu último sono; nenhum dos homens de força pôde usar as mãos.</text:p>
        <text:p text:style-name="P2">6 À tua repreensão, ó Deus de Jacó, cavaleiros e cavalos ficaram estirados sem sentidos.</text:p>
        <text:p text:style-name="P2">7 Tu, sim, tu és tremendo; e quem subsistirá à tua vista, quando te irares?</text:p>
        <text:p text:style-name="P2">8 Desde o céu fizeste ouvir o teu juízo; a terra tremeu e se aquietou,</text:p>
        <text:p text:style-name="P2">9 quando Deus se levantou para julgar, para salvar a todos os mansos da terra.</text:p>
        <text:p text:style-name="P2">10 Na verdade a cólera do homem redundará em teu louvor, e do restante da cólera tu te cingirás.</text:p>
        <text:p text:style-name="P2">11 Fazei votos, e pagai-os a Iavé, vosso Deus; tragam presentes, os que estão em redor dele, àquele que deve ser temido.</text:p>
        <text:p text:style-name="P2">12 Ele ceifará o espírito dos príncipes; é tremendo para com os reis da terra.</text:p>
      </text:section>
      <text:section text:style-name="Sect1" text:name="cap77">
        <text:h text:style-name="P6" text:outline-level="2">SALMOS-[Capítulo 77]</text:h>
        <text:p text:style-name="P2">1 Levanto a Deus a minha voz; a Deus levanto a minha voz, para que ele me ouça.</text:p>
        <text:p text:style-name="P2">2 No dia da minha angústia busco a Iavé; de noite a minha mão fica estendida e não se cansa; a minha alma recusa ser consolada.</text:p>
        <text:p text:style-name="P2">3 Lembro-me de Deus, e me lamento; queixo-me, e o meu espírito desfalece.</text:p>
        <text:p text:style-name="P2">4 Conservas vigilantes os meus olhos; estou tão perturbado que não posso falar.</text:p>
        <text:p text:style-name="P2">5 Considero os dias da antigüidade, os anos dos tempos passados.</text:p>
        <text:p text:style-name="P2">6 De noite lembro-me do meu cântico; consulto com o meu coração, e examino o meu espírito.</text:p>
        <text:p text:style-name="P2">7 Rejeitará Iavé para sempre e não tornará a ser favorável?</text:p>
        <text:p text:style-name="P2">8 Cessou para sempre a sua benignidade? Acabou-se a sua promessa para todas as gerações</text:p>
        <text:p text:style-name="P2">9 Esqueceu-se Deus de ser compassivo? Ou na sua ira encerrou ele as suas ternas misericórdias?</text:p>
        <text:p text:style-name="P2">10 E eu digo: Isto é minha enfermidade; acaso se mudou a destra do Altíssimo?</text:p>
        <text:p text:style-name="P2">11 Recordarei os feitos de Iavé; sim, me lembrarei das tuas maravilhas da antigüidade.</text:p>
        <text:p text:style-name="P2">12 Meditarei também em todas as tuas obras, e ponderarei os teus feitos poderosos</text:p>
        <text:p text:style-name="P2">13 O teu caminho, ó Deus, é em santidade; que deus é grande como o nosso Deus?</text:p>
        <text:p text:style-name="P2">14 Tu és o Deus que fazes maravilhas; tu tens feito notória a tua força entre os povos.</text:p>
        <text:p text:style-name="P2">15 Com o teu braço remiste o teu povo, os filhos de Jacó e de José.</text:p>
        <text:p text:style-name="P2">16 As águas te viram, ó Deus, as águas te viram, e tremeram; os abismos também se abalaram.</text:p>
        <text:p text:style-name="P2">17 As nuvens desfizeram-se em água; os céus retumbaram; as tuas flechas também correram de uma para outra parte.</text:p>
        <text:p text:style-name="P2"><text:soft-page-break/>18 A voz do teu trovão estava no redemoinho; os relâmpagos alumiaram o mundo; a terra se abalou e tremeu.</text:p>
        <text:p text:style-name="P2">19 Pelo mar foi teu caminho, e tuas veredas pelas grandes águas; e as tuas pegadas não foram conhecidas.</text:p>
        <text:p text:style-name="P2">20 Guiaste o teu povo, como a um rebanho, pela mão de Moisés e de Arão.</text:p>
      </text:section>
      <text:section text:style-name="Sect1" text:name="cap78">
        <text:h text:style-name="P6" text:outline-level="2">SALMOS-[Capítulo 78]</text:h>
        <text:p text:style-name="P2">1 Escutai o meu ensino, povo meu; inclinai os vossos ouvidos às palavras da minha boca.</text:p>
        <text:p text:style-name="P2">2 Abrirei a minha boca numa parábola; proporei enigmas da antigüidade,</text:p>
        <text:p text:style-name="P2">3 coisas que temos ouvido e sabido, e que nossos pais nos têm contado.</text:p>
        <text:p text:style-name="P2">4 Não os encobriremos aos seus filhos, cantaremos às gerações vindouras os louvores de Iavé, assim como a sua força e as maravilhas que tem feito.</text:p>
        <text:p text:style-name="P2">5 Porque ele estabeleceu um testemunho em Jacó, e instituiu uma lei em Israel, as quais coisas ordenou aos nossos pais que as ensinassem a seus filhos;</text:p>
        <text:p text:style-name="P2">6 para que as soubesse a geração vindoura, os filhos que houvesse de nascer, os quais se levantassem e as contassem a seus filhos,</text:p>
        <text:p text:style-name="P2">7 a fim de que pusessem em Deus a sua esperança, e não se esquecessem das obras de Deus, mas guardassem os seus mandamentos;</text:p>
        <text:p text:style-name="P2">8 e que não fossem como seus pais, geração contumaz e rebelde, geração de coração instável, cujo espírito não foi fiel para com Deus.</text:p>
        <text:p text:style-name="P2">9 Os filhos de Efraim, armados de arcos, retrocederam no dia da peleja.</text:p>
        <text:p text:style-name="P2">10 Não guardaram o pacto de Deus, e recusaram andar na sua lei;</text:p>
        <text:p text:style-name="P2">11 esqueceram-se das suas obras e das maravilhas que lhes fizera ver.</text:p>
        <text:p text:style-name="P2">12 Maravilhas fez ele à vista de seus pais na terra do Egito, no campo de Zoá.</text:p>
        <text:p text:style-name="P2">13 Dividiu o mar, e os fez passar por ele; fez com que as águas parassem como um montão.</text:p>
        <text:p text:style-name="P2">14 Também os guiou de dia por uma nuvem, e a noite toda por um clarão de fogo.</text:p>
        <text:p text:style-name="P2">15 Fendeu rochas no deserto, e deu-lhes de beber abundantemente como de grandes abismos.</text:p>
        <text:p text:style-name="P2">16 Da penha fez sair fontes, e fez correr águas como rios.</text:p>
        <text:p text:style-name="P2">17 Todavia ainda prosseguiram em pecar contra ele, rebelando-se contra o Altíssimo no deserto.</text:p>
        <text:p text:style-name="P2">18 E tentaram a Deus nos seus corações, pedindo comida segundo o seu apetite.</text:p>
        <text:p text:style-name="P2">19 Também falaram contra Deus, dizendo: Poderá Deus porventura preparar uma mesa no deserto? Acaso fornecerá carne para o seu povo?</text:p>
        <text:p text:style-name="P2">20 Pelo que Iavé, quando os ouviu, se indignou; e acendeu um fogo contra Jacó, e a sua ira subiu contra Israel;</text:p>
        <text:p text:style-name="P2">21 Pelo que Iavé, quando os ouviu, se indignou; e acendeu um fogo contra Jacó, e a sua ira subiu contra Israel;</text:p>
        <text:p text:style-name="P2">22 porque não creram em Deus nem confiaram na sua salvação.</text:p>
        <text:p text:style-name="P2">23 Contudo ele ordenou às nuvens lá em cima, e abriu as portas dos céus;</text:p>
        <text:p text:style-name="P2">24 fez chover sobre eles maná para comerem, e deu-lhes do trigo dos céus.</text:p>
        <text:p text:style-name="P2"><text:soft-page-break/>25 Cada um comeu o pão dos poderosos; ele lhes mandou comida em abundância.</text:p>
        <text:p text:style-name="P2">26 Fez soprar nos céus o vento do oriente, e pelo seu poder trouxe o vento sul.</text:p>
        <text:p text:style-name="P2">27 Sobre eles fez também chover carne como poeira, e aves de asas como a areia do mar;</text:p>
        <text:p text:style-name="P2">28 e as fez cair no meio do arraial deles, ao redor de suas habitações.</text:p>
        <text:p text:style-name="P2">29 Então comeram e se fartaram bem, pois ele lhes trouxe o que cobiçavam.</text:p>
        <text:p text:style-name="P2">30 Não refrearam a sua cobiça. Ainda lhes estava a comida na boca,</text:p>
        <text:p text:style-name="P2">31 quando a ira de Deus se levantou contra eles, e matou os mais fortes deles, e prostrou os escolhidos de Israel.</text:p>
        <text:p text:style-name="P2">32 Com tudo isso ainda pecaram, e não creram nas suas maravilhas.</text:p>
        <text:p text:style-name="P2">33 Pelo que consumiu os seus dias como um sopo, e os seus anos em repentino terror.</text:p>
        <text:p text:style-name="P2">34 Quando ele os fazia morrer, então o procuravam; arrependiam-se, e de madrugada buscavam a Deus.</text:p>
        <text:p text:style-name="P2">35 Lembravam-se de que Deus era a sua rocha, e o Deus Altíssimo o seu Redentor.</text:p>
        <text:p text:style-name="P2">36 Todavia lisonjeavam-no com a boca, e com a língua lhe mentiam.</text:p>
        <text:p text:style-name="P2">37 Pois o coração deles não era constante para com ele, nem foram eles fiéis ao seu pacto.</text:p>
        <text:p text:style-name="P2">38 Mas ele, sendo compassivo, perdoou a sua iniqüidade, e não os destruiu; antes muitas vezes desviou deles a sua cólera, e não acendeu todo o seu furor.</text:p>
        <text:p text:style-name="P2">39 Porque se lembrou de que eram carne, um vento que passa e não volta.</text:p>
        <text:p text:style-name="P2">40 Quantas vezes se rebelaram contra ele no deserto, e o ofenderam no ermo!</text:p>
        <text:p text:style-name="P2">41 Voltaram atrás, e tentaram a Deus; e provocaram o Santo de Israel.</text:p>
        <text:p text:style-name="P2">42 Não se lembraram do seu poder, nem do dia em que os remiu do adversário,</text:p>
        <text:p text:style-name="P2">43 nem de como operou os seus sinais no Egito, e as suas maravilhas no campo de Zoã,</text:p>
        <text:p text:style-name="P2">44 convertendo em sangue os seus rios, para que não pudessem beber das suas correntes.</text:p>
        <text:p text:style-name="P2">45 Também lhes mandou enxames de moscas que os consumiram, e rãs que os destruíram.</text:p>
        <text:p text:style-name="P2">46 Entregou às lagartas as novidades deles, e o fruto do seu trabalho aos gafanhotos.</text:p>
        <text:p text:style-name="P2">47 Destruiu as suas vinhas com saraiva, e os seus sicômoros com chuva de pedra.</text:p>
        <text:p text:style-name="P2">48 Também entregou à saraiva o gado deles, e aos coriscos os seus rebanhos.</text:p>
        <text:p text:style-name="P2">49 E atirou sobre eles o ardor da sua ira, o furor, a indignação, e a angústia, qual companhia de anjos destruidores.</text:p>
        <text:p text:style-name="P2">50 Deu livre curso à sua ira; não os poupou da morte, mas entregou a vida deles à pestilência.</text:p>
        <text:p text:style-name="P2">51 Feriu todo primogênito no Egito, primícias da força deles nas tendas de Cão.</text:p>
        <text:p text:style-name="P2">52 Mas fez sair o seu povo como ovelhas, e os guiou pelo deserto como a um rebanho.</text:p>
        <text:p text:style-name="P2">53 Guiou-os com segurança, de sorte que eles não temeram; mas aos seus inimigos, o mar os submergiu.</text:p>
        <text:p text:style-name="P2"><text:soft-page-break/>54 Sim, conduziu-os até a sua fronteira santa, até o monte que a sua destra adquirira.</text:p>
        <text:p text:style-name="P2">55 Expulsou as nações de diante deles; e dividindo suas terras por herança, fez habitar em suas tendas as tribos de Israel.</text:p>
        <text:p text:style-name="P2">56 Contudo tentaram e provocaram o Deus Altíssimo, e não guardaram os seus testemunhos.</text:p>
        <text:p text:style-name="P2">57 Mas tornaram atrás, e portaram-se aleivosamente como seus pais; desviaram-se como um arco traiçoeiro.</text:p>
        <text:p text:style-name="P2">58 Pois o provocaram à ira com os seus altos, e o incitaram a zelos com as suas imagens esculpidas.</text:p>
        <text:p text:style-name="P2">59 Ao ouvir isso, Deus se indignou, e sobremodo abominou a Israel.</text:p>
        <text:p text:style-name="P2">60 Pelo que desamparou o tabernáculo em Siló, a tenda da sua morada entre os homens,</text:p>
        <text:p text:style-name="P2">61 dando a sua força ao cativeiro, e a sua glória à mão do inimigo.</text:p>
        <text:p text:style-name="P2">62 Entregou o seu povo à espada, e encolerizou-se contra a sua herança.</text:p>
        <text:p text:style-name="P2">63 Aos seus mancebos o fogo devorou, e suas donzelas não tiveram cântico nupcial.</text:p>
        <text:p text:style-name="P2">64 Os seus sacerdotes caíram à espada, e suas viúvas não fizeram pranto.</text:p>
        <text:p text:style-name="P2">65 Então Iavé despertou como dum sono, como um valente que o vinho excitasse.</text:p>
        <text:p text:style-name="P2">66 E fez recuar a golpes os seus adversários; infligiu-lhes eterna ignomínia.</text:p>
        <text:p text:style-name="P2">67 Além disso, rejeitou a tenda de José, e não escolheu a tribo de Efraim;</text:p>
        <text:p text:style-name="P2">68 antes escolheu a tribo de Judá, o monte Sião, que ele amava.</text:p>
        <text:p text:style-name="P2">69 Edificou o seu santuário como os lugares elevados, como a terra que fundou para sempre.</text:p>
        <text:p text:style-name="P2">70 Também escolheu a Davi, seu servo, e o tirou dos apriscos das ovelhas;</text:p>
        <text:p text:style-name="P2">71 de após as ovelhas e suas crias o trouxe, para apascentar a Jacó, seu povo, e a Israel, sua herança.</text:p>
        <text:p text:style-name="P2">72 E ele os apascentou, segundo a integridade do seu coração, e os guiou com a perícia de suas mãos.</text:p>
      </text:section>
      <text:section text:style-name="Sect1" text:name="cap79">
        <text:h text:style-name="P6" text:outline-level="2">SALMOS-[Capítulo 79]</text:h>
        <text:p text:style-name="P2">1 Ó Deus, as nações invadiram a tua herança; contaminaram o teu santo templo; reduziram Jerusalém a ruínas.</text:p>
        <text:p text:style-name="P2">2 Deram os cadáveres dos teus servos como pastos às aves dos céus, e a carne dos teus santos aos animais da terra.</text:p>
        <text:p text:style-name="P2">3 Derramaram o sangue deles como água ao redor de Jerusalém, e não houve quem os sepultasse.</text:p>
        <text:p text:style-name="P2">4 Somos causa de vergonha dos nossos vizinhos, o escárnio e a zombaria dos que estão em redor de nós.</text:p>
        <text:p text:style-name="P2">5 Até quando, Senhor? Indignar-te-ás para sempre? Arderá o teu zelo como fogo?</text:p>
        <text:p text:style-name="P2">6 Derrama o teu furor sobre as nações que não te conhecem, e sobre os reinos que não invocam o teu nome;</text:p>
        <text:p text:style-name="P2">7 porque eles devoraram a Jacó, e assolaram a sua morada.</text:p>
        <text:p text:style-name="P2"><text:soft-page-break/>8 Não te lembres contra nós das iniqüidades de nossos pais; venha depressa ao nosso encontro a tua compaixão, pois estamos muito abatidos.</text:p>
        <text:p text:style-name="P2">9 Ajuda-nos, ó Deus da nossa salvação, pela glória do teu nome; livra-nos, e perdoa os nossos pecados, por amor do teu nome.</text:p>
        <text:p text:style-name="P2">10 Por que diriam as nações: Onde está o seu Deus? Torne-se manifesta entre as nações, à nossa vista, a vingança do sangue derramado dos teus servos.</text:p>
        <text:p text:style-name="P2">11 Chegue à tua presença o gemido dos presos; segundo a grandeza do teu braço, preserva aqueles que estão condenados à morte.</text:p>
        <text:p text:style-name="P2">12 E aos nossos vizinhos, deita-lhes no regaço, setuplicadamente, a injúria com que te injuriaram, Senhor.</text:p>
        <text:p text:style-name="P2">13 Assim nós, teu povo ovelhas de teu pasto, te louvaremos eternamente; de geração em geração publicaremos os teus louvores.</text:p>
      </text:section>
      <text:section text:style-name="Sect1" text:name="cap80">
        <text:h text:style-name="P6" text:outline-level="2">SALMOS-[Capítulo 80]</text:h>
        <text:p text:style-name="P2">1 Ó pastor de Israel, dá ouvidos; tu, que guias a José como a um rebanho, que estás entronizado sobre os querubins, resplandece.</text:p>
        <text:p text:style-name="P2">2 Perante Efraim, Benjamim e Manassés, desperta o teu poder, e vem salvar-nos.</text:p>
        <text:p text:style-name="P2">3 Reabilita-nos, ó Deus; faze resplandecer o teu rosto, para que sejamos salvos.</text:p>
        <text:p text:style-name="P2">4 Ó Iavé Deus dos exércitos, até quando te indignarás contra a oração do teu povo?</text:p>
        <text:p text:style-name="P2">5 Tu os alimentaste com pão de lágrimas, e lhes deste a beber lágrimas em abundância.</text:p>
        <text:p text:style-name="P2">6 Tu nos fazes objeto de escárnio entre os nossos vizinhos; e os nossos inimigos zombam de nós entre si.</text:p>
        <text:p text:style-name="P2">7 Reabilita-nos, ó Deus dos exércitos; faze resplandecer o teu rosto, para que sejamos salvos.</text:p>
        <text:p text:style-name="P2">8 Trouxeste do Egito uma videira; lançaste fora as nações, e a plantaste.</text:p>
        <text:p text:style-name="P2">9 Preparaste-lhe lugar; e ela deitou profundas raízes, e encheu a terra.</text:p>
        <text:p text:style-name="P2">10 Os montes cobriram-se com a sua sombra, e os cedros de Deus com os seus ramos.</text:p>
        <text:p text:style-name="P2">11 Ela estendeu a sua ramagem até o mar, e os seus rebentos até o Rio.</text:p>
        <text:p text:style-name="P2">12 Por que lhe derrubaste as cercas, de modo que a vindimam todos os que passam pelo caminho?</text:p>
        <text:p text:style-name="P2">13 O javali da selva a devasta, e as feras do campo alimentam-se dela.</text:p>
        <text:p text:style-name="P2">14 Ó Deus dos exércitos, volta-te, nós te rogamos; atende do céu, e vê, e visita esta videira,</text:p>
        <text:p text:style-name="P2">15 a videira que a tua destra plantou, e o sarmento que fortificaste para ti.</text:p>
        <text:p text:style-name="P2">16 Está queimada pelo fogo, está cortada; eles perecem pela repreensão do teu rosto.</text:p>
        <text:p text:style-name="P2">17 Seja a tua mão sobre o varão da tua destra, sobre o filho do homem que fortificaste para ti.</text:p>
        <text:p text:style-name="P2">18 E não nos afastaremos de ti; vivifica-nos, e nós invocaremos o teu nome.</text:p>
        <text:p text:style-name="P2">19 Reabilita-nos, Iavé Deus dos exércitos; faze resplandecer o teu rosto, para que sejamos salvos.</text:p>
      </text:section>
      <text:section text:style-name="Sect1" text:name="cap81">
        <text:h text:style-name="P6" text:outline-level="2"><text:soft-page-break/>SALMOS-[Capítulo 81]</text:h>
        <text:p text:style-name="P2">1 Cantai alegremente a Deus, nossa fortaleza; erguei alegres vozes ao Deus de Jacó.</text:p>
        <text:p text:style-name="P2">2 Entoai um salmo, e fazei soar o adufe, a suave harpa e o saltério.</text:p>
        <text:p text:style-name="P2">3 Tocai a trombeta pela lua nova, pela lua cheia, no dia da nossa festa.</text:p>
        <text:p text:style-name="P2">4 Pois isso é um estatuto para Israel, e uma ordenança do Deus de Jacó.</text:p>
        <text:p text:style-name="P2">5 Ordenou-o por decreto em José, quando saiu contra a terra do Egito. Ouvi uma voz que não conhecia, dizendo:</text:p>
        <text:p text:style-name="P2">6 Livrei da carga o seu ombro; as suas mãos ficaram livres dos cestos.</text:p>
        <text:p text:style-name="P2">7 Na angústia clamaste e te livrei; respondi-te no lugar oculto dos trovões; provei-te junto às águas de Meribá.</text:p>
        <text:p text:style-name="P2">8 Ouve-me, povo meu, e eu te admoestarei; ó Israel, se me escutasses!</text:p>
        <text:p text:style-name="P2">9 não haverá em ti deus estranho, nem te prostrarás ante um deus estrangeiro.</text:p>
        <text:p text:style-name="P2">10 Eu sou o Iavé seu Deus, que te tirei da terra do Egito; abre bem a tua boca, e eu a encherei.</text:p>
        <text:p text:style-name="P2">11 Mas o meu povo não ouviu a minha voz, e Israel não me quis.</text:p>
        <text:p text:style-name="P2">12 Pelo que eu os entreguei à obstinação dos seus corações, para que andassem segundo os seus próprios conselhos.</text:p>
        <text:p text:style-name="P2">13 Oxalá me escutasse o meu povo! oxalá Israel andasse nos meus caminhos!</text:p>
        <text:p text:style-name="P2">14 Em breve eu abateria os seus inimigos, e voltaria a minha mão contra os seus adversários.</text:p>
        <text:p text:style-name="P2">15 Os que odeiam a Iavé o adulariam, e a sorte deles seria eterna.</text:p>
        <text:p text:style-name="P2">16 E eu te sustentaria com o trigo mais fino; e com o mel saído da rocha eu te saciaria.</text:p>
      </text:section>
      <text:section text:style-name="Sect1" text:name="cap82">
        <text:h text:style-name="P6" text:outline-level="2">SALMOS-[Capítulo 82]</text:h>
        <text:p text:style-name="P2">1 Deus está na assembléia divina; julga no meio dos deuses:</text:p>
        <text:p text:style-name="P2">2 Até quando julgareis injustamente, e tereis respeito às pessoas dos ímpios?</text:p>
        <text:p text:style-name="P2">3 Fazei justiça ao pobre e ao órfão; procedei retamente com o aflito e o desamparado.</text:p>
        <text:p text:style-name="P2">4 Livrai o pobre e o necessitado, livrai-os das mãos dos ímpios.</text:p>
        <text:p text:style-name="P2">5 Eles nada sabem, nem entendem; andam vagueando às escuras; abalam-se todos os fundamentos da terra.</text:p>
        <text:p text:style-name="P2">6 Eu disse: Vós sois deuses, e filhos do Altíssimo, todos vós.</text:p>
        <text:p text:style-name="P2">7 Todavia, como homens, haveis de morrer e, como qualquer dos príncipes, haveis de cair.</text:p>
        <text:p text:style-name="P2">8 Levanta-te, ó Deus, julga a terra; pois a ti pertencem todas as nações.</text:p>
      </text:section>
      <text:section text:style-name="Sect1" text:name="cap83">
        <text:h text:style-name="P6" text:outline-level="2">SALMOS-[Capítulo 83]</text:h>
        <text:p text:style-name="P2">1 Ó Deus, não guardes silêncio; não te cales nem fiques impassível, ó Deus.</text:p>
        <text:p text:style-name="P2">2 Pois eis que teus inimigos se alvoroçam, e os que te odeiam levantam a cabeça.</text:p>
        <text:p text:style-name="P2"><text:soft-page-break/>3 Astutamente formam conselho contra o teu povo, e conspiram contra os teus protegidos.</text:p>
        <text:p text:style-name="P2">4 Dizem eles: Vinde, e apaguemo-los para que não sejam nação, nem seja lembrado mais o nome de Israel.</text:p>
        <text:p text:style-name="P2">5 Pois à uma se conluiam; aliam-se contra ti</text:p>
        <text:p text:style-name="P2">6 as tendas de Edom e os ismaelitas, Moabe e os hagarenos,</text:p>
        <text:p text:style-name="P2">7 Gebal, Amom e Amaleque, e a Filístia com os habitantes de tiro.</text:p>
        <text:p text:style-name="P2">8 Também a Assíria se ligou a eles; eles são o braço forte dos filhos de Ló.</text:p>
        <text:p text:style-name="P2">9 Faze-lhes como fizeste a Midiã, como a Sísera, como a Jabim junto ao rio Quisom,</text:p>
        <text:p text:style-name="P2">10 os quais foram destruídos em En-Dor; tornaram-se esterco para a terra.</text:p>
        <text:p text:style-name="P2">11 Faze aos seus nobres como a Orebe e a Zeebe; e a todos os seus príncipes como a Zebá e a Zalmuna,</text:p>
        <text:p text:style-name="P2">12 que disseram: Tomemos para nós as pastagens de Deus.</text:p>
        <text:p text:style-name="P2">13 Deus meu, faze-os como um turbilhão de pó, como a palha diante do vento.</text:p>
        <text:p text:style-name="P2">14 Como o fogo queima um bosque, e como a chama incedeia as montanhas,</text:p>
        <text:p text:style-name="P2">15 assim persegue-os com a tua tempestade, e assombra-os com o teu furacão.</text:p>
        <text:p text:style-name="P2">16 Cobre-lhes o rosto de confusão, de modo que busquem o teu nome, Senhor.</text:p>
        <text:p text:style-name="P2">17 Sejam envergonhados e conturbados perpetuamente; sejam confundidos, e pereçam,</text:p>
        <text:p text:style-name="P2">18 para que saibam que só tu, cujo nome é Iavé, és o Altíssimo sobre toda a terra.</text:p>
      </text:section>
      <text:section text:style-name="Sect1" text:name="cap84">
        <text:h text:style-name="P6" text:outline-level="2">SALMOS-[Capítulo 84]</text:h>
        <text:p text:style-name="P2">1 Quão amável são os teus tabernáculos, o Iavé dos exércitos!</text:p>
        <text:p text:style-name="P2">2 A minha alma suspira! sim, desfalece pelos átrios de Iavé; o meu coração e a minha carne clamam pelo Deus vivo.</text:p>
        <text:p text:style-name="P2">3 Até o pardal encontrou casa, e a andorinha ninho para si, onde crie os seus filhotes, junto aos teus altares, o Iavé dos exércitos, Rei meu e Deus meu.</text:p>
        <text:p text:style-name="P2">4 Bem-aventurados os que habitam em tua casa; louvar-te-ão continuamente.</text:p>
        <text:p text:style-name="P2">5 Bem-aventurados os homens cuja força está em ti, em cujo coração os caminhos altos.</text:p>
        <text:p text:style-name="P2">6 Passando pelo vale de Baca, fazem dele um lugar de fontes; e a primeira chuva o cobre de bênçãos.</text:p>
        <text:p text:style-name="P2">7 Vão sempre aumentando de força; cada um deles aparece perante Deus em Sião.</text:p>
        <text:p text:style-name="P2">8 Iavé Deus dos exércitos, escuta a minha oração; inclina os ouvidos, ó Deus de Jacó!</text:p>
        <text:p text:style-name="P2">9 Olha, ó Deus, escudo nosso, e contempla o rosto do teu ungido.</text:p>
        <text:p text:style-name="P2">10 Porque vale mais um dia nos teus átrios do que em outra parte mil. Preferiria estar à porta da casa do meu Deus, a habitar nas tendas da perversidade.</text:p>
        <text:p text:style-name="P2">11 Porquanto Iavé Deus é sol e escudo; Iavé dará graça e glória; não negará bem algum aos que andam na retidão.</text:p>
        <text:p text:style-name="P2">12 Ó Iavé dos exércitos, bem-aventurado o homem que em ti põe a sua confiança.</text:p>
      </text:section>
      <text:section text:style-name="Sect1" text:name="cap85">
        <text:h text:style-name="P6" text:outline-level="2"><text:soft-page-break/>SALMOS-[Capítulo 85]</text:h>
        <text:p text:style-name="P2">1 Mostraste favor, Senhor, à tua terra; fizeste regressar os cativos de Jacó.</text:p>
        <text:p text:style-name="P2">2 Perdoaste a iniqüidade do teu povo; cobriste todos os seus pecados.</text:p>
        <text:p text:style-name="P2">3 Retraíste toda a tua cólera; refreaste o ardor da tua ira.</text:p>
        <text:p text:style-name="P2">4 Restabelece-nos, ó Deus da nossa salvação, e faze cessar a tua indignação contra nós.</text:p>
        <text:p text:style-name="P2">5 Estarás para sempre irado contra nós? estenderás a tua ira a todas as gerações?</text:p>
        <text:p text:style-name="P2">6 Não tornarás a vivificar-nos, para que o teu povo se regozije em ti?</text:p>
        <text:p text:style-name="P2">7 Mostra-nos, Senhor, a tua benignidade, e concede-nos a tua salvação.</text:p>
        <text:p text:style-name="P2">8 Escutarei o que Deus, Iavé, disser; porque falará de paz ao seu povo, e aos seus santos, contanto que não voltem à insensatez.</text:p>
        <text:p text:style-name="P2">9 Certamente que a sua salvação está perto aqueles que o temem, para que a glória habite em nossa terra.</text:p>
        <text:p text:style-name="P2">10 A benignidade e a fidelidade se encontraram; a justiça e a paz se beijaram.</text:p>
        <text:p text:style-name="P2">11 A fidelidade brota da terra, e a justiça olha desde o céu.</text:p>
        <text:p text:style-name="P2">12 Iavé dará o que é bom, e a nossa terra produzirá o seu fruto.</text:p>
        <text:p text:style-name="P2">13 A justiça irá adiante dele, marcando o caminho com as suas pegadas.</text:p>
      </text:section>
      <text:section text:style-name="Sect1" text:name="cap86">
        <text:h text:style-name="P6" text:outline-level="2">SALMOS-[Capítulo 86]</text:h>
        <text:p text:style-name="P2">1 Inclina, Senhor, os teus ouvidos, e ouve-me, porque sou pobre e necessitado.</text:p>
        <text:p text:style-name="P2">2 Preserva a minha vida, pois sou piedoso; o Deus meu, salva o teu servo, que em ti confia.</text:p>
        <text:p text:style-name="P2">3 Compadece-te de mim, o Iavé, pois a ti clamo o dia todo.</text:p>
        <text:p text:style-name="P2">4 Alegra a alma do teu servo, pois a ti, Senhor, elevo a minha alma.</text:p>
        <text:p text:style-name="P2">5 Porque tu, Senhor, és bom, e pronto a perdoar, e abundante em benignidade para com todos os que te invocam.</text:p>
        <text:p text:style-name="P2">6 Dá ouvidos, Senhor, à minha oração, e atende à voz das minhas súplicas.</text:p>
        <text:p text:style-name="P2">7 No dia da minha angústia clamo a ti, porque tu me respondes.</text:p>
        <text:p text:style-name="P2">8 Entre os deuses nenhum há semelhante a ti, Senhor, nem há obras como as tuas.</text:p>
        <text:p text:style-name="P2">9 Todas as nações que fizeste virão e se prostrarão diante de ti, Senhor, e glorificarão o teu nome.</text:p>
        <text:p text:style-name="P2">10 Ensina-me, Senhor, o teu caminho, e andarei na tua verdade; dispõe o meu coração para temer o teu nome.</text:p>
        <text:p text:style-name="P2">11 Louvar-te-ei, Iavé Deus meu, de todo o meu coração, e glorificarei o teu nome para sempre.</text:p>
        <text:p text:style-name="P2">12 Pois grande é a tua benignidade para comigo, e livraste a minha alma das profundezas <text:span text:style-name="T3">da sepultura</text:span>.</text:p>
        <text:p text:style-name="P2">13 Pois grande é a tua benignidade para comigo, e livraste a minha alma das profundezas <text:span text:style-name="T3">da sepultura</text:span>.</text:p>
        <text:p text:style-name="P2">14 Ó Deus, os soberbos têm-se levantado contra mim, e um bando de homens violentos procura tirar-me a vida; eles não te puseram diante dos seus olhos.</text:p>
        <text:p text:style-name="P2"><text:soft-page-break/>15 Mas tu, <text:span text:style-name="T3">Iavé</text:span>, és um Deus compassivo e benigno, longânimo, e abundante em graça e em fidelidade.</text:p>
        <text:p text:style-name="P2">16 Volta-te para mim, e compadece-te de mim; dá a tua força ao teu servo, e a salva o filho da tua serva.</text:p>
        <text:p text:style-name="P2">17 Mostra-me um sinal do teu favor, para que o vejam aqueles que me odeiam, e sejam envergonhados, por me haveres tu, Senhor, ajuntado e confortado.</text:p>
      </text:section>
      <text:section text:style-name="Sect1" text:name="cap87">
        <text:h text:style-name="P6" text:outline-level="2">SALMOS-[Capítulo 87]</text:h>
        <text:p text:style-name="P2">1 O fundamento dela está nos montes santos.</text:p>
        <text:p text:style-name="P2">2 Iavé ama as portas de Sião mais do que todas as habitações de Jacó.</text:p>
        <text:p text:style-name="P2">3 Coisas gloriosas se dizem de ti, ó cidade de Deus.</text:p>
        <text:p text:style-name="P2">4 Farei menção de Raabe e de Babilônia dentre os que me conhecem; eis que da Filístia, e de Tiro, e da Etiópia, se dirá: Este nasceu ali.</text:p>
        <text:p text:style-name="P2">5 Sim, de Sião se dirá: Este e aquele nasceram ali; e o próprio Altíssimo a estabelecerá.</text:p>
        <text:p text:style-name="P2">6 Iavé, ao registrar os povos, dirá: Este nasceu ali.</text:p>
        <text:p text:style-name="P2">7 Tanto os cantores como os que tocam instrumentos dirão: Todas as minhas fontes estão em ti.</text:p>
      </text:section>
      <text:section text:style-name="Sect1" text:name="cap88">
        <text:h text:style-name="P6" text:outline-level="2">SALMOS-[Capítulo 88]</text:h>
        <text:p text:style-name="P2">1 Ó Iavé, Deus da minha salvação, dia e noite clamo diante de ti.</text:p>
        <text:p text:style-name="P2">2 Chegue à tua presença a minha oração, inclina os teus ouvidos ao meu clamor;</text:p>
        <text:p text:style-name="P2">3 porque a minha alma está cheia de angústias, e a minha vida se aproxima <text:span text:style-name="T3">da sepultura</text:span>.</text:p>
        <text:p text:style-name="P2">4 Já estou contado com os que descem à cova; estou como homem sem forças,</text:p>
        <text:p text:style-name="P2">5 atirado entre os finados; como os mortos que jazem na sepultura, dos quais já não te lembras, e que são desamparados da tua mão.</text:p>
        <text:p text:style-name="P2">6 Puseste-me na cova mais profunda, em lugares escuros, nas profundezas.</text:p>
        <text:p text:style-name="P2">7 Sobre mim pesa a tua cólera; tu me esmagaste com todas as tuas ondas.</text:p>
        <text:p text:style-name="P2">8 Apartaste de mim os meus conhecidos, fizeste-me abominável para eles; estou encerrado e não posso sair.</text:p>
        <text:p text:style-name="P2">9 Os meus olhos desfalecem por causa da aflição. Clamo a ti todo dia, Senhor, estendendo-te as minhas mãos.</text:p>
        <text:p text:style-name="P2">10 Mostrarás tu maravilhas aos mortos? ou levantam-se os mortos para te louvar?</text:p>
        <text:p text:style-name="P2">11 Será anunciada a tua benignidade na sepultura, ou a tua fidelidade no Abadom?</text:p>
        <text:p text:style-name="P2">12 Serão conhecidas nas trevas as tuas maravilhas, e a tua justiça na terra do esquecimento?</text:p>
        <text:p text:style-name="P2">13 Eu, porém, Senhor, clamo a ti; de madrugada a minha oração chega à tua presença.</text:p>
        <text:p text:style-name="P2">14 Senhor, por que me rejeitas? por que escondes de mim a tua face?</text:p>
        <text:p text:style-name="P2">15 Estou aflito, e prestes a morrer desde a minha mocidade; sofro os teus terrores, estou desamparado.</text:p>
        <text:p text:style-name="P2"><text:soft-page-break/>16 Sobre mim tem passado a tua ardente indignação; os teus terrores deram cabo de mim.</text:p>
        <text:p text:style-name="P2">17 Como águas me rodeiam todo o dia; cercam-me todos juntos.</text:p>
        <text:p text:style-name="P2">18 Aparte de mim amigos e companheiros; os meus conhecidos se acham nas trevas.</text:p>
      </text:section>
      <text:section text:style-name="Sect1" text:name="cap89">
        <text:h text:style-name="P6" text:outline-level="2">SALMOS-[Capítulo 89]</text:h>
        <text:p text:style-name="P2">1 Cantarei para sempre as benignidades de Iavé; com a minha boca proclamarei a todas as gerações a tua fidelidade.</text:p>
        <text:p text:style-name="P2">2 Digo, pois: A tua benignidade será renovada para sempre; tu confirmarás a tua fidelidade até nos céus, dizendo:</text:p>
        <text:p text:style-name="P2">3 Fiz um pacto com o meu escolhido; jurei ao meu servo Davi:</text:p>
        <text:p text:style-name="P2">4 Estabelecerei para sempre a tua descendência, e firmarei o teu trono por todas as gerações.</text:p>
        <text:p text:style-name="P2">5 Os céus louvarão as tuas maravilhas, o Iavé, e a tua fidelidade na assembléia dos santos.</text:p>
        <text:p text:style-name="P2">6 Pois quem no firmamento se pode igualar a Iavé? Quem entre os filhos de Deus é semelhante a Iavé,</text:p>
        <text:p text:style-name="P2">7 um Deus sobremodo tremendo na assembléia dos santos, e temível mais do que todos os que estão ao seu redor?</text:p>
        <text:p text:style-name="P2">8 Ó Iavé, Deus dos exércitos, quem é poderoso como tu, Senhor, com a tua fidelidade ao redor de ti?</text:p>
        <text:p text:style-name="P2">9 Tu dominas o ímpio do mar; quando as suas ondas se levantam tu as fazes aquietar.</text:p>
        <text:p text:style-name="P2">10 Tu abateste a Raabe como se fora ferida de morte; com o teu braço poderoso espalhaste os teus inimigos.</text:p>
        <text:p text:style-name="P2">11 São teus os céus, e tua é a terra; o mundo e a sua plenitude, tu os fundaste.</text:p>
        <text:p text:style-name="P2">12 O norte e o sul, tu os criaste; o Tabor e o Hermom regozijam-se em teu nome.</text:p>
        <text:p text:style-name="P2">13 Tu tens um braço poderoso; forte é a tua mão, e elevado a tua destra.</text:p>
        <text:p text:style-name="P2">14 Justiça e juízo são a base do teu trono; benignidade e verdade vão adiante de ti.</text:p>
        <text:p text:style-name="P2">15 Bem-aventurado o povo que conhece o som festivo, que anda, o Iavé, na luz da tua face,</text:p>
        <text:p text:style-name="P2">16 que se regozija em teu nome todo o dia, e na tua justiça é exaltado.</text:p>
        <text:p text:style-name="P2">17 Pois tu és a glória da sua força; e pelo teu favor será exaltado o nosso poder.</text:p>
        <text:p text:style-name="P2">18 Porque Iavé é o nosso escudo, e o Santo de Israel é o nosso Rei.</text:p>
        <text:p text:style-name="P2">19 Naquele tempo falaste em visão ao teu santo, e disseste: Coloquei a coroa num homem poderoso; exaltei um escolhido dentre o povo.</text:p>
        <text:p text:style-name="P2">20 Achei Davi, meu servo; com o meu santo óleo o ungi.</text:p>
        <text:p text:style-name="P2">21 A minha mão será sempre com ele, e o meu braço o fortalecerá.</text:p>
        <text:p text:style-name="P2">22 O inimigo não o surpreenderá, nem o filho da perversidade o afligirá.</text:p>
        <text:p text:style-name="P2">23 Eu esmagarei diante dele os seus adversários, e aos que o odeiam abaterei.</text:p>
        <text:p text:style-name="P2">24 A minha fidelidade, porém, e a minha benignidade estarão com ele, e em meu nome será exaltado o seu poder.</text:p>
        <text:p text:style-name="P2"><text:soft-page-break/>25 Porei a sua mão sobre o mar, e a sua destra sobre os rios.</text:p>
        <text:p text:style-name="P2">26 Ele me invocará, dizendo: Tu és meu pai, meu Deus, e a rocha da minha salvação.</text:p>
        <text:p text:style-name="P2">27 Também lhe darei o lugar de primogênito; fá-lo-ei o mais excelso dos reis da terra.</text:p>
        <text:p text:style-name="P2">28 Conservar-lhe-ei para sempre a minha benignidade, e o meu pacto com ele ficará firme.</text:p>
        <text:p text:style-name="P2">29 Farei que subsista para sempre a sua descendência, e o seu trono como os dias dos céus.</text:p>
        <text:p text:style-name="P2">30 Se os seus filhos deixarem a minha lei, e não andarem nas minhas ordenanças,</text:p>
        <text:p text:style-name="P2">31 se profanarem os meus preceitos, e não guardarem os meus mandamentos,</text:p>
        <text:p text:style-name="P2">32 então visitarei com vara a sua transgressão, e com açoites a sua iniqüidade.</text:p>
        <text:p text:style-name="P2">33 Mas não lhe retirarei totalmente a minha benignidade, nem faltarei com a minha fidelidade.</text:p>
        <text:p text:style-name="P2">34 Não violarei o meu pacto, nem alterarei o que saiu dos meus lábios.</text:p>
        <text:p text:style-name="P2">35 Uma vez para sempre jurei por minha santidade; não mentirei a Davi.</text:p>
        <text:p text:style-name="P2">36 A sua descendência subsistirá para sempre, e o seu trono será como o sol diante de mim;</text:p>
        <text:p text:style-name="P2">37 será estabelecido para sempre como a lua, e ficará firme enquanto o céu durar.</text:p>
        <text:p text:style-name="P2">38 Mas tu o repudiaste e rejeitaste, tu estás indignado contra o teu ungido.</text:p>
        <text:p text:style-name="P2">39 Desprezaste o pacto feito com teu servo; profanaste a sua coroa, arrojando-a por terra.</text:p>
        <text:p text:style-name="P2">40 Derribaste todos os seus muros; arruinaste as suas fortificações.</text:p>
        <text:p text:style-name="P2">41 Todos os que passam pelo caminho o despojam; tornou-se objeto de vergonha para os seus vizinhos.</text:p>
        <text:p text:style-name="P2">42 Exaltaste a destra dos seus adversários; fizeste com que todos os seus inimigos se regozijassem.</text:p>
        <text:p text:style-name="P2">43 Embotaste o fio da sua espada, e não o sustentaste na peleja;</text:p>
        <text:p text:style-name="P2">44 fizeste cessar o seu esplendor, e arrojaste por terra o seu trono;</text:p>
        <text:p text:style-name="P2">45 abreviaste os dias da sua mocidade; cobriste-o de vergonha.</text:p>
        <text:p text:style-name="P2">46 Até quando, Senhor? Esconder-te-ás para sempre? Até quando arderá a tua ira como fogo?</text:p>
        <text:p text:style-name="P2">47 Lembra-te de quão breves são os meus dias; de quão efêmeros criaste todos os filhos dos homens!</text:p>
        <text:p text:style-name="P2">48 Que homem há que viva e não veja a morte? ou que se livre do poder <text:span text:style-name="T3">da sepultura</text:span>?</text:p>
        <text:p text:style-name="P2">49 Senhor, onde estão as tuas antigas benignidades, que juraste a Davi na tua fidelidade?</text:p>
        <text:p text:style-name="P2">50 Lembre-te, Iavé, da vergonha dos teus servos; e de como trago no meu peito os insultos de todos os povos poderosos,</text:p>
        <text:p text:style-name="P2">51 com que os teus inimigos, o Iavé, têm difamado, com que têm difamado os passos do teu ungido.</text:p>
        <text:p text:style-name="P2">52 Bendito seja Iavé para sempre. Amém e amém.</text:p>
      </text:section>
      <text:section text:style-name="Sect1" text:name="cap90">
        <text:h text:style-name="P6" text:outline-level="2"><text:soft-page-break/>SALMOS-[Capítulo 90]</text:h>
        <text:p text:style-name="P2">1 Senhor, tu tens sido o nosso refúgio de geração em geração.</text:p>
        <text:p text:style-name="P2">2 Antes que nascessem os montes, ou que tivesses formado a terra e o mundo, sim, de eternidade a eternidade tu és Deus.</text:p>
        <text:p text:style-name="P2">3 Tu reduzes o homem ao pó, e dizes: Voltai, filhos dos homens!</text:p>
        <text:p text:style-name="P2">4 Porque mil anos aos teus olhos são como o dia de ontem que passou, e como uma vigília da noite.</text:p>
        <text:p text:style-name="P2">5 Tu os levas como por uma torrente; são como um sono; de manhã são como a erva que cresce;</text:p>
        <text:p text:style-name="P2">6 de manhã cresce e floresce; à tarde corta-se e seca.</text:p>
        <text:p text:style-name="P2">7 Pois somos consumidos pela tua ira, e pelo teu furor somos conturbados.</text:p>
        <text:p text:style-name="P2">8 Diante de ti puseste as nossas iniqüidades, à luz do teu rosto os nossos pecados ocultos.</text:p>
        <text:p text:style-name="P2">9 Pois todos os nossos dias vão passando na tua indignação; acabam-se os nossos anos como um suspiro.</text:p>
        <text:p text:style-name="P2">10 A duração da nossa vida é de setenta anos; e se alguns, pela sua robustez, chegam a oitenta anos, a medida deles é canseira e enfado; pois passa rapidamente, e nós voamos.</text:p>
        <text:p text:style-name="P2">11 Quem conhece o poder da tua ira? e a tua cólera, segundo o temor que te é devido?</text:p>
        <text:p text:style-name="P2">12 Ensina-nos a contar os nossos dias de tal maneira que alcancemos corações sábios.</text:p>
        <text:p text:style-name="P2">13 Volta-te para nós, Senhor! Até quando? Tem compaixão dos teus servos.</text:p>
        <text:p text:style-name="P2">14 Sacia-nos de manhã com a tua benignidade, para que nos regozijemos e nos alegremos todos os nossos dias.</text:p>
        <text:p text:style-name="P2">15 Alegra-nos pelos dias em que nos afligiste, e pelos anos em que vimos o mal.</text:p>
        <text:p text:style-name="P2">16 Apareça a tua obra aos teus servos, e a tua glória sobre seus filhos.</text:p>
        <text:p text:style-name="P2">17 Seja sobre nós a graça de Iavé, nosso Deus; e confirma sobre nós a obra das nossas mãos; sim, confirma a obra das nossas mãos.</text:p>
      </text:section>
      <text:section text:style-name="Sect1" text:name="cap91">
        <text:h text:style-name="P6" text:outline-level="2">SALMOS-[Capítulo 91]</text:h>
        <text:p text:style-name="P2">1 Aquele que habita no esconderijo do Altíssimo, à sombra do Todo-Poderoso descansará.</text:p>
        <text:p text:style-name="P2">2 Direi de Iavé: Ele é o meu refúgio e a minha fortaleza, o meu Deus, em quem confio.</text:p>
        <text:p text:style-name="P2">3 Porque ele te livra do laço do passarinho, e da peste perniciosa.</text:p>
        <text:p text:style-name="P2">4 Ele te cobre com as suas penas, e debaixo das suas asas encontras refúgio; a sua verdade é escudo e broquel.</text:p>
        <text:p text:style-name="P2">5 Não temerás os terrores da noite, nem a seta que voe de dia,</text:p>
        <text:p text:style-name="P2">6 nem peste que anda na escuridão, nem mortandade que assole ao meio-dia.</text:p>
        <text:p text:style-name="P2">7 Mil poderão cair ao teu lado, e dez mil à tua direita; mas tu não serás atingido.</text:p>
        <text:p text:style-name="P2">8 Somente com os teus olhos contemplarás, e verás a recompensa dos ímpios.</text:p>
        <text:p text:style-name="P2"><text:soft-page-break/>9 Porquanto fizeste de Iavé o teu refúgio, e do Altíssimo a tua habitação,</text:p>
        <text:p text:style-name="P2">10 nenhum mal te sucederá, nem praga alguma chegará à tua tenda.</text:p>
        <text:p text:style-name="P2">11 Porque aos seus anjos dará ordem a teu respeito, para te guardarem em todos os teus caminhos.</text:p>
        <text:p text:style-name="P2">12 Eles te susterão nas suas mãos, para que não tropeces em alguma pedra.</text:p>
        <text:p text:style-name="P2">13 Pisarás o leão e a áspide; calcarás aos pés o filho do leão e a serpente.</text:p>
        <text:p text:style-name="P2">14 Pois que tanto me amou, eu o livrarei; pô-lo-ei num alto retiro, porque ele conhece o meu nome.</text:p>
        <text:p text:style-name="P2">15 Quando ele me invocar, eu lhe responderei; estarei com ele na angústia, livrá-lo-ei, e o honrarei.</text:p>
        <text:p text:style-name="P2">16 Com longura de dias fartá-lo-ei, e lhe mostrarei a minha salvação.</text:p>
      </text:section>
      <text:section text:style-name="Sect1" text:name="cap92">
        <text:h text:style-name="P6" text:outline-level="2">SALMOS-[Capítulo 92]</text:h>
        <text:p text:style-name="P2">1 Bom é render graças a Iavé, e cantar louvores ao teu nome, ó Altíssimo,</text:p>
        <text:p text:style-name="P2">2 anunciar de manhã a tua benignidade, e à noite a tua fidelidade,</text:p>
        <text:p text:style-name="P2">3 sobre um instrumento de dez cordas, e sobre o saltério, ao som solene da harpa.</text:p>
        <text:p text:style-name="P2">4 Pois me alegraste, Senhor, pelos teus feitos; exultarei nas obras das tuas mãos.</text:p>
        <text:p text:style-name="P2">5 Quão grandes são, o Iavé, as tuas obras! quão profundos são os teus pensamentos!</text:p>
        <text:p text:style-name="P2">6 O homem néscio não sabe, nem o insensato entende isto:</text:p>
        <text:p text:style-name="P2">7 quando os ímpios brotam como a erva, e florescem todos os que praticam a iniqüidade, é para serem destruídos para sempre.</text:p>
        <text:p text:style-name="P2">8 Mas tu, Senhor, estás nas alturas para sempre.</text:p>
        <text:p text:style-name="P2">9 Pois eis que os teus inimigos, Senhor, eis que os teus inimigos perecerão; serão dispersos todos os que praticam a iniqüidade.</text:p>
        <text:p text:style-name="P2">10 Mas tens exaltado o meu poder, como o do boi selvagem; fui ungido com óleo fresco.</text:p>
        <text:p text:style-name="P2">11 Os meus olhos já viram o que é feito dos que me espreitam, e os meus ouvidos já ouviram o que sucedeu aos malfeitores que se levantam contra mim.</text:p>
        <text:p text:style-name="P2">12 Os justos florescerão como a palmeira, crescerão como o cedro no Líbano.</text:p>
        <text:p text:style-name="P2">13 Estão plantados na casa de Iavé, florescerão nos átrios do nosso Deus.</text:p>
        <text:p text:style-name="P2">14 Na velhice ainda darão frutos, serão viçosos e florescentes,</text:p>
        <text:p text:style-name="P2">15 para proclamarem que Iavé é reto. Ele é a minha rocha, e nele não há injustiça.</text:p>
      </text:section>
      <text:section text:style-name="Sect1" text:name="cap93">
        <text:h text:style-name="P6" text:outline-level="2">SALMOS-[Capítulo 93]</text:h>
        <text:p text:style-name="P2">1 Iavé reina; está vestido de majestade. Iavé se revestiu, cingiu-se de fortaleza; o mundo também está estabelecido, de modo que não pode ser abalado.</text:p>
        <text:p text:style-name="P2">2 O teu trono está firme desde a antigüidade; desde a eternidade tu existes.</text:p>
        <text:p text:style-name="P2">3 Os rios levantaram, o Iavé, os rios levantaram o seu ruído, os rios levantam o seu fragor.</text:p>
        <text:p text:style-name="P2">4 Mais que o ruído das grandes águas, mais que as vagas estrondosas do mar, poderoso é Iavé nas alturas.</text:p>
        <text:p text:style-name="P2"><text:soft-page-break/>5 Mui fiéis são os teus testemunhos; a santidade convém à tua casa, Senhor, para sempre.</text:p>
      </text:section>
      <text:section text:style-name="Sect1" text:name="cap94">
        <text:h text:style-name="P6" text:outline-level="2">SALMOS-[Capítulo 94]</text:h>
        <text:p text:style-name="P2">1 Ó Iavé, Deus da vingança, ó Deus da vingança, resplandece!</text:p>
        <text:p text:style-name="P2">2 Exalta-te, ó juiz da terra! dá aos soberbos o que merecem.</text:p>
        <text:p text:style-name="P2">3 Até quando os ímpios, Senhor, até quando os ímpios exultarão?</text:p>
        <text:p text:style-name="P2">4 Até quando falarão, dizendo coisas arrogantes, e se gloriarão todos os que praticam a iniqüidade?</text:p>
        <text:p text:style-name="P2">5 Esmagam o teu povo, o Iavé, e afligem a tua herança.</text:p>
        <text:p text:style-name="P2">6 Matam a viúva e o estrangeiro, e tiram a vida ao órfão.</text:p>
        <text:p text:style-name="P2">7 E dizem: Iavé não vê; o Deus de Jacó não o percebe.</text:p>
        <text:p text:style-name="P2">8 Atendei, ó néscios, dentre o povo; e vós, insensatos, quando haveis de ser sábios?</text:p>
        <text:p text:style-name="P2">9 Aquele que fez ouvido, não ouvirá? ou aquele que formou o olho, não verá?</text:p>
        <text:p text:style-name="P2">10 Porventura aquele que disciplina as nações, não corrigirá? Aquele que instrui o homem no conhecimento,</text:p>
        <text:p text:style-name="P2">11 Iavé, conhece os pensamentos do homem, que são vaidade.</text:p>
        <text:p text:style-name="P2">12 Bem-aventurado é o homem a quem tu repreendes, o Iavé, e a quem ensinas a tua lei,</text:p>
        <text:p text:style-name="P2">13 para lhe dares descanso dos dias da adversidade, até que se abra uma cova para o ímpio.</text:p>
        <text:p text:style-name="P2">14 Pois Iavé não rejeitará o seu povo, nem desamparará a sua herança.</text:p>
        <text:p text:style-name="P2">15 Mas o juízo voltará a ser feito com justiça, e hão de segui-lo todos os retos de coração.</text:p>
        <text:p text:style-name="P2">16 Quem se levantará por mim contra os malfeitores? quem se porá ao meu lado contra os que praticam a iniqüidade?</text:p>
        <text:p text:style-name="P2">17 Se Iavé não tivesse sido o meu auxílio, já a minha alma estaria habitando no lugar do silêncio.</text:p>
        <text:p text:style-name="P2">18 Quando eu disse: O meu pé resvala; a tua benignidade, Senhor, me susteve.</text:p>
        <text:p text:style-name="P2">19 Quando os cuidados do meu coração se multiplicam, as tuas consolações recreiam a minha alma.</text:p>
        <text:p text:style-name="P2">20 Pode acaso associar-se contigo o trono de iniqüidade, que forja o mal tendo a lei por pretexto?</text:p>
        <text:p text:style-name="P2">21 Acorrem em tropel contra a vida do justo, e condenam o sangue inocente.</text:p>
        <text:p text:style-name="P2">22 Mas Iavé tem sido o meu alto retiro, e o meu Deus a rocha do meu alto retiro, e o meu Deus a rocha do meu refúgio.</text:p>
        <text:p text:style-name="P2">23 Ele fará recair sobre eles a sua própria iniqüidade, e os destruirá na sua própria malícia; o Iavé nosso Deus os destruirá.</text:p>
      </text:section>
      <text:section text:style-name="Sect1" text:name="cap95">
        <text:h text:style-name="P6" text:outline-level="2">SALMOS-[Capítulo 95]</text:h>
        <text:p text:style-name="P2">1 Vinde, cantemos alegremente a Iavé, cantemos com júbilo à rocha da nossa salvação.</text:p>
        <text:p text:style-name="P2"><text:soft-page-break/>2 Apresentemo-nos diante dele com ações de graças, e celebremo-lo com salmos de louvor.</text:p>
        <text:p text:style-name="P2">3 Porque Iavé é Deus grande, e Rei grande acima de todos os deuses.</text:p>
        <text:p text:style-name="P2">4 Nas suas mãos estão as profundezas da terra, e as alturas dos montes são suas.</text:p>
        <text:p text:style-name="P2">5 Seu é o mar, pois ele o fez, e as suas mãos formaram a serra terra seca.</text:p>
        <text:p text:style-name="P2">6 Oh, vinde, adoremos e prostremo-nos; ajoelhemos diante de Iavé, que nos criou.</text:p>
        <text:p text:style-name="P2">7 Porque ele é o nosso Deus, e nós povo do seu pasto e ovelhas que ele conduz. Oxalá que hoje ouvísseis a sua voz:</text:p>
        <text:p text:style-name="P2">8 Não endureçais o vosso coração como em Meribá, como no dia de Massá no deserto,</text:p>
        <text:p text:style-name="P2">9 quando vossos pais me tentaram, me provaram e viram a minha obra.</text:p>
        <text:p text:style-name="P2">10 Durante quarenta anos estive irritado com aquela geração, e disse: É um povo que erra de coração, e não conhece os meus caminhos;</text:p>
        <text:p text:style-name="P2">11 por isso jurei na minha ira: Eles não entrarão no meu descanso.</text:p>
      </text:section>
      <text:section text:style-name="Sect1" text:name="cap96">
        <text:h text:style-name="P6" text:outline-level="2">SALMOS-[Capítulo 96]</text:h>
        <text:p text:style-name="P2">1 Cantai a Iavé um cântico novo, cantai a Iavé, todos os moradores da terra.</text:p>
        <text:p text:style-name="P2">2 Cantai a Iavé, bendizei o seu nome; anunciai de dia em dia a sua salvação.</text:p>
        <text:p text:style-name="P2">3 Anunciai entre as nações a sua glória, entre todos os povos as suas maravilhas.</text:p>
        <text:p text:style-name="P2">4 Porque grande é Iavé, e digno de ser louvado; ele é mais temível do que todos os deuses.</text:p>
        <text:p text:style-name="P2">5 Porque todos os deuses dos povos são ídolos; mas Iavé fez os céus.</text:p>
        <text:p text:style-name="P2">6 Glória e majestade estão diante dele, força e formosura no seu santuário.</text:p>
        <text:p text:style-name="P2">7 Tributai a Iavé, ó famílias dos povos, tributai a Iavé glória e força.</text:p>
        <text:p text:style-name="P2">8 Tributai a Iavé a glória devida ao seu nome; trazei oferendas, e entrai nos seus átrios.</text:p>
        <text:p text:style-name="P2">9 Adorai a Iavé vestidos de trajes santos; tremei diante dele, todos os habitantes da terra.</text:p>
        <text:p text:style-name="P2">10 Dizei entre as nações: Iavé reina; ele firmou o mundo, de modo que não pode ser abalado. Ele julgará os povos com retidão.</text:p>
        <text:p text:style-name="P2">11 Alegrem-se os céus, e regozije-se a terra; brame o mar e a sua plenitude.</text:p>
        <text:p text:style-name="P2">12 Exulte o campo, e tudo o que nele há; então cantarão de júbilo todas as árvores do bosque</text:p>
        <text:p text:style-name="P2">13 diante de Iavé, porque ele vem, porque vem julgar a terra: julgará o mundo com justiça e os povos com a sua fidelidade.</text:p>
      </text:section>
      <text:section text:style-name="Sect1" text:name="cap97">
        <text:h text:style-name="P6" text:outline-level="2">SALMOS-[Capítulo 97]</text:h>
        <text:p text:style-name="P2">1 Iavé reina, regozije-se a terra; alegrem-se as numerosas ilhas.</text:p>
        <text:p text:style-name="P2">2 Nuvens e escuridão estão ao redor dele; justiça e eqüidade são a base do seu trono.</text:p>
        <text:p text:style-name="P2">3 Adiante dele vai um fogo que abrasa os seus inimigos em redor.</text:p>
        <text:p text:style-name="P2">4 Os seus relâmpagos alumiam o mundo; a terra os vê e treme.</text:p>
        <text:p text:style-name="P2"><text:soft-page-break/>5 Os montes, como cerca, se derretem na presença de Iavé, na presença de Iavé de toda a terra.</text:p>
        <text:p text:style-name="P2">6 Os céus anunciam a sua justiça, e todos os povos vêem a sua glória.</text:p>
        <text:p text:style-name="P2">7 Confundidos são todos os que servem imagens esculpidas, que se gloriam de ídolos; prostrai-vos diante dele, todos os deuses.</text:p>
        <text:p text:style-name="P2">8 Sião ouve e se alegra, e regozijam-se as filhas de Judá por causa dos teus juízos, Senhor.</text:p>
        <text:p text:style-name="P2">9 Pois tu, Senhor, és o Altíssimo sobre toda a terra; tu és sobremodo exaltado acima de todos os deuses.</text:p>
        <text:p text:style-name="P2">10 Iavé ama aos que odeiam o mal; ele preserva as almas dos seus santos, ele os livra das mãos dos ímpios.</text:p>
        <text:p text:style-name="P2">11 A luz é semeada para o justo, e a alegria para os retos de coração.</text:p>
        <text:p text:style-name="P2">12 Alegrai-vos, ó justos, <text:span text:style-name="T1">em Iavé</text:span>, e rendei graças ao seu santo nome.</text:p>
      </text:section>
      <text:section text:style-name="Sect1" text:name="cap98">
        <text:h text:style-name="P6" text:outline-level="2">SALMOS-[Capítulo 98]</text:h>
        <text:p text:style-name="P2">1 Cantai a Iavé um cântico novo, porque ele tem feito maravilhas; a sua destra e o seu braço santo lhe alcançaram a vitória.</text:p>
        <text:p text:style-name="P2">2 Iavé fez notória a sua salvação, manifestou a sua justiça perante os olhos das nações.</text:p>
        <text:p text:style-name="P2">3 Lembrou-se da sua misericórdia e da sua fidelidade para com a casa de Israel; todas as extremidades da terra viram a salvação do nosso Deus.</text:p>
        <text:p text:style-name="P2">4 Celebrai com júbilo a Iavé, todos os habitantes da terra; dai brados de alegria, regozijai-vos, e cantai louvores.</text:p>
        <text:p text:style-name="P2">5 Louvai a Iavé com a harpa; com a harpa e a voz de canto.</text:p>
        <text:p text:style-name="P2">6 Com trombetas, e ao som de buzinas, exultai diante do Rei, Iavé.</text:p>
        <text:p text:style-name="P2">7 Brame o mar e a sua plenitude, o mundo e os que nele habitam;</text:p>
        <text:p text:style-name="P2">8 batam palmas os rios; à uma regozijem-se os montes</text:p>
        <text:p text:style-name="P2">9 diante de Iavé, porque vem julgar a terra; com justiça julgará o mundo, e os povos com eqüidade.</text:p>
      </text:section>
      <text:section text:style-name="Sect1" text:name="cap99">
        <text:h text:style-name="P6" text:outline-level="2">SALMOS-[Capítulo 99]</text:h>
        <text:p text:style-name="P2">1 Iavé reina, tremam os povos; ele está entronizado sobre os querubins, estremeça a terra.</text:p>
        <text:p text:style-name="P2">2 Iavé é grande em Sião, e exaltado acima de todos os povos.</text:p>
        <text:p text:style-name="P2">3 Louvem o teu nome, grande e tremendo; pois é santo.</text:p>
        <text:p text:style-name="P2">4 És Rei poderoso que amas a justiça; estabeleces a eqüidade, executas juízo e justiça em Jacó.</text:p>
        <text:p text:style-name="P2">5 Exaltai o Iavé nosso Deus, e prostrai-vos diante do escabelo de seus pés; porque ele é santo.</text:p>
        <text:p text:style-name="P2">6 Moisés e Arão entre os seus sacerdotes, e Samuel entre os que invocavam o seu nome, clamavam a Iavé, e ele os ouvia.</text:p>
        <text:p text:style-name="P2">7 Na coluna de nuvem lhes falava; eles guardavam os seus testemunhos, e os estatutos que lhes dera.</text:p>
        <text:p text:style-name="P2"><text:soft-page-break/>8 Tu os ouviste, Iavé nosso Deus; tu foste para eles um Deus perdoador, embora vingador dos seus atos.</text:p>
        <text:p text:style-name="P2">9 Exaltai o Iavé nosso Deus e adorai-o no seu santo monte, porque o Iavé nosso Deus é santo.</text:p>
      </text:section>
      <text:section text:style-name="Sect1" text:name="cap100">
        <text:h text:style-name="P6" text:outline-level="2">SALMOS-[Capítulo 100]</text:h>
        <text:p text:style-name="P2">1 Celebrai com júbilo a Iavé, todos os habitantes da terra.</text:p>
        <text:p text:style-name="P2">2 Servi a Iavé com alegria, e apresentai-vos a ele com cântico.</text:p>
        <text:p text:style-name="P2">3 Sabei que Iavé é Deus! Foi ele quem nos fez, e somos dele; somos o seu povo e ovelhas do seu pasto.</text:p>
        <text:p text:style-name="P2">4 Entrai pelas suas portas com ação de graças, e em seus átrios com louvor; dai-lhe graças e bendizei o seu nome.</text:p>
        <text:p text:style-name="P2">5 Porque Iavé é bom; a sua benignidade dura para sempre, e a sua fidelidade de geração em geração.</text:p>
      </text:section>
      <text:section text:style-name="Sect1" text:name="cap101">
        <text:h text:style-name="P6" text:outline-level="2">SALMOS-[Capítulo 101]</text:h>
        <text:p text:style-name="P2">1 Cantarei a benignidade e o juízo; a ti, Senhor, cantarei.</text:p>
        <text:p text:style-name="P2">2 Portar-me-ei sabiamente no caminho reto. Oh, quando virás ter comigo? Andarei em minha casa com integridade de coração.</text:p>
        <text:p text:style-name="P2">3 Não porei coisa torpe diante dos meus olhos; aborreço as ações daqueles que se desviam; isso não se apagará a mim.</text:p>
        <text:p text:style-name="P2">4 Longe de mim estará o coração perverso; não conhecerei o mal.</text:p>
        <text:p text:style-name="P2">5 Aquele que difama o seu próximo às escondidas, eu o destruirei; aquele que tem olhar altivo e coração soberbo, não o tolerarei.</text:p>
        <text:p text:style-name="P2">6 Os meus olhos estão sobre os fiéis da terra, para que habitem comigo; o que anda no caminho perfeito, esse me servirá.</text:p>
        <text:p text:style-name="P2">7 O que usa de fraude não habitará em minha casa; o que profere mentiras não estará firme perante os meus olhos.</text:p>
        <text:p text:style-name="P2">8 De manhã em manhã destruirei todos os ímpios da terra, para desarraigar da cidade de Iavé todos os que praticam a iniqüidade.</text:p>
      </text:section>
      <text:section text:style-name="Sect1" text:name="cap102">
        <text:h text:style-name="P6" text:outline-level="2">SALMOS-[Capítulo 102]</text:h>
        <text:p text:style-name="P2">1 Ó Iavé, ouve a minha oração, e chegue a ti o meu clamor.</text:p>
        <text:p text:style-name="P2">2 Não escondas de mim o teu rosto no dia da minha angústia; inclina para mim os teus ouvidos; no dia em que eu clamar, ouve-me depressa.</text:p>
        <text:p text:style-name="P2">3 Pois os meus dias se desvanecem como fumaça, e os meus ossos ardem como um tição.</text:p>
        <text:p text:style-name="P2">4 O meu coração está ferido e seco como a erva, pelo que até me esqueço de comer o meu pão.</text:p>
        <text:p text:style-name="P2">5 Por causa do meu doloroso gemer, os meus ossos se apegam à minha carne.</text:p>
        <text:p text:style-name="P2">6 Sou semelhante ao pelicano no deserto; cheguei a ser como a coruja das ruínas.</text:p>
        <text:p text:style-name="P2">7 Vigio, e tornei-me como um passarinho solitário no telhado.</text:p>
        <text:p text:style-name="P2"><text:soft-page-break/>8 Os meus inimigos me afrontam todo o dia; os que contra mim se enfurecem, me amaldiçoam.</text:p>
        <text:p text:style-name="P2">9 Pois tenho comido cinza como pão, e misturado com lágrimas a minha bebida,</text:p>
        <text:p text:style-name="P2">10 por causa da tua indignação e da tua ira; pois tu me levantaste e me arrojaste de ti.</text:p>
        <text:p text:style-name="P2">11 Os meus dias são como a sombra que declina, e eu, como a erva, me vou secando.</text:p>
        <text:p text:style-name="P2">12 Mas tu, Senhor, estás entronizado para sempre, e o teu nome será lembrado por todas as gerações.</text:p>
        <text:p text:style-name="P2">13 Tu te lenvantarás e terás piedade de Sião; pois é o tempo de te compadeceres dela, sim, o tempo determinado já chegou.</text:p>
        <text:p text:style-name="P2">14 Porque os teus servos têm prazer nas pedras dela, e se compadecem do seu pó.</text:p>
        <text:p text:style-name="P2">15 As nações, pois, temerão o nome de Iavé, e todos os reis da terra a tua glória,</text:p>
        <text:p text:style-name="P2">16 quando Iavé edificar a Sião, e na sua glória se manifestar,</text:p>
        <text:p text:style-name="P2">17 atendendo à oração do desamparado, e não desprezando a sua súplica.</text:p>
        <text:p text:style-name="P2">18 Escreva-se isto para a geração futura, para que um povo que está por vir louve a Iavé.</text:p>
        <text:p text:style-name="P2">19 Pois olhou do alto do seu santuário; dos céus olhou Iavé para a terra,</text:p>
        <text:p text:style-name="P2">20 para ouvir o gemido dos presos, para libertar os sentenciados à morte;</text:p>
        <text:p text:style-name="P2">21 a fim de que seja anunciado em Sião o nome de Iavé, e o seu louvor em Jerusalém,</text:p>
        <text:p text:style-name="P2">22 quando se congregarem os povos, e os reinos, para servirem a Iavé.</text:p>
        <text:p text:style-name="P2">23 Ele abateu a minha força no caminho; abreviou os meus dias.</text:p>
        <text:p text:style-name="P2">24 Eu clamo: Deus meu, não me leves no meio dos meus dias, tu, cujos anos alcançam todas as gerações.</text:p>
        <text:p text:style-name="P2">25 Desde a antigüidade fundaste a terra; e os céus são obra das tuas mãos.</text:p>
        <text:p text:style-name="P2">26 Eles perecerão, mas tu permanecerás; todos eles, como um vestido, envelhecerão; como roupa os mundarás, e ficarão mudados.</text:p>
        <text:p text:style-name="P2">27 Mas tu és o mesmo, e os teus anos não acabarão.</text:p>
        <text:p text:style-name="P2">28 Os filhos dos teus servos habitarão seguros, e a sua descendência ficará firmada diante de ti.</text:p>
      </text:section>
      <text:section text:style-name="Sect1" text:name="cap103">
        <text:h text:style-name="P6" text:outline-level="2">SALMOS-[Capítulo 103]</text:h>
        <text:p text:style-name="P2">1 Bendize, ó minha alma, a Iavé, e tudo o que há em mim bendiga o seu santo nome.</text:p>
        <text:p text:style-name="P2">2 Bendize, ó minha alma, a Iavé, e não te esqueças de nenhum dos seus benefícios.</text:p>
        <text:p text:style-name="P2">3 É ele quem perdoa todas as tuas iniqüidades, quem sara todas as tuas enfermidades,</text:p>
        <text:p text:style-name="P2">4 quem redime a tua vida da cova, quem te coroa de benignidade e de misericórdia,</text:p>
        <text:p text:style-name="P2">5 quem te supre de todo o bem, de sorte que a tua mocidade se renova como a da águia.</text:p>
        <text:p text:style-name="P2">6 Iavé executa atos de justiça, e juízo a favor de todos os oprimidos.</text:p>
        <text:p text:style-name="P2">7 Fez notórios os seus caminhos a Moisés, e os seus feitos aos filhos de Israel.</text:p>
        <text:p text:style-name="P2">8 Compassivo e misericordioso é Iavé; tardio em irar-se e grande em benignidade.</text:p>
        <text:p text:style-name="P2">9 Não repreenderá perpetuamente, nem para sempre conservará a sua ira.</text:p>
        <text:p text:style-name="P2">10 Não nos trata segundo os nossos pecados, nem nos retribui segundo as nossas iniqüidades.</text:p>
        <text:p text:style-name="P2">11 Pois quanto o céu está elevado acima da terra, assim é grande a sua benignidade para com os que o temem.</text:p>
        <text:p text:style-name="P2">12 Quanto o oriente está longe do ocidente, tanto tem ele afastado de nós as nossas transgressões.</text:p>
        <text:p text:style-name="P2"><text:soft-page-break/>13 Como um pai se compadece de seus filhos, assim Iavé se compadece daqueles que o temem.</text:p>
        <text:p text:style-name="P2">14 Pois ele conhece a nossa estrutura; lembra-se de que somos pó.</text:p>
        <text:p text:style-name="P2">15 Quanto ao homem, os seus dias são como a erva; como a flor do campo, assim ele floresce.</text:p>
        <text:p text:style-name="P2">16 Pois, passando por ela o vento, logo se vai, e o seu lugar não a conhece mais.</text:p>
        <text:p text:style-name="P2">17 Mas é de eternidade a eternidade a benignidade de Iavé sobre aqueles que o temem, e a sua justiça sobre os filhos dos filhos,</text:p>
        <text:p text:style-name="P2">18 sobre aqueles que guardam o seu pacto, e sobre os que se lembram dos seus preceitos para os cumprirem.</text:p>
        <text:p text:style-name="P2">19 Iavé estabeleceu o seu trono nos céus, e o seu reino domina sobre tudo.</text:p>
        <text:p text:style-name="P2">20 Bendizei a Iavé, vós anjos seus, poderosos em força, que cumpris as suas ordens, obedecendo à voz da sua palavra!</text:p>
        <text:p text:style-name="P2">21 Bendizei a Iavé, vós todos os seus exércitos, vós ministros seus, que executais a sua vontade!</text:p>
        <text:p text:style-name="P2">22 Bendizei a Iavé, vós todas as suas obras, em todos os lugares do seu domínio! Bendizei, ó minha alma a Iavé!</text:p>
      </text:section>
      <text:section text:style-name="Sect1" text:name="cap104">
        <text:h text:style-name="P6" text:outline-level="2">SALMOS-[Capítulo 104]</text:h>
        <text:p text:style-name="P2">1 Bendize, ó minha alma, a Iavé! Senhor, Deus meu, tu és magnificentíssimo! Estás vestido de honra e de majestade,</text:p>
        <text:p text:style-name="P2">2 tu que te cobres de luz como de um manto, que estendes os céus como uma cortina.</text:p>
        <text:p text:style-name="P2">3 És tu que pões nas águas os vigamentos da tua morada, que fazes das nuvens o teu carro, que andas sobre as asas do vento;</text:p>
        <text:p text:style-name="P2">4 que fazes dos ventos teus mensageiros, dum fogo abrasador os teus ministros.</text:p>
        <text:p text:style-name="P2">5 Lançaste os fundamentos da terra, para que ela não fosse abalada em tempo algum.</text:p>
        <text:p text:style-name="P2">6 Tu a cobriste do abismo, como dum vestido; as águas estavam sobre as montanhas.</text:p>
        <text:p text:style-name="P2">7 À tua repreensão fugiram; à voz do teu trovão puseram-se em fuga.</text:p>
        <text:p text:style-name="P2">8 Elevaram-se as montanhas, desceram os vales, até o lugar que lhes determinaste.</text:p>
        <text:p text:style-name="P2">9 Limite lhes traçaste, que não haviam de ultrapassar, para que não tornassem a cobrir a terra.</text:p>
        <text:p text:style-name="P2">10 És tu que nos vales fazes rebentar nascentes, que correm entre as colinas.</text:p>
        <text:p text:style-name="P2">11 Dão de beber a todos os animais do campo; ali os asnos monteses matam a sua sede.</text:p>
        <text:p text:style-name="P2">12 Junto delas habitam as aves dos céus; dentre a ramagem fazem ouvir o seu canto.</text:p>
        <text:p text:style-name="P2">13 Da tua alta morada regas os montes; a terra se farta do fruto das tuas obras.</text:p>
        <text:p text:style-name="P2">14 Fazes crescer erva para os animais, e a verdura para uso do homem, de sorte que da terra tire o alimento,</text:p>
        <text:p text:style-name="P2">15 o vinho que alegra o seu coração, o azeite que faz reluzir o seu rosto, e o pão que lhe fortalece o coração.</text:p>
        <text:p text:style-name="P2"><text:soft-page-break/>16 Saciam-se as árvores de Iavé, os cedros do Líbano que ele plantou,</text:p>
        <text:p text:style-name="P2">17 nos quais as aves se aninham, e a cegonha, cuja casa está nos ciprestes.</text:p>
        <text:p text:style-name="P2">18 Os altos montes são um refúgio para as cabras montesas, e as rochas para os querogrilos.</text:p>
        <text:p text:style-name="P2">19 Designou a lua para marcar as estações; o sol sabe a hora do seu ocaso.</text:p>
        <text:p text:style-name="P2">20 Fazes as trevas, e vem a noite, na qual saem todos os animais da selva.</text:p>
        <text:p text:style-name="P2">21 Os leões novos os animais bramam pela presa, e de Deus buscam o seu sustento.</text:p>
        <text:p text:style-name="P2">22 Quando nasce o sol, logo se recolhem e se deitam nos seus covis.</text:p>
        <text:p text:style-name="P2">23 Então sai o homem para a sua lida e para o seu trabalho, até a tarde.</text:p>
        <text:p text:style-name="P2">24 Ó Iavé, quão multiformes são as tuas obras! Todas elas as fizeste com sabedoria; a terra está cheia das tuas riquezas.</text:p>
        <text:p text:style-name="P2">25 Eis também o vasto e espaçoso mar, no qual se movem seres inumeráveis, animais pequenos e grandes.</text:p>
        <text:p text:style-name="P2">26 Ali andam os navios, e o leviatã que formaste para nele folgar.</text:p>
        <text:p text:style-name="P2">27 Todos esperam de ti que lhes dês o sustento a seu tempo.</text:p>
        <text:p text:style-name="P2">28 Tu lho dás, e eles o recolhem; abres a tua mão, e eles se fartam de bens.</text:p>
        <text:p text:style-name="P2">29 Escondes o teu rosto, e ficam perturbados; se lhes tiras a respiração, morrem, e voltam para o seu pó.</text:p>
        <text:p text:style-name="P2">30 Envias o teu fôlego, e são criados; e assim renovas a face da terra.</text:p>
        <text:p text:style-name="P2">31 Permaneça para sempre a glória de Iavé; regozije-se Iavé nas suas obras;</text:p>
        <text:p text:style-name="P2">32 ele olha para a terra, e ela treme; ele toca nas montanhas, e elas fumegam.</text:p>
        <text:p text:style-name="P2">33 Cantarei a Iavé enquanto eu viver; cantarei louvores ao meu Deus enquanto eu existir.</text:p>
        <text:p text:style-name="P2">34 Seja-lhe agradável a minha meditação; eu me regozijarei <text:span text:style-name="T1">em Iavé</text:span>.</text:p>
        <text:p text:style-name="P2">35 Sejam extirpados da terra os pecadores, e não subsistam mais os ímpios. Bendize, ó minha alma, a Iavé. Louvai a Iavé.</text:p>
      </text:section>
      <text:section text:style-name="Sect1" text:name="cap105">
        <text:h text:style-name="P6" text:outline-level="2">SALMOS-[Capítulo 105]</text:h>
        <text:p text:style-name="P2">1 Dai graças a Iavé; invocai o seu nome; fazei conhecidos os seus feitos entre os povos.</text:p>
        <text:p text:style-name="P2">2 Cantai-lhe, cantai-lhe louvores; falai de todas as suas maravilhas.</text:p>
        <text:p text:style-name="P2">3 Gloriai-vos no seu santo nome; regozije-se o coração daqueles que buscam a Iavé.</text:p>
        <text:p text:style-name="P2">4 Buscai a Iavé e a sua força; buscai a sua face continuamente.</text:p>
        <text:p text:style-name="P2">5 Lembrai-vos das maravilhas que ele tem feito, dos seus prodígios e dos juízos da sua boca,</text:p>
        <text:p text:style-name="P2">6 vós, descendência de Abraão, seu servo, vós, filhos de Jacó, seus escolhidos.</text:p>
        <text:p text:style-name="P2">7 Ele é o Iavé nosso Deus; os seus juízos estão em toda a terra.</text:p>
        <text:p text:style-name="P2">8 Lembra-se perpetuamente do seu pacto, da palavra que ordenou para mil gerações;</text:p>
        <text:p text:style-name="P2">9 do pacto que fez com Abraão, e do seu juramento a Isaque;</text:p>
        <text:p text:style-name="P2">10 o qual ele confirmou a Jacó por estatuto, e a Israel por pacto eterno,</text:p>
        <text:p text:style-name="P2"><text:soft-page-break/>11 dizendo: A ti darei a terra de Canaã, como porção da vossa herança.</text:p>
        <text:p text:style-name="P2">12 Quando eles eram ainda poucos em número, de pouca importância, e forasteiros nela,</text:p>
        <text:p text:style-name="P2">13 andando de nação em nação, dum reino para outro povo,</text:p>
        <text:p text:style-name="P2">14 não permitiu que ninguém os oprimisse, e por amor deles repreendeu reis, dizendo:</text:p>
        <text:p text:style-name="P2">15 Não toqueis nos meus ungidos, e não maltrateis os meus profetas.</text:p>
        <text:p text:style-name="P2">16 Chamou a fome sobre a terra; retirou-lhes todo o sustento do pão.</text:p>
        <text:p text:style-name="P2">17 Enviou adiante deles um varão; José foi vendido como escravo;</text:p>
        <text:p text:style-name="P2">18 feriram-lhe os pés com grilhões; puseram-no a ferro,</text:p>
        <text:p text:style-name="P2">19 até o tempo em que a sua palavra se cumpriu; a palavra de Iavé o provou.</text:p>
        <text:p text:style-name="P2">20 O rei mandou, e fez soltá-lo; o governador dos povos o libertou.</text:p>
        <text:p text:style-name="P2">21 Fê-lo senhor da sua casa, e governador de toda a sua fazenda,</text:p>
        <text:p text:style-name="P2">22 para, a seu gosto, dar ordens aos príncipes, e ensinar aos anciãos a sabedoria.</text:p>
        <text:p text:style-name="P2">23 Então Israel entrou no Egito, e Jacó peregrinou na terra de Cão.</text:p>
        <text:p text:style-name="P2">24 E Iavé multiplicou sobremodo o seu povo, e o fez mais poderoso do que os seus inimigos.</text:p>
        <text:p text:style-name="P2">25 Mudou o coração destes para que odiassem o seu povo, e tratassem astutamente aos seus servos.</text:p>
        <text:p text:style-name="P2">26 Enviou Moisés, seu servo, e Arão, a quem escolhera,</text:p>
        <text:p text:style-name="P2">27 os quais executaram entre eles os seus sinais e prodígios na terra de Cão.</text:p>
        <text:p text:style-name="P2">28 Mandou à escuridão que a escurecesse; e foram rebeldes à sua palavra.</text:p>
        <text:p text:style-name="P2">29 Converteu-lhes as águas em sangue, e fez morrer os seus peixes.</text:p>
        <text:p text:style-name="P2">30 A terra deles produziu rãs em abundância, até nas câmaras dos seus reis.</text:p>
        <text:p text:style-name="P2">31 Ele falou, e vieram enxames de moscas em todo o seu têrmo.</text:p>
        <text:p text:style-name="P2">32 Deu-lhes saraiva por chuva, e fogo abrasador na sua terra.</text:p>
        <text:p text:style-name="P2">33 Feriu-lhes também as vinhas e os figueirais, e quebrou as árvores da sua terra.</text:p>
        <text:p text:style-name="P2">34 Ele falou, e vieram gafanhotos, e pulgões em quantidade inumerável,</text:p>
        <text:p text:style-name="P2">35 que comeram toda a erva da sua terra, e devoraram o fruto dos seus campos.</text:p>
        <text:p text:style-name="P2">36 Feriu também todos os primogênitos da terra deles, as primícias de toda a sua força.</text:p>
        <text:p text:style-name="P2">37 E fez sair os israelitas com prata e ouro, e entre as suas tribos não havia quem tropeçasse.</text:p>
        <text:p text:style-name="P2">38 O Egito alegrou-se quando eles saíram, porque o temor deles o dominara.</text:p>
        <text:p text:style-name="P2">39 Estendeu uma nuvem para os cobrir, e um fogo para os alumiar de noite.</text:p>
        <text:p text:style-name="P2">40 Eles pediram, e ele fez vir codornizes, e os saciou com pão do céu.</text:p>
        <text:p text:style-name="P2">41 Fendeu a rocha, e dela brotaram águas, que correram pelos lugares áridos como um rio.</text:p>
        <text:p text:style-name="P2">42 Porque se lembrou da sua santa palavra, e de Abraão, seu servo.</text:p>
        <text:p text:style-name="P2">43 Fez sair com alegria o seu povo, e com cânticos de júbilo os seus escolhidos.</text:p>
        <text:p text:style-name="P2">44 Deu-lhes as terras das nações, e eles herdaram o fruto do trabalho dos povos,</text:p>
        <text:p text:style-name="P2"><text:soft-page-break/>45 para que guardassem os seus preceitos, e observassem as suas leis. Louvai a Iavé</text:p>
      </text:section>
      <text:section text:style-name="Sect1" text:name="cap106">
        <text:h text:style-name="P6" text:outline-level="2">SALMOS-[Capítulo 106]</text:h>
        <text:p text:style-name="P2">1 Louvai a Iavé. Louvai a Iavé, porque ele é bom; porque a sua benignidade dura para sempre.</text:p>
        <text:p text:style-name="P2">2 Quem pode referir os poderosos feitos de Iavé, ou anunciar todo o seu louvor?</text:p>
        <text:p text:style-name="P2">3 Bem-aventurados os que observam o direito, que praticam a justiça em todos os tempos.</text:p>
        <text:p text:style-name="P2">4 Lembra-te de mim, Senhor, quando mostrares favor ao teu povo; visita-me com a tua salvação,</text:p>
        <text:p text:style-name="P2">5 para que eu veja a prosperidade dos teus escolhidos, para que me alegre com a alegria da tua nação, e me glorie juntamente com a tua herança.</text:p>
        <text:p text:style-name="P2">6 Nós pecamos, como nossos pais; cometemos a iniqüidade, andamos perversamente.</text:p>
        <text:p text:style-name="P2">7 Nossos pais não atentaram para as tuas maravilhas no Egito, não se lembraram da multidão das tuas benignidades; antes foram rebeldes contra o Altíssimo junto ao Mar Vermelho.</text:p>
        <text:p text:style-name="P2">8 Não obstante, ele os salvou por amor do seu nome, para fazer conhecido o seu poder.</text:p>
        <text:p text:style-name="P2">9 Pois repreendeu o Mar Vermelho e este se secou; e os fez caminhar pelos abismos como pelo deserto.</text:p>
        <text:p text:style-name="P2">10 Salvou-os da mão do adversário, livrou-os do poder do inimigo.</text:p>
        <text:p text:style-name="P2">11 As águas, porém, cobriram os seus adversários; nem um só deles ficou.</text:p>
        <text:p text:style-name="P2">12 Então creram nas palavras dele e cantaram-lhe louvor.</text:p>
        <text:p text:style-name="P2">13 Cedo, porém, se esqueceram das suas obras; não esperaram pelo seu conselho;</text:p>
        <text:p text:style-name="P2">14 mas deixaram-se levar pela cobiça no deserto, e tentaram a Deus no ermo.</text:p>
        <text:p text:style-name="P2">15 E ele lhes deu o que pediram, mas fê-los definhar de doença.</text:p>
        <text:p text:style-name="P2">16 Tiveram inveja de Moisés no acampamento, e de Arão, o santo de Iavé.</text:p>
        <text:p text:style-name="P2">17 Abriu-se a terra, e engoliu a Datã, e cobriu a companhia de Abirão;</text:p>
        <text:p text:style-name="P2">18 ateou-se um fogo no meio da congregação; e chama abrasou os ímpios.</text:p>
        <text:p text:style-name="P2">19 Fizeram um bezerro em Horebe, e adoraram uma imagem de fundição.</text:p>
        <text:p text:style-name="P2">20 Assim trocaram a sua glória pela figura de um boi que come erva.</text:p>
        <text:p text:style-name="P2">21 Esqueceram-se de Deus seu Salvador, que fizera grandes coisas no Egito,</text:p>
        <text:p text:style-name="P2">22 maravilhas na terra de Cão, coisas tremendas junto ao Mar Vermelho.</text:p>
        <text:p text:style-name="P2">23 Pelo que os teria destruído, como dissera, se Moisés, seu escolhido, não se tivesse interposto diante dele, para desviar a sua indignação, a fim de que não os destruísse.</text:p>
        <text:p text:style-name="P2">24 Também desprezaram a terra aprazível; não confiaram na sua promessa;</text:p>
        <text:p text:style-name="P2">25 antes murmuraram em suas tendas e não deram ouvidos à voz de Iavé.</text:p>
        <text:p text:style-name="P2">26 Pelo que levantou a sua mão contra eles, afirmando que os faria cair no deserto;</text:p>
        <text:p text:style-name="P2">27 que dispersaria também a sua descendência entre as nações, e os espalharia pelas terras.</text:p>
        <text:p text:style-name="P2"><text:soft-page-break/>28 Também se apegaram a Baal-Peor, e comeram sacrifícios oferecidos aos mortos.</text:p>
        <text:p text:style-name="P2">29 Assim o provocaram à ira com as suas ações; e uma praga rebentou entre eles.</text:p>
        <text:p text:style-name="P2">30 Então se levantou Finéias, que executou o juízo; e cessou aquela praga.</text:p>
        <text:p text:style-name="P2">31 E isto lhe foi imputado como justiça, de geração em geração, para sempre.</text:p>
        <text:p text:style-name="P2">32 Indignaram-no também junto às águas de Meribá, de sorte que sucedeu mal a Moisés por causa deles;</text:p>
        <text:p text:style-name="P2">33 porque amarguraram o seu espírito; e ele falou imprudentemente com seus lábios.</text:p>
        <text:p text:style-name="P2">34 Não destruíram os povos, como Iavé lhes ordenara;</text:p>
        <text:p text:style-name="P2">35 antes se misturaram com as nações, e aprenderam as suas obras.</text:p>
        <text:p text:style-name="P2">36 Serviram aos seus ídolos, que vieram a ser-lhes um laço;</text:p>
        <text:p text:style-name="P2">37 sacrificaram seus filhos e suas filhas aos demônios;</text:p>
        <text:p text:style-name="P2">38 e derramaram sangue inocente, o sangue de seus filhos e de suas filhas, que eles sacrificaram aos ídolos de Canaã; e a terra foi manchada com sangue.</text:p>
        <text:p text:style-name="P2">39 Assim se contaminaram com as suas obras, e se prostituíram pelos seus feitos.</text:p>
        <text:p text:style-name="P2">40 Pelo que se acendeu a ira de Iavé contra o seu povo, de modo que abominou a sua herança;</text:p>
        <text:p text:style-name="P2">41 entregou-os nas mãos das nações, e aqueles que os odiavam dominavam sobre eles.</text:p>
        <text:p text:style-name="P2">42 Os seus inimigos os oprimiram, e debaixo das mãos destes foram eles humilhados.</text:p>
        <text:p text:style-name="P2">43 Muitas vezes os livrou; mas eles foram rebeldes nos seus desígnios, e foram abatidos pela sua iniqüidade.</text:p>
        <text:p text:style-name="P2">44 Contudo, atentou para a sua aflição, quando ouviu o seu clamor;</text:p>
        <text:p text:style-name="P2">45 e a favor deles lembrou-se do seu pacto, e aplacou-se, segundo a abundância da sua benignidade.</text:p>
        <text:p text:style-name="P2">46 Por isso fez com que obtivessem compaixão da parte daqueles que os levaram cativos.</text:p>
        <text:p text:style-name="P2">47 Salva-nos, Senhor, nosso Deus, e congrega-nos dentre as nações, para que louvemos o teu santo nome, e nos gloriemos no teu louvor.</text:p>
        <text:p text:style-name="P2">48 Bendito seja Iavé, Deus de Israel, de eternidade em eternidade! E diga todo o povo: Amém. Louvai a Iavé.</text:p>
      </text:section>
      <text:section text:style-name="Sect1" text:name="cap107">
        <text:h text:style-name="P6" text:outline-level="2">SALMOS-[Capítulo 107]</text:h>
        <text:p text:style-name="P2">1 Dai graças a Iavé, porque ele é bom; porque a sua benignidade dura para sempre;</text:p>
        <text:p text:style-name="P2">2 digam-no os remidos de Iavé, os quais ele remiu da mão do inimigo,</text:p>
        <text:p text:style-name="P2">3 e os que congregou dentre as terras, do Oriente e do Ocidente, do Norte e do Sul.</text:p>
        <text:p text:style-name="P2">4 Andaram desgarrados pelo deserto, por caminho ermo; não acharam cidade em que habitassem.</text:p>
        <text:p text:style-name="P2">5 Andavam famintos e sedentos; desfalecia-lhes a alma.</text:p>
        <text:p text:style-name="P2">6 E clamaram a Iavé na sua tribulação, e ele os livrou das suas angústias;</text:p>
        <text:p text:style-name="P2">7 conduziu-os por um caminho direito, para irem a uma cidade em que habitassem.</text:p>
        <text:p text:style-name="P2"><text:soft-page-break/>8 Dêem graças a Iavé pela sua benignidade, e pelas suas maravilhas para com os filhos dos homens!</text:p>
        <text:p text:style-name="P2">9 Pois ele satisfaz a alma sedenta, e enche de bens a alma faminta.</text:p>
        <text:p text:style-name="P2">10 Quanto aos que se assentavam nas trevas e sombra da morte, presos em aflição e em ferros,</text:p>
        <text:p text:style-name="P2">11 por se haverem rebelado contra as palavras de Deus, e desprezado o conselho do Altíssimo,</text:p>
        <text:p text:style-name="P2">12 eis que lhes abateu o coração com trabalho; tropeçaram, e não houve quem os ajudasse.</text:p>
        <text:p text:style-name="P2">13 Então clamaram a Iavé na sua tribulação, e ele os livrou das suas angústias.</text:p>
        <text:p text:style-name="P2">14 Tirou-os das trevas e da sombra da morte, e quebrou-lhes as prisões.</text:p>
        <text:p text:style-name="P2">15 Dêem graças a Iavé pela sua benignidade, e pelas suas maravilhas para com os filhos dos homens!</text:p>
        <text:p text:style-name="P2">16 Pois quebrou as portas de bronze e despedaçou as trancas de ferro.</text:p>
        <text:p text:style-name="P2">17 Os insensatos, por causa do seu caminho de transgressão, e por causa das suas iniqüidades, são afligidos.</text:p>
        <text:p text:style-name="P2">18 A sua alma aborreceu toda sorte de comida, e eles chegaram até as portas da morte.</text:p>
        <text:p text:style-name="P2">19 Então clamaram a Iavé na sua tribulação, e ele os livrou das suas angústias.</text:p>
        <text:p text:style-name="P2">20 Enviou a sua palavra, e os sarou, e os livrou da destruição.</text:p>
        <text:p text:style-name="P2">21 Dêem graças a Iavé pela sua benignidade, e pelas suas maravilhas para com os filhos dos homens!</text:p>
        <text:p text:style-name="P2">22 Ofereçam sacrifícios de louvor, e relatem as suas obras com regozijo!</text:p>
        <text:p text:style-name="P2">23 Os que descem ao mar em navios, os que fazem comércio nas grandes águas,</text:p>
        <text:p text:style-name="P2">24 esses vêem as obras de Iavé, e as suas maravilhas no abismo.</text:p>
        <text:p text:style-name="P2">25 Pois ele manda, e faz levantar o vento tempestuoso, que eleva as ondas do mar.</text:p>
        <text:p text:style-name="P2">26 Eles sobem ao céu, descem ao abismo; esvaece-lhes a alma de aflição.</text:p>
        <text:p text:style-name="P2">27 Balançam e cambaleiam como ébrios, e perdem todo o tino.</text:p>
        <text:p text:style-name="P2">28 Então clamam a Iavé na sua tribulação, e ele os livra das suas angústias.</text:p>
        <text:p text:style-name="P2">29 Faz cessar a tormenta, de modo que se acalmam as ondas.</text:p>
        <text:p text:style-name="P2">30 Então eles se alegram com a bonança; e assim ele os leva ao porto desejado.</text:p>
        <text:p text:style-name="P2">31 Dêem graças a Iavé pela sua benignidade, e pelas suas maravilhas para com os filhos dos homens!</text:p>
        <text:p text:style-name="P2">32 Exaltem-no na congregação do povo, e louvem-no na assembléia dos anciãos!</text:p>
        <text:p text:style-name="P2">33 Ele converte rios em deserto, e nascentes em terra sedenta;</text:p>
        <text:p text:style-name="P2">34 a terra frutífera em deserto salgado, por causa da maldade dos que nela habitam.</text:p>
        <text:p text:style-name="P2">35 Converte o deserto em lagos, e a terra seca em nascentes.</text:p>
        <text:p text:style-name="P2">36 E faz habitar ali os famintos, que edificam uma cidade para sua habitação;</text:p>
        <text:p text:style-name="P2">37 semeiam campos e plantam vinhas, que produzem frutos abundantes.</text:p>
        <text:p text:style-name="P2">38 Ele os abençoa, de modo que se multiplicam sobremaneira; e não permite que o seu gado diminua.</text:p>
        <text:p text:style-name="P2"><text:soft-page-break/>39 Quando eles decrescem e são abatidos pela opressão, aflição e tristeza,</text:p>
        <text:p text:style-name="P2">40 ele lança o desprezo sobre os príncipes, e os faz desgarrados pelo deserto, onde não há caminho.</text:p>
        <text:p text:style-name="P2">41 Mas levanta da opressão o necessitado para um alto retiro, e dá-lhe famílias como um rebanho.</text:p>
        <text:p text:style-name="P2">42 Os retos o vêem e se regozijam, e toda a iniqüidade tapa a sua própria boca.</text:p>
        <text:p text:style-name="P2">43 Quem é sábio observe estas coisas, e considere atentamente as benignidades de Iavé.</text:p>
      </text:section>
      <text:section text:style-name="Sect1" text:name="cap108">
        <text:h text:style-name="P6" text:outline-level="2">SALMOS-[Capítulo 108]</text:h>
        <text:p text:style-name="P2">1 Preparado está o meu coração, ó Deus; cantarei, sim, cantarei louvores, com toda a minha alma.</text:p>
        <text:p text:style-name="P2">2 Despertai, saltério e harpa; eu mesmo despertarei a aurora.</text:p>
        <text:p text:style-name="P2">3 Louvar-te-ei entre os povos, Senhor, cantar-te-ei louvores entre as nações.</text:p>
        <text:p text:style-name="P2">4 Pois grande, acima dos céus, é a tua benignidade, e a tua verdade ultrapassa as mais altas nuvens.</text:p>
        <text:p text:style-name="P2">5 Sê exaltado, ó Deus, acima dos céus, e seja a tua glória acima de toda a terra!</text:p>
        <text:p text:style-name="P2">6 Para que sejam livres os teus amados, salva-nos com a tua destra, e ouve-nos.</text:p>
        <text:p text:style-name="P2">7 Deus falou no seu santuário: Eu me regozijarei; repartirei Siquém, e medirei o vale de Sucote.</text:p>
        <text:p text:style-name="P2">8 Meu é Gileade, meu é Manassés; também Efraim é o meu capacete; Judá o meu cetro.</text:p>
        <text:p text:style-name="P2">9 Moabe a minha bacia de lavar; sobre Edom lançarei o meu sapato; sobre a Filístia bradarei em triunfo.</text:p>
        <text:p text:style-name="P2">10 Quem me conduzirá à cidade fortificada? Quem me guiará até Edom?</text:p>
        <text:p text:style-name="P2">11 Porventura não nos rejeitaste, ó Deus? Não sais, ó Deus, com os nossos exércitos.</text:p>
        <text:p text:style-name="P2">12 Dá-nos auxílio contra o adversário, pois vão é o socorro da parte do homem.</text:p>
        <text:p text:style-name="P2">13 Em Deus faremos proezas; porque é ele quem calcará aos pés os nossos inimigos.</text:p>
      </text:section>
      <text:section text:style-name="Sect1" text:name="cap109">
        <text:h text:style-name="P6" text:outline-level="2">SALMOS-[Capítulo 109]</text:h>
        <text:p text:style-name="P2">1 Ó Deus do meu louvor, não te cales;</text:p>
        <text:p text:style-name="P2">2 pois a boca do ímpio e a boca fraudulenta se abrem contra mim; falam contra mim com uma língua mentirosa.</text:p>
        <text:p text:style-name="P2">3 Eles me cercam com palavras de ódio, e pelejam contra mim sem causa.</text:p>
        <text:p text:style-name="P2">4 Em paga do meu amor são meus adversários; mas eu me dedico à oração.</text:p>
        <text:p text:style-name="P2">5 Retribuem-me o mal pelo bem, e o ódio pelo amor.</text:p>
        <text:p text:style-name="P2">6 Põe sobre ele um ímpio, e esteja à sua direita um acusador.</text:p>
        <text:p text:style-name="P2">7 Quando ele for julgado, saia condenado; e em pecado se lhe torne a sua oração!</text:p>
        <text:p text:style-name="P2">8 Sejam poucos os seus dias, e outro tome o seu ofício!</text:p>
        <text:p text:style-name="P2">9 Fiquem órfãos os seus filhos, e viúva a sua mulher!</text:p>
        <text:p text:style-name="P2"><text:soft-page-break/>10 Andem errantes os seus filhos, e mendiguem; esmolem longe das suas habitações assoladas.</text:p>
        <text:p text:style-name="P2">11 O credor lance mão de tudo quanto ele tenha, e despojem-no os estranhos do fruto do seu trabalho!</text:p>
        <text:p text:style-name="P2">12 Não haja ninguém que se compadeça dele, nem haja quem tenha pena dos seus órfãos!</text:p>
        <text:p text:style-name="P2">13 Seja extirpada a sua posteridade; o seu nome seja apagado na geração seguinte!</text:p>
        <text:p text:style-name="P2">14 Esteja na memória de Iavé a iniqüidade de seus pais; e não se apague o pecado de sua mãe!</text:p>
        <text:p text:style-name="P2">15 Antes estejam sempre perante Iavé, para que ele faça desaparecer da terra a memória deles!</text:p>
        <text:p text:style-name="P2">16 Porquanto não se lembrou de usar de benignidade; antes perseguiu o varão aflito e o necessitado, como também o quebrantado de coração, para o matar.</text:p>
        <text:p text:style-name="P2">17 Visto que amou a maldição, que ela lhe sobrevenha! Como não desejou a bênção, que ela se afaste dele!</text:p>
        <text:p text:style-name="P2">18 Assim como se vestiu de maldição como dum vestido, assim penetre ela nas suas entranhas como água, e em seus ossos como azeite!</text:p>
        <text:p text:style-name="P2">19 Seja para ele como o vestido com que ele se cobre, e como o cinto com que sempre anda cingido!</text:p>
        <text:p text:style-name="P2">20 Seja este, da parte de Iavé, o galardão dos meus adversários, e dos que falam mal contra mim!</text:p>
        <text:p text:style-name="P2">21 Mas tu, ó Deus, meu Senhor age em meu favor por amor do teu nome; pois que é boa a tua benignidade, livra-me;</text:p>
        <text:p text:style-name="P2">22 pois sou pobre e necessitado, e dentro de mim está ferido o meu coração.</text:p>
        <text:p text:style-name="P2">23 Eis que me vou como a sombra que declina; sou arrebatado como o gafanhoto.</text:p>
        <text:p text:style-name="P2">24 Os meus joelhos estão enfraquecidos pelo jejum, e a minha carne perde a sua gordura.</text:p>
        <text:p text:style-name="P2">25 Eu sou para eles objeto de vergonha; ao me verem, meneiam a cabeça.</text:p>
        <text:p text:style-name="P2">26 Ajuda-me, Iavé, Deus meu; salva-me segundo a tua benignidade.</text:p>
        <text:p text:style-name="P2">27 Saibam que nisto está a tua mão, e que tu, Senhor, o fizeste.</text:p>
        <text:p text:style-name="P2">28 Amaldiçoem eles, mas abençoa tu; fiquem confundidos os meus adversários; mas alegre-se o teu servo!</text:p>
        <text:p text:style-name="P2">29 Vistam-se de ignomínia os meus acusadores, e cubram-se da sua própria vergonha como dum manto!</text:p>
        <text:p text:style-name="P2">30 Muitas graças darei a Iavé com a minha boca;</text:p>
        <text:p text:style-name="P2">31 Pois ele se coloca à direita do poder, para o salvar dos que o condenam.</text:p>
      </text:section>
      <text:section text:style-name="Sect1" text:name="cap110">
        <text:h text:style-name="P6" text:outline-level="2">SALMOS-[Capítulo 110]</text:h>
        <text:p text:style-name="P2">1 Iavé disse ao meu Senhor: Assenta-te à minha direita, até que eu ponha os teus inimigos por escabelo dos teus pés.</text:p>
        <text:p text:style-name="P2">2 Iavé enviará de Sião o cetro do teu poder. Domina no meio dos teus inimigos.</text:p>
        <text:p text:style-name="P2">3 O teu povo apresentar-se-á voluntariamente no dia do teu poder, em trajes santos; como vindo do próprio seio da alva, será o orvalho da tua mocidade.</text:p>
        <text:p text:style-name="P2"><text:soft-page-break/>4 Jurou Iavé, e não se arrependerá: Tu és sacerdote para sempre, segundo a ordem de Melquisedeque.</text:p>
        <text:p text:style-name="P2">5 Iavé, à tua direita, quebrantará reis no dia da sua ira.</text:p>
        <text:p text:style-name="P2">6 Julgará entre as nações; enchê-las-á de cadáveres; quebrantará os cabeças por toda a terra.</text:p>
        <text:p text:style-name="P2">7 Pelo caminho beberá da corrente, e prosseguirá de cabeça erguida.</text:p>
      </text:section>
      <text:section text:style-name="Sect1" text:name="cap111">
        <text:h text:style-name="P6" text:outline-level="2">SALMOS-[Capítulo 111]</text:h>
        <text:p text:style-name="P2">1 Louvai a Iavé. De todo o coração darei graças a Iavé, no concílio dos retos e na congregação.</text:p>
        <text:p text:style-name="P2">2 Grandes são as obras de Iavé, e para serem estudadas por todos os que nelas se comprazem.</text:p>
        <text:p text:style-name="P2">3 Glória e majestade há em sua obra; e a sua justiça permanece para sempre.</text:p>
        <text:p text:style-name="P2">4 Ele fez memoráveis as suas maravilhas; compassivo e misericordioso é Iavé.</text:p>
        <text:p text:style-name="P2">5 Dá mantimento aos que o temem; lembra-se sempre do seu pacto.</text:p>
        <text:p text:style-name="P2">6 Mostrou ao seu povo o poder das suas obras, dando-lhe a herança das nações.</text:p>
        <text:p text:style-name="P2">7 As obras das suas mãos são verdade e justiça; fiéis são todos os seus preceitos;</text:p>
        <text:p text:style-name="P2">8 firmados estão para todo o sempre; são feitos em verdade e retidão.</text:p>
        <text:p text:style-name="P2">9 Enviou ao seu povo a redenção; ordenou para sempre o seu pacto; santo e tremendo é o seu nome.</text:p>
        <text:p text:style-name="P2">10 O temor de Iavé é o princípio da sabedoria; têm bom entendimento todos os que cumprem os seus preceitos; o seu louvor subsiste para sempre.</text:p>
      </text:section>
      <text:section text:style-name="Sect1" text:name="cap112">
        <text:h text:style-name="P6" text:outline-level="2">SALMOS-[Capítulo 112]</text:h>
        <text:p text:style-name="P2">1 Louvai a Iavé. Bem-aventurado o homem que teme a Iavé, que em seus mandamentos tem grande prazer!</text:p>
        <text:p text:style-name="P2">2 A sua descendência será poderosa na terra; a geração dos retos será abençoada.</text:p>
        <text:p text:style-name="P2">3 Bens e riquezas há na sua casa; e a sua justiça permanece para sempre.</text:p>
        <text:p text:style-name="P2">4 Aos retos nasce luz nas trevas; ele é compassivo, misericordioso e justo.</text:p>
        <text:p text:style-name="P2">5 Ditoso é o homem que se compadece, e empresta, que conduz os seus negócios com justiça;</text:p>
        <text:p text:style-name="P2">6 pois ele nunca será abalado; o justo ficará em memória eterna.</text:p>
        <text:p text:style-name="P2">7 Ele não teme más notícias; o seu coração está firme, confiando <text:span text:style-name="T5">em Iavé</text:span>.</text:p>
        <text:p text:style-name="P2">8 O seu coração está bem firmado, ele não terá medo, até que veja cumprido o seu desejo sobre os seus adversários.</text:p>
        <text:p text:style-name="P2">9 Espalhou, deu aos necessitados; a sua justiça subsiste para sempre; o seu poder será exaltado em honra.</text:p>
        <text:p text:style-name="P2">10 O ímpio vê isto e se enraivece; range os dentes e se consome; o desejo dos ímpios perecerá.</text:p>
      </text:section>
      <text:section text:style-name="Sect1" text:name="cap113">
        <text:h text:style-name="P6" text:outline-level="2">SALMOS-[Capítulo 113]</text:h>
        <text:p text:style-name="P2">1 Louvai a Iavé. Louvai, servos de Iavé, louvai o nome de <text:span text:style-name="T4">Deus</text:span>.</text:p>
        <text:p text:style-name="P2"><text:soft-page-break/>2 Bendito seja o nome de Iavé, desde agora e para sempre.</text:p>
        <text:p text:style-name="P2">3 Desde o nascimento do sol até o seu ocaso, há de ser louvado o nome de Iavé.</text:p>
        <text:p text:style-name="P2">4 Exaltado está Iavé acima de todas as nações, e a sua glória acima dos céus.</text:p>
        <text:p text:style-name="P2">5 Quem é semelhante a Iavé nosso Deus, que tem o seu assento nas alturas,</text:p>
        <text:p text:style-name="P2">6 que se inclina para ver o que está no céu e na terra?</text:p>
        <text:p text:style-name="P2">7 Ele levanta do pó o pobre, e do monturo ergue o necessitado,</text:p>
        <text:p text:style-name="P2">8 para o fazer sentar com os príncipes, sim, com os príncipes do seu povo.</text:p>
        <text:p text:style-name="P2">9 Ele faz com que a mulher estéril habite em família, e seja alegre mãe de filhos. Louvai a Iavé.</text:p>
      </text:section>
      <text:section text:style-name="Sect1" text:name="cap114">
        <text:h text:style-name="P6" text:outline-level="2">SALMOS-[Capítulo 114]</text:h>
        <text:p text:style-name="P2">1 Quando Israel saiu do Egito, e a casa de Jacó dentre um povo de língua estranha,</text:p>
        <text:p text:style-name="P2">2 Judá tornou-lhe o santuário, e Israel o seu domínio.</text:p>
        <text:p text:style-name="P2">3 O mar viu isto, e fugiu; o Jordão tornou atrás.</text:p>
        <text:p text:style-name="P2">4 Os montes saltaram como carneiros, e os outeiros como cordeiros do rebanho.</text:p>
        <text:p text:style-name="P2">5 Que tens tu, ó mar, para fugires? e tu, ó Jordão, para tornares atrás?</text:p>
        <text:p text:style-name="P2">6 E vós, montes, que saltais como carneiros, e vós outeiros, como cordeiros do rebanho?</text:p>
        <text:p text:style-name="P2">7 Treme, ó terra, na presença de Iavé, na presença do Deus de Jacó,</text:p>
        <text:p text:style-name="P2">8 o qual converteu a rocha em lago de águas, a pederneira em manancial.</text:p>
      </text:section>
      <text:section text:style-name="Sect1" text:name="cap115">
        <text:h text:style-name="P6" text:outline-level="2">SALMOS-[Capítulo 115]</text:h>
        <text:p text:style-name="P2">1 Não a nós, Senhor, não a nós, mas ao teu nome dá glória, por amor da tua benignidade e da tua verdade.</text:p>
        <text:p text:style-name="P2">2 Por que perguntariam as nações: Onde está o seu Deus?</text:p>
        <text:p text:style-name="P2">3 Mas o nosso Deus está nos céus; ele faz tudo o que lhe apraz.</text:p>
        <text:p text:style-name="P2">4 Os ídolos deles são prata e ouro, obra das mãos do homem.</text:p>
        <text:p text:style-name="P2">5 Têm boca, mas não falam; têm olhos, mas não vêem;</text:p>
        <text:p text:style-name="P2">6 têm ouvidos, mas não ouvem; têm nariz, mas não cheiram;</text:p>
        <text:p text:style-name="P2">7 têm mãos, mas não apalpam; têm pés, mas não andam; nem som algum sai da sua garganta.</text:p>
        <text:p text:style-name="P2">8 Semelhantes a eles sejam os que fazem, e todos os que neles confiam.</text:p>
        <text:p text:style-name="P2">9 Confia, ó Israel, <text:span text:style-name="T5">Iavé</text:span>; ele é seu auxílio e seu escudo.</text:p>
        <text:p text:style-name="P2">10 Casa de Arão, confia <text:span text:style-name="T5">em Iavé</text:span>; ele é seu auxílio e seu escudo.</text:p>
        <text:p text:style-name="P2">11 Vós, os que temeis a Iavé, confiai <text:span text:style-name="T5">em Iavé</text:span>; ele é seu auxílio e seu escudo.</text:p>
        <text:p text:style-name="P2">12 Iavé tem-se lembrado de nós, abençoar-nos-á; abençoará a casa de Israel; abençoará a casa de Arão;</text:p>
        <text:p text:style-name="P2">13 abençoará os que temem a Iavé, tanto pequenos como grandes.</text:p>
        <text:p text:style-name="P2">14 Aumente-vos Iavé cada vez mais, a vós e a vossos filhos.</text:p>
        <text:p text:style-name="P2">15 Sede vós benditos de Iavé, que fez os céus e a terra.</text:p>
        <text:p text:style-name="P2"><text:soft-page-break/>16 Os céus são os céus de Iavé, mas a terra, deu-a ele aos filhos dos homens.</text:p>
        <text:p text:style-name="P2">17 Os mortos não louvam a Iavé, nem os que descem ao silêncio;</text:p>
        <text:p text:style-name="P2">18 nós, porém, bendiremos a Iavé, desde agora e para sempre. Louvai a Iavé.</text:p>
      </text:section>
      <text:section text:style-name="Sect1" text:name="cap116">
        <text:h text:style-name="P6" text:outline-level="2">SALMOS-[Capítulo 116]</text:h>
        <text:p text:style-name="P2">1 Amo a Iavé, porque ele ouve a minha voz e a minha súplica.</text:p>
        <text:p text:style-name="P2">2 Porque inclina para mim o seu ouvido, invocá-lo-ei enquanto viver.</text:p>
        <text:p text:style-name="P2">3 Os laços da morte me cercaram; as angústias d<text:span text:style-name="T3">a cova</text:span> se apoderaram de mim; sofri tribulação e tristeza.</text:p>
        <text:p text:style-name="P2">4 Então invoquei o nome de Iavé, dizendo: Ó Iavé, eu te rogo, livra-me.</text:p>
        <text:p text:style-name="P2">5 Compassivo é Iavé, e justo; sim, misericordioso é o nosso Deus.</text:p>
        <text:p text:style-name="P2">6 Iavé guarda os simples; quando me acho abatido, ele me salva.</text:p>
        <text:p text:style-name="P2">7 Volta, minha alma, ao teu repouso, pois Iavé te fez bem.</text:p>
        <text:p text:style-name="P2">8 Pois livraste a minha alma da morte, os meus olhos das lágrimas, e os meus pés de tropeçar.</text:p>
        <text:p text:style-name="P2">9 Andarei perante Iavé, na terra dos viventes.</text:p>
        <text:p text:style-name="P2">10 Cri, por isso falei; estive muito aflito.</text:p>
        <text:p text:style-name="P2">11 Eu dizia na minha precipitação: Todos os homens são mentirosos.</text:p>
        <text:p text:style-name="P2">12 Que darei eu a Iavé por todos os benefícios que me tem feito?</text:p>
        <text:p text:style-name="P2">13 Tomarei o cálice da salvação, e invocarei o nome de Iavé.</text:p>
        <text:p text:style-name="P2">14 Pagarei os meus votos a Iavé, na presença de todo o seu povo.</text:p>
        <text:p text:style-name="P2">15 Preciosa é à vista de Iavé a morte dos seus santos.</text:p>
        <text:p text:style-name="P2">16 Ó Iavé, deveras sou teu servo; sou teu servo, filho da tua serva; soltaste as minhas cadeias.</text:p>
        <text:p text:style-name="P2">17 Oferecer-te-ei sacrifícios de ação de graças, e invocarei o nome de Iavé.</text:p>
        <text:p text:style-name="P2">18 Pagarei os meus votos a Iavé, na presença de todo o seu povo,</text:p>
        <text:p text:style-name="P2">19 nos átrios da casa de Iavé, no meio de ti, ó Jerusalém! Louvai a Iavé.</text:p>
      </text:section>
      <text:section text:style-name="Sect1" text:name="cap117">
        <text:h text:style-name="P6" text:outline-level="2">SALMOS-[Capítulo 117]</text:h>
        <text:p text:style-name="P2">1 Louvai a Iavé todas as nações, exaltai-o todos os povos.</text:p>
        <text:p text:style-name="P2">2 Porque a sua benignidade é grande para conosco, e a verdade de Iavé dura para sempre. Louvai a Iavé.</text:p>
      </text:section>
      <text:section text:style-name="Sect1" text:name="cap118">
        <text:h text:style-name="P6" text:outline-level="2">SALMOS-[Capítulo 118]</text:h>
        <text:p text:style-name="P2">1 Dai graças a Iavé, porque ele é bom; porque a sua benignidade dura para sempre.</text:p>
        <text:p text:style-name="P2">2 Diga, pois, Israel: A sua benignidade dura para sempre.</text:p>
        <text:p text:style-name="P2">3 Diga, pois, a casa de Arão: A sua benignidade dura para sempre.</text:p>
        <text:p text:style-name="P2">4 Digam, pois, os que temem a Iavé: A sua benignidade dura para sempre.</text:p>
        <text:p text:style-name="P2">5 Do meio da angústia invoquei Iavé; Iavé me ouviu, e me pôs em um lugar largo.</text:p>
        <text:p text:style-name="P2">6 Iavé é por mim, não recearei; que me pode fazer o homem?</text:p>
        <text:p text:style-name="P2"><text:soft-page-break/>7 Iavé é por mim entre os que me ajudam; pelo que verei cumprido o meu desejo sobre os que me odeiam.</text:p>
        <text:p text:style-name="P2">8 É melhor refugiar-se <text:span text:style-name="T6">em Iavé</text:span> do que confiar no homem.</text:p>
        <text:p text:style-name="P2">9 É melhor refugiar-se <text:span text:style-name="T6">em Iavé</text:span> do que confiar nos príncipes.</text:p>
        <text:p text:style-name="P2">10 Todas as nações me cercaram, mas em nome de Iavé eu as exterminei.</text:p>
        <text:p text:style-name="P2">11 Cercaram-me, sim, cercaram-me; mas em nome de Iavé eu as exterminei.</text:p>
        <text:p text:style-name="P2">12 Cercaram-me como abelhas, mas apagaram-se como fogo de espinhos; pois em nome de Iavé as exterminei.</text:p>
        <text:p text:style-name="P2">13 Com força me impeliste para me fazeres cair, mas Iavé me ajudou.</text:p>
        <text:p text:style-name="P2">14 Iavé é a minha força e o meu cântico; tornou-se a minha salvação.</text:p>
        <text:p text:style-name="P2">15 Nas tendas dos justos há jubiloso cântico de vitória; a destra de Iavé faz proezas.</text:p>
        <text:p text:style-name="P2">16 A destra de Iavé se exalta, a destra de Iavé faz proezas.</text:p>
        <text:p text:style-name="P2">17 Não morrerei, mas viverei, e contarei as obras de Iavé.</text:p>
        <text:p text:style-name="P2">18 Iavé castigou-me muito, mas não me entregou à morte.</text:p>
        <text:p text:style-name="P2">19 Abre-me as portas da justiça, para que eu entre por elas e dê graças a Iavé.</text:p>
        <text:p text:style-name="P2">20 Esta é a porta de Iavé; por ela os justos entrarão.</text:p>
        <text:p text:style-name="P2">21 Graças te dou porque me ouviste, e te tornaste a minha salvação.</text:p>
        <text:p text:style-name="P2">22 A pedra que os edificadores rejeitaram, essa foi posta como pedra angular.</text:p>
        <text:p text:style-name="P2">23 Foi Iavé que fez isto e é maravilhoso aos nossos olhos.</text:p>
        <text:p text:style-name="P2">24 Este é o dia que Iavé fez; regozijemo-nos, e alegremo-nos nele.</text:p>
        <text:p text:style-name="P2">25 Ó Iavé, salva, nós te pedimos; o Iavé, nós te pedimos, envia-nos a prosperidade.</text:p>
        <text:p text:style-name="P2">26 Bendito aquele que vem em nome de Iavé; da casa de Iavé vos bendizemos.</text:p>
        <text:p text:style-name="P2">27 Iavé é Deus, e nos concede a luz; atai a vítima da festa com cordas às pontas do altar.</text:p>
        <text:p text:style-name="P2">28 Tu és o meu Deus, e eu te darei graças; tu és o meu Deus, e eu te exaltarei.</text:p>
        <text:p text:style-name="P2">29 Dai graças a Iavé, porque ele é bom; porque a sua benignidade dura para sempre. a tua palavra.</text:p>
      </text:section>
      <text:section text:style-name="Sect1" text:name="cap119">
        <text:h text:style-name="P6" text:outline-level="2">SALMOS-[Capítulo 119]</text:h>
        <text:p text:style-name="P2">1 Bem-aventurados os que trilham com integridade o seu caminho, os que andam na lei de Iavé!</text:p>
        <text:p text:style-name="P2">2 Bem-aventurados os que guardam os seus testemunhos, que o buscam de todo o coração,</text:p>
        <text:p text:style-name="P2">3 que não praticam iniqüidade, mas andam nos caminhos dele!</text:p>
        <text:p text:style-name="P2">4 Tu ordenaste os teus preceitos, para que fossem diligentemente observados.</text:p>
        <text:p text:style-name="P2">5 Oxalá sejam os meus caminhos dirigidos de maneira que eu observe os teus estatutos!</text:p>
        <text:p text:style-name="P2">6 Então não ficarei confundido, atentando para todos os teus mandamentos.</text:p>
        <text:p text:style-name="P2">7 Louvar-te-ei com retidão de coração, quando tiver aprendido as tuas retas ordenanças.</text:p>
        <text:p text:style-name="P2"><text:soft-page-break/>8 Observarei os teus estatutos; não me desampares totalmente!</text:p>
        <text:p text:style-name="P2">9 Como purificará o jovem o seu caminho? Observando-o de acordo com a tua palavra.</text:p>
        <text:p text:style-name="P2">10 De todo o meu coração tenho te buscado; não me deixes desviar dos teus mandamentos.</text:p>
        <text:p text:style-name="P2">11 Escondi a tua palavra no meu coração, para não pecar contra ti.</text:p>
        <text:p text:style-name="P2">12 Bendito és tu, o Iavé; ensina-me os teus estatutos.</text:p>
        <text:p text:style-name="P2">13 Com os meus lábios declaro todas as ordenanças da tua boca.</text:p>
        <text:p text:style-name="P2">14 Regozijo-me no caminho dos teus testemunhos, tanto como em todas as riquezas.</text:p>
        <text:p text:style-name="P2">15 Em teus preceitos medito, e observo os teus caminhos.</text:p>
        <text:p text:style-name="P2">16 Deleitar-me-ei nos teus estatutos; não me esquecerei da tua palavra.</text:p>
        <text:p text:style-name="P2">17 Faze bem ao teu servo, para que eu viva; assim observarei a tua palavra.</text:p>
        <text:p text:style-name="P2">18 Desvenda os meus olhos, para que eu veja as maravilhas da tua lei.</text:p>
        <text:p text:style-name="P2">19 Sou peregrino na terra; não escondas de mim os teus mandamentos.</text:p>
        <text:p text:style-name="P2">20 A minha alma se consome de anelos por tuas ordenanças em todo o tempo.</text:p>
        <text:p text:style-name="P2">21 Tu repreendeste os soberbos, os malditos, que se desviam dos teus mandamentos.</text:p>
        <text:p text:style-name="P2">22 Tira de sobre mim a vergonha e o desprezo, pois tenho guardado os teus testemunhos.</text:p>
        <text:p text:style-name="P2">23 Príncipes sentaram-se e falavam contra mim, mas o teu servo meditava nos teus estatutos.</text:p>
        <text:p text:style-name="P2">24 Os teus testemunhos são o meu prazer e os meus conselheiros.</text:p>
        <text:p text:style-name="P2">25 A minha alma apega-se ao pó; vivifica-me segundo a tua palavra.</text:p>
        <text:p text:style-name="P2">26 Meus caminhos te descrevi, e tu me ouviste; ensina-me os teus estatutos.</text:p>
        <text:p text:style-name="P2">27 Faze-me entender o caminho dos teus preceitos; assim meditarei nas tuas maravilhas.</text:p>
        <text:p text:style-name="P2">28 A minha alma se consome de tristeza; fortalece-me segundo a tua palavra.</text:p>
        <text:p text:style-name="P2">29 Desvia de mim o caminho da falsidade, e ensina-me benignidade a tua lei.</text:p>
        <text:p text:style-name="P2">30 Escolhi o caminho da fidelidade; diante de mim pus as tuas ordenanças.</text:p>
        <text:p text:style-name="P2">31 Apego-me aos teus testemunhos, o Iavé; não seja eu envergonhado.</text:p>
        <text:p text:style-name="P2">32 Percorrerei o caminho dos teus mandamentos, quando dilatares o meu coração.</text:p>
        <text:p text:style-name="P2">33 Ensina-me, o Iavé, o caminho dos teus estatutos, e eu o guardarei até o fim.</text:p>
        <text:p text:style-name="P2">34 Dá-me entendimento, para que eu guarde a tua lei, e a observe de todo o meu coração.</text:p>
        <text:p text:style-name="P2">35 Faze-me andar na vereda dos teus mandamentos, porque nela me comprazo.</text:p>
        <text:p text:style-name="P2">36 Inclina o meu coração para os teus testemunhos, e não para a cobiça.</text:p>
        <text:p text:style-name="P2">37 Desvia os meus olhos de contemplarem a vaidade, e vivifica-me no teu caminho.</text:p>
        <text:p text:style-name="P2">38 Confirma a tua promessa ao teu servo, que se inclina ao teu temor.</text:p>
        <text:p text:style-name="P2">39 Desvia de mim a vergonha que temo, pois as tuas ordenanças são boas.</text:p>
        <text:p text:style-name="P2">40 Eis que tenho anelado os teus preceitos; vivifica-me por tua justiça.</text:p>
        <text:p text:style-name="P2"><text:soft-page-break/>41 Venha também sobre mim a tua benignidade, o Iavé, e a tua salvação, segundo a tua palavra.</text:p>
        <text:p text:style-name="P2">42 Assim terei o que responder ao que me afronta, pois confio na tua palavra.</text:p>
        <text:p text:style-name="P2">43 De minha boca não tires totalmente a palavra da verdade, pois tenho esperado nos teus juízos.</text:p>
        <text:p text:style-name="P2">44 Assim observarei de contínuo a tua lei, para sempre e eternamente;</text:p>
        <text:p text:style-name="P2">45 e andarei em liberdade, pois tenho buscado os teus preceitos.</text:p>
        <text:p text:style-name="P2">46 Falarei dos teus testemunhos perante os reis, e não me envergonharei.</text:p>
        <text:p text:style-name="P2">47 Deleitar-me-ei em teus mandamentos, que eu amo.</text:p>
        <text:p text:style-name="P2">48 Também levantarei as minhas mãos para os teus mandamentos, que amo, e meditarei nos teus estatutos.</text:p>
        <text:p text:style-name="P2">49 Lembra-te da palavra dada ao teu servo, na qual me fizeste esperar.</text:p>
        <text:p text:style-name="P2">50 Isto é a minha consolação na minha angústia, que a tua promessa me vivifica.</text:p>
        <text:p text:style-name="P2">51 Os soberbos zombaram grandemente de mim; contudo não me desviei da tua lei.</text:p>
        <text:p text:style-name="P2">52 Lembro-me dos teus juízos antigos, o Iavé, e assim me consolo.</text:p>
        <text:p text:style-name="P2">53 Grande indignação apoderou-se de mim, por causa dos ímpios que abandonam a tua lei.</text:p>
        <text:p text:style-name="P2">54 Os teus estatutos têm sido os meus cânticos na casa da minha peregrinação.</text:p>
        <text:p text:style-name="P2">55 De noite me lembrei do teu nome, o Iavé, e observei a tua lei.</text:p>
        <text:p text:style-name="P2">56 Isto me sucedeu, porque tenho guardado os teus preceitos.</text:p>
        <text:p text:style-name="P2">57 Iavé é o meu quinhão; prometo observar as tuas palavras.</text:p>
        <text:p text:style-name="P2">58 De todo o meu coração imploro o teu favor; tem piedade de mim, segundo a tua palavra.</text:p>
        <text:p text:style-name="P2">59 Quando considero os meus caminhos, volto os meus pés para os teus testemunhos.</text:p>
        <text:p text:style-name="P2">60 Apresso-me sem detença a observar os teus mandamentos.</text:p>
        <text:p text:style-name="P2">61 Enleiam-me os laços dos ímpios; mas eu não me esqueço da tua lei.</text:p>
        <text:p text:style-name="P2">62 À meia-noite me levanto para dar-te graças, por causa dos teus retos juízos.</text:p>
        <text:p text:style-name="P2">63 Companheiro sou de todos os que te temem, e dos que guardam os teus preceitos.</text:p>
        <text:p text:style-name="P2">64 A terra, o Iavé, está cheia da tua benignidade; ensina-me os teus estatutos.</text:p>
        <text:p text:style-name="P2">65 Tens usado de bondade para com o teu servo, Senhor, segundo a tua palavra.</text:p>
        <text:p text:style-name="P2">66 Ensina-me bom juízo e ciência, pois creio nos teus mandamentos.</text:p>
        <text:p text:style-name="P2">67 Antes de ser afligido, eu me extraviava; mas agora guardo a tua palavra.</text:p>
        <text:p text:style-name="P2">68 Tu és bom e fazes o bem; ensina-me os teus estatutos.</text:p>
        <text:p text:style-name="P2">69 Os soberbos forjam mentiras contra mim; mas eu de todo o coração guardo os teus preceitos.</text:p>
        <text:p text:style-name="P2">70 Torna-se-lhes insensível o coração como a gordura; mas eu me deleito na tua lei.</text:p>
        <text:p text:style-name="P2">71 Foi-me bom ter sido afligido, para que aprendesse os teus estatutos.</text:p>
        <text:p text:style-name="P2">72 Melhor é para mim a lei da tua boca do que milhares de ouro e prata.</text:p>
        <text:p text:style-name="P2"><text:soft-page-break/>73 As tuas mãos me fizeram e me formaram; dá-me entendimento para que aprenda os teus mandamentos.</text:p>
        <text:p text:style-name="P2">74 Os que te temem me verão e se alegrarão, porque tenho esperado na tua palavra.</text:p>
        <text:p text:style-name="P2">75 Bem sei eu, o Iavé, que os teus juízos são retos, e que em tua fidelidade me afligiste.</text:p>
        <text:p text:style-name="P2">76 Sirva, pois, a tua benignidade para me consolar, segundo a palavra que deste ao teu servo.</text:p>
        <text:p text:style-name="P2">77 Venham sobre mim as tuas ternas misericórdias, para que eu viva, pois a tua lei é o meu deleite.</text:p>
        <text:p text:style-name="P2">78 Envergonhados sejam os soberbos, por me haverem subvertido sem causa; mas eu meditarei nos teus preceitos.</text:p>
        <text:p text:style-name="P2">79 Voltem-se para mim os que te temem, para que conheçam os teus testemunhos.</text:p>
        <text:p text:style-name="P2">80 Seja perfeito o meu coração nos teus estatutos, para que eu não seja envergonhado.</text:p>
        <text:p text:style-name="P2">81 Desfalece a minha alma, aguardando a tua salvação; espero na tua palavra.</text:p>
        <text:p text:style-name="P2">82 Os meus olhos desfalecem, esperando por tua promessa, enquanto eu pergunto: Quando me consolarás tu?</text:p>
        <text:p text:style-name="P2">83 Pois tornei-me como odre na fumaça, mas não me esqueci dos teus estatutos.</text:p>
        <text:p text:style-name="P2">84 Quantos serão os dias do teu servo? Até quando não julgarás aqueles que me perseguem?</text:p>
        <text:p text:style-name="P2">85 Abriram covas para mim os soberbos, que não andam segundo a tua lei.</text:p>
        <text:p text:style-name="P2">86 Todos os teus mandamentos são fiéis. Sou perseguido injustamente; ajuda-me!</text:p>
        <text:p text:style-name="P2">87 Quase que me consumiram sobre a terra, mas eu não deixei os teus preceitos.</text:p>
        <text:p text:style-name="P2">88 Vivifica-me segundo a tua benignidade, para que eu guarde os testemunhos da tua boca.</text:p>
        <text:p text:style-name="P2">89 Para sempre, o Iavé, a tua palavra está firmada nos céus.</text:p>
        <text:p text:style-name="P2">90 A tua fidelidade estende-se de geração a geração; tu firmaste a terra, e firme permanece.</text:p>
        <text:p text:style-name="P2">91 Conforme a tua ordenança, tudo se mantém até hoje, porque todas as coisas te obedecem.</text:p>
        <text:p text:style-name="P2">92 Se a tua lei não fora o meu deleite, então eu teria perecido na minha angústia.</text:p>
        <text:p text:style-name="P2">93 Nunca me esquecerei dos teus preceitos, pois por eles me tens vivificado.</text:p>
        <text:p text:style-name="P2">94 Sou teu, salva-me; pois tenho buscado os teus preceitos.</text:p>
        <text:p text:style-name="P2">95 Os ímpios me espreitam para me destruírem, mas eu atento para os teus testemunhos.</text:p>
        <text:p text:style-name="P2">96 A toda perfeição vi limite, mas o teu mandamento é ilimitado.</text:p>
        <text:p text:style-name="P2">97 Oh! quanto amo a tua lei! ela é a minha meditação o dia todo.</text:p>
        <text:p text:style-name="P2">98 O teu mandamento me faz mais sábio do que meus inimigos, pois está sempre comigo.</text:p>
        <text:p text:style-name="P2">99 Tenho mais entendimento do que todos os meus mestres, porque os teus testemunhos são a minha meditação.</text:p>
        <text:p text:style-name="P2">100 Sou mais entendido do que os velhos, porque tenho guardado os teus preceitos.</text:p>
        <text:p text:style-name="P2"><text:soft-page-break/>101 Retenho os meus pés de todo caminho mau, a fim de observar a tua palavra.</text:p>
        <text:p text:style-name="P2">102 Não me aperto das tuas ordenanças, porque és tu quem me instrui.</text:p>
        <text:p text:style-name="P2">103 Oh! quão doces são as tuas palavras ao meu paladar! mais doces do que o mel à minha boca.</text:p>
        <text:p text:style-name="P2">104 Pelos teus preceitos alcanço entendimento, pelo que aborreço toda vereda de falsidade.</text:p>
        <text:p text:style-name="P2">105 Lâmpada para os meus pés é a tua palavra, e luz para o meu caminho.</text:p>
        <text:p text:style-name="P2">106 Fiz juramento, e o confirmei, de guardar as tuas justas ordenanças.</text:p>
        <text:p text:style-name="P2">107 Estou aflitíssimo; vivifica-me, o Iavé, segundo a tua palavra.</text:p>
        <text:p text:style-name="P2">108 Aceita, Senhor, eu te rogo, as oferendas voluntárias da minha boca, e ensina-me as tuas ordenanças.</text:p>
        <text:p text:style-name="P2">109 Estou continuamente em perigo de vida; todavia não me esqueço da tua lei.</text:p>
        <text:p text:style-name="P2">110 Os ímpios me armaram laço, contudo não me desviei dos teus preceitos.</text:p>
        <text:p text:style-name="P2">111 Os teus testemunhos são a minha herança para sempre, pois são eles o gozo do meu coração.</text:p>
        <text:p text:style-name="P2">112 Inclino o meu coração a cumprir os teus estatutos, para sempre, até o fim.</text:p>
        <text:p text:style-name="P2">113 Aborreço a duplicidade, mas amo a tua lei.</text:p>
        <text:p text:style-name="P2">114 Tu és o meu refúgio e o meu escudo; espero na tua palavra.</text:p>
        <text:p text:style-name="P2">115 Apartai-vos de mim, malfeitores, para que eu guarde os mandamentos do meu Deus.</text:p>
        <text:p text:style-name="P2">116 Ampara-me conforme a tua palavra, para que eu viva; e não permitas que eu seja envergonhado na minha esperança.</text:p>
        <text:p text:style-name="P2">117 Sustenta-me, e serei salvo, e de contínuo terei respeito aos teus estatutos.</text:p>
        <text:p text:style-name="P2">118 Desprezas todos os que se desviam dos teus estatutos, pois a astúcia deles é falsidade.</text:p>
        <text:p text:style-name="P2">119 Deitas fora, como escória, todos os ímpios da terra; pelo que amo os teus testemunhos.</text:p>
        <text:p text:style-name="P2">120 Arrepia-se-me a carne com temor de ti, e tenho medo dos teus juízos.</text:p>
        <text:p text:style-name="P2">121 Tenho praticado a retidão e a justiça; não me abandones aos meus opressores.</text:p>
        <text:p text:style-name="P2">122 Fica por fiador do teu servo para o bem; não me oprimem os soberbos.</text:p>
        <text:p text:style-name="P2">123 Os meus olhos desfalecem à espera da tua salvação e da promessa da tua justiça.</text:p>
        <text:p text:style-name="P2">124 Trata com o teu servo segundo a tua benignidade, e ensina-me os teus estatutos.</text:p>
        <text:p text:style-name="P2">125 Sou teu servo; dá-me entendimento, para que eu conheça os teus testemunhos.</text:p>
        <text:p text:style-name="P2">126 É tempo de agires, o Iavé, pois eles violaram a tua lei.</text:p>
        <text:p text:style-name="P2">127 Pelo que amo os teus mandamentos mais do que o ouro, sim, mais do que o ouro fino.</text:p>
        <text:p text:style-name="P2">128 Por isso dirijo os meus passos por todos os teus preceitos, e aborreço toda vereda de falsidade.</text:p>
        <text:p text:style-name="P2">129 Maravilhosos são os teus testemunhos, por isso a minha alma os guarda.</text:p>
        <text:p text:style-name="P2">130 A exposição das tuas palavras dá luz; dá entendimento aos simples.</text:p>
        <text:p text:style-name="P2"><text:soft-page-break/>131 Abro a minha boca e arquejo, pois estou anelante pelos teus mandamentos.</text:p>
        <text:p text:style-name="P2">132 Volta-te para mim, e compadece-te de mim, conforme usas para com os que amam o teu nome.</text:p>
        <text:p text:style-name="P2">133 Firma os meus passos na tua palavra; e não se apodere de mim iniqüidade alguma.</text:p>
        <text:p text:style-name="P2">134 Resgata-me da opressão do homem; assim guardarei os teus preceitos.</text:p>
        <text:p text:style-name="P2">135 Faze resplandecer o teu rosto sobre o teu servo, e ensina-me os teus estatutos.</text:p>
        <text:p text:style-name="P2">136 Os meus olhos derramam rios de lágrimas, porque os homens não guardam a tua lei.</text:p>
        <text:p text:style-name="P2">137 Justo és, o Iavé, e retos são os teus juízos.</text:p>
        <text:p text:style-name="P2">138 Ordenaste os teus testemunhos com retidão, e com toda a fidelidade.</text:p>
        <text:p text:style-name="P2">139 O meu zelo me consome, porque os meus inimigos se esquecem da tua palavra.</text:p>
        <text:p text:style-name="P2">140 A tua palavra é fiel a toda prova, por isso o teu servo a ama.</text:p>
        <text:p text:style-name="P2">141 Pequeno sou e desprezado, mas não me esqueço dos teus preceitos.</text:p>
        <text:p text:style-name="P2">142 A tua justiça é justiça eterna, e a tua lei é a verdade.</text:p>
        <text:p text:style-name="P2">143 Tribulação e angústia se apoderaram de mim; mas os teus mandamentos são o meu prazer.</text:p>
        <text:p text:style-name="P2">144 Justos são os teus testemunhos para sempre; dá-me entendimento, para que eu viva.</text:p>
        <text:p text:style-name="P2">145 Clamo de todo o meu coração; atende-me, Senhor! Eu guardarei os teus estatutos.</text:p>
        <text:p text:style-name="P2">146 A ti clamo; salva-me, para que guarde os teus testemunhos.</text:p>
        <text:p text:style-name="P2">147 Antecipo-me à alva da manhã e clamo; aguardo com esperança as tuas palavras.</text:p>
        <text:p text:style-name="P2">148 Os meus olhos se antecipam às vigílias da noite, para que eu medite na tua palavra.</text:p>
        <text:p text:style-name="P2">149 Ouve a minha voz, segundo a tua benignidade; vivifica-me, o Iavé, segundo a tua justiça.</text:p>
        <text:p text:style-name="P2">150 Aproximam-se os que me perseguem maliciosamente; andam afastados da tua lei.</text:p>
        <text:p text:style-name="P2">151 Tu estás perto, Senhor, e todos os teus mandamentos são verdade.</text:p>
        <text:p text:style-name="P2">152 Há muito sei eu dos teus testemunhos que os fundaste para sempre.</text:p>
        <text:p text:style-name="P2">153 Olha para a minha aflição, e livra-me, pois não me esqueço da tua lei.</text:p>
        <text:p text:style-name="P2">154 Pleiteia a minha causa, e resgata-me; vivifica-me segundo a tua palavra.</text:p>
        <text:p text:style-name="P2">155 A salvação está longe dos ímpios, pois não buscam os teus estatutos.</text:p>
        <text:p text:style-name="P2">156 Muitas são, Senhor, as tuas misericórdias; vivifica-me segundo os teus juízos.</text:p>
        <text:p text:style-name="P2">157 Muitos são os meus perseguidores e os meus adversários, mas não me desvio dos teus testemunhos.</text:p>
        <text:p text:style-name="P2">158 Vi os pérfidos, e me afligi, porque não guardam a tua palavra.</text:p>
        <text:p text:style-name="P2">159 Considera como amo os teus preceitos; vivifica-me, Senhor, segundo a tua benignidade.</text:p>
        <text:p text:style-name="P2"><text:soft-page-break/>160 A soma da tua palavra é a verdade, e cada uma das tuas justas ordenanças dura para sempre.</text:p>
        <text:p text:style-name="P2">161 Príncipes me perseguem sem causa, mas o meu coração teme as tuas palavras.</text:p>
        <text:p text:style-name="P2">162 Regozijo-me com a tua palavra, como quem acha grande despojo.</text:p>
        <text:p text:style-name="P2">163 Odeio e abomino a falsidade; amo, porém, a tua lei.</text:p>
        <text:p text:style-name="P2">164 Sete vezes no dia te louvo pelas tuas justas ordenanças.</text:p>
        <text:p text:style-name="P2">165 Muita paz têm os que amam a tua lei, e não há nada que os faça tropeçar.</text:p>
        <text:p text:style-name="P2">166 Espero, Senhor, na tua salvação, e cumpro os teus mandamentos.</text:p>
        <text:p text:style-name="P2">167 A minha alma observa os teus testemunhos; amo-os extremamente.</text:p>
        <text:p text:style-name="P2">168 Observo os teus preceitos e os teus testemunhos, pois todos os meus caminhos estão diante de ti.</text:p>
        <text:p text:style-name="P2">169 Chegue a ti o meu clamor, o Iavé; dá-me entendimento conforme a tua palavra.</text:p>
        <text:p text:style-name="P2">170 Chegue à tua presença a minha súplica; livra-me segundo a tua palavra.</text:p>
        <text:p text:style-name="P2">171 Profiram louvor os meus lábios, pois me ensinas os teus estatutos.</text:p>
        <text:p text:style-name="P2">172 Celebre a minha língua a tua palavra, pois todos os teus mandamentos são justos.</text:p>
        <text:p text:style-name="P2">173 Esteja pronta a tua mão para me socorrer, pois escolhi os teus preceitos.</text:p>
        <text:p text:style-name="P2">174 Anelo por tua salvação, o Iavé; a tua lei é o meu prazer.</text:p>
        <text:p text:style-name="P2">175 Que minha alma viva, para que te louve; ajudem-me as tuas ordenanças.</text:p>
        <text:p text:style-name="P2">176 Desgarrei-me como ovelha perdida; busca o teu servo, pois não me esqueço dos teus mandamentos.</text:p>
      </text:section>
      <text:section text:style-name="Sect1" text:name="cap120">
        <text:h text:style-name="P6" text:outline-level="2">SALMOS-[Capítulo 120]</text:h>
        <text:p text:style-name="P2">1 Na minha angústia clamei a Iavé, e ele me ouviu.</text:p>
        <text:p text:style-name="P2">2 Senhor, livra-me dos lábios mentirosos e da língua enganadora.</text:p>
        <text:p text:style-name="P2">3 Que te será dado, ou que te será acrescentado, língua enganadora?</text:p>
        <text:p text:style-name="P2">4 Flechas agudas do valente, com brasas vivas de zimbro!</text:p>
        <text:p text:style-name="P2">5 Ai de mim, que peregrino em Meseque, e habito entre as tendas de Quedar!</text:p>
        <text:p text:style-name="P2">6 Há muito que eu habito com aqueles que odeiam a paz.</text:p>
        <text:p text:style-name="P2">7 Eu sou pela paz; mas quando falo, eles são pela guerra.</text:p>
      </text:section>
      <text:section text:style-name="Sect1" text:name="cap221">
        <text:h text:style-name="P6" text:outline-level="2">SALMOS-[Capítulo 121]</text:h>
        <text:p text:style-name="P2">1 Elevo os meus olhos para os montes; de onde me vem o socorro?</text:p>
        <text:p text:style-name="P2">2 O meu socorro vem de Iavé, que fez os céus e a terra.</text:p>
        <text:p text:style-name="P2">3 Não deixará vacilar o teu pé; aquele que te guarda não dormitará.</text:p>
        <text:p text:style-name="P2">4 Eis que não dormitará nem dormirá aquele que guarda a Israel.</text:p>
        <text:p text:style-name="P2">5 Iavé é quem te guarda; Iavé é a tua sombra à tua mão direita.</text:p>
        <text:p text:style-name="P2">6 De dia o sol não te ferirá, nem a lua de noite.</text:p>
        <text:p text:style-name="P2">7 Iavé te guardará de todo o mal; ele guardará a tua vida.</text:p>
        <text:p text:style-name="P2">8 Iavé guardará a tua saída e a tua entrada, desde agora e para sempre.</text:p>
      </text:section>
      <text:section text:style-name="Sect1" text:name="cap122">
        <text:h text:style-name="P6" text:outline-level="2"><text:soft-page-break/>SALMOS-[Capítulo 122]</text:h>
        <text:p text:style-name="P2">1 Alegrei-me quando me disseram: Vamos à casa de Iavé.</text:p>
        <text:p text:style-name="P2">2 Os nossos pés estão parados dentro das tuas portas, ó Jerusalém!</text:p>
        <text:p text:style-name="P2">3 Jerusalém, que és edificada como uma cidade compacta,</text:p>
        <text:p text:style-name="P2">4 aonde sobem as tribos, as tribos de Iavé, como testemunho para Israel, a fim de darem graças ao nome de Iavé.</text:p>
        <text:p text:style-name="P2">5 Pois ali estão postos os tronos de julgamento, os tronos da casa de Davi.</text:p>
        <text:p text:style-name="P2">6 Orai pela paz de Jerusalém; prosperem aqueles que te amam.</text:p>
        <text:p text:style-name="P2">7 Haja paz dentro de teus muros, e prosperidade dentro dos teus palácios.</text:p>
        <text:p text:style-name="P2">8 Por causa dos meus irmãos e amigos, direi: Haja paz dentro de ti.</text:p>
        <text:p text:style-name="P2">9 Por causa da casa de Iavé, nosso Deus, buscarei o teu bem.</text:p>
      </text:section>
      <text:section text:style-name="Sect1" text:name="cap123">
        <text:h text:style-name="P6" text:outline-level="2">SALMOS-[Capítulo 123]</text:h>
        <text:p text:style-name="P2">1 A ti levanto os meus olhos, ó tu que estás entronizado nos céus.</text:p>
        <text:p text:style-name="P2">2 Eis que assim como os olhos dos servos atentam para a mão do seu senhor, e os olhos da serva para a mão de sua senhora, assim os nossos olhos atentam para o Iavé nosso Deus, até que ele se compadeça de nós.</text:p>
        <text:p text:style-name="P2">3 Compadece-te de nós, o Iavé, compadece-te de nós, pois estamos sobremodo fartos de desprezo.</text:p>
        <text:p text:style-name="P2">4 A nossa alma está sobremodo farta da zomabaria dos arrogantes, e do desprezo dos soberbos.</text:p>
      </text:section>
      <text:section text:style-name="Sect1" text:name="cap124">
        <text:h text:style-name="P6" text:outline-level="2">SALMOS-[Capítulo 124]</text:h>
        <text:p text:style-name="P2">1 Se não fora Iavé, que esteve ao nosso lado, ora diga Israel:</text:p>
        <text:p text:style-name="P2">2 Se não fora Iavé, que esteve ao nosso lado, quando os homens se levantaram contra nós,</text:p>
        <text:p text:style-name="P2">3 eles nos teriam tragado vivos, quando a sua ira se acendeu contra nós;</text:p>
        <text:p text:style-name="P2">4 as águas nos teriam submergido, e a torrente teria passado sobre nós;</text:p>
        <text:p text:style-name="P2">5 sim, as águas impetuosas teriam passado sobre nós.</text:p>
        <text:p text:style-name="P2">6 Bendito seja Iavé, que não nos entregou, como presa, aos dentes deles.</text:p>
        <text:p text:style-name="P2">7 Escapamos, como um pássaro, do laço dos passarinheiros; o laço quebrou-se, e nós escapamos.</text:p>
        <text:p text:style-name="P2">8 O nosso socorro está no nome de Iavé, que fez os céus e a terra.</text:p>
      </text:section>
      <text:section text:style-name="Sect1" text:name="cap125">
        <text:h text:style-name="P6" text:outline-level="2">SALMOS-[Capítulo 125]</text:h>
        <text:p text:style-name="P2">1 Aqueles que confiam <text:span text:style-name="T6">em Iavé</text:span> são como o monte Sião, que não pode ser abalado, mas permanece para sempre.</text:p>
        <text:p text:style-name="P2">2 Como estão os montes ao redor de Jerusalém, assim Iavé está ao redor do seu povo, desde agora e para sempre.</text:p>
        <text:p text:style-name="P2">3 Porque o cetro da impiedade não repousará sobre a sorte dos justos, para que os justos não estendam as suas mãos para cometer a iniqüidade.</text:p>
        <text:p text:style-name="P2"><text:soft-page-break/>4 Faze o bem, o Iavé, aos bons e aos que são retos de coração.</text:p>
        <text:p text:style-name="P2">5 Mas aos que se desviam para os seus caminhos tortuosos, levá-los-á Iavé juntamente com os que praticam a maldade. Que haja paz sobre Israel.</text:p>
      </text:section>
      <text:section text:style-name="Sect1" text:name="cap126">
        <text:h text:style-name="P6" text:outline-level="2">SALMOS-[Capítulo 126]</text:h>
        <text:p text:style-name="P2">1 Quando Iavé trouxe do cativeiro os que voltaram a Sião, éramos como os que estão sonhando.</text:p>
        <text:p text:style-name="P2">2 Então a nossa boca se encheu de riso e a nossa língua de cânticos. Então se dizia entre as nações: Grandes coisas fez Iavé por eles.</text:p>
        <text:p text:style-name="P2">3 Sim, grandes coisas fez Iavé por nós, e por isso estamos alegres.</text:p>
        <text:p text:style-name="P2">4 Faze regressar os nossos cativos, Senhor, como as correntes no sul.</text:p>
        <text:p text:style-name="P2">5 Os que semeiam em lágrimas, com cânticos de júbilo segarão.</text:p>
        <text:p text:style-name="P2">6 Aquele que sai chorando, levando a semente para semear, voltará com cânticos de júbilo, trazendo consigo os seus molhos.</text:p>
      </text:section>
      <text:section text:style-name="Sect1" text:name="cap127">
        <text:h text:style-name="P6" text:outline-level="2">SALMOS-[Capítulo 127]</text:h>
        <text:p text:style-name="P2">1 Se Iavé não edificar a casa, em vão trabalham os que a edificam; se Iavé não guardar a cidade, em vão vigia a sentinela.</text:p>
        <text:p text:style-name="P2">2 Inútil vos será levantar de madrugada, repousar tarde, comer o pão de dores, pois ele supre aos seus amados enquanto dormem.</text:p>
        <text:p text:style-name="P2">3 Eis que os filhos são herança da parte de Iavé, e o fruto do ventre o seu galardão.</text:p>
        <text:p text:style-name="P2">4 Como flechas na mão dum homem valente, assim os filhos da mocidade.</text:p>
        <text:p text:style-name="P2">5 Bem-aventurado o homem que enche deles a sua aljava; não serão confundidos, quando falarem com os seus inimigos à porta.</text:p>
      </text:section>
      <text:section text:style-name="Sect1" text:name="cap128">
        <text:h text:style-name="P6" text:outline-level="2">SALMOS-[Capítulo 128]</text:h>
        <text:p text:style-name="P2">1 Bem-aventurado todo aquele que teme a Iavé e anda nos seus caminhos.</text:p>
        <text:p text:style-name="P2">2 Pois comerás do trabalho das tuas mãos; feliz serás, e te irá bem.</text:p>
        <text:p text:style-name="P2">3 A tua mulher será como a videira frutífera, no interior da tua casa; os teus filhos como plantas de oliveira, ao redor da tua mesa.</text:p>
        <text:p text:style-name="P2">4 Eis que assim será abençoado o homem que teme a Iavé.</text:p>
        <text:p text:style-name="P2">5 De Sião Iavé te abençoará; verás a prosperidade de Jerusalém por todos os dias da tua vida,</text:p>
        <text:p text:style-name="P2">6 e verás os filhos de teus filhos. A paz seja sobre Israel.</text:p>
      </text:section>
      <text:section text:style-name="Sect1" text:name="cap129">
        <text:h text:style-name="P6" text:outline-level="2">SALMOS-[Capítulo 129]</text:h>
        <text:p text:style-name="P2">1 Gravemente me angustiaram desde a minha mocidade, diga agora Israel;</text:p>
        <text:p text:style-name="P2">2 gravemente me angustiaram desde a minha mocidade, todavia não prevaleceram contra mim.</text:p>
        <text:p text:style-name="P2">3 Os lavradores araram sobre as minhas costas; compridos fizeram os seus sulcos.</text:p>
        <text:p text:style-name="P2">4 Iavé é justo; ele corta as cordas dos ímpios.</text:p>
        <text:p text:style-name="P2">5 Sejam envergonhados e repelidos para trás todos os que odeiam a Sião.</text:p>
        <text:p text:style-name="P2"><text:soft-page-break/>6 Sejam como a erva dos telhados, que seca antes de florescer;</text:p>
        <text:p text:style-name="P2">7 com a qual o segador não enche a mão, nem o regaço o que ata os feixes;</text:p>
        <text:p text:style-name="P2">8 nem dizem os que passam: A bênção de Iavé seja sobre vós; nós vos abençoamos em nome de Iavé.</text:p>
      </text:section>
      <text:section text:style-name="Sect1" text:name="cap130">
        <text:h text:style-name="P6" text:outline-level="2">SALMOS-[Capítulo 130]</text:h>
        <text:p text:style-name="P2">1 Das profundezas clamo a ti, o Iavé.</text:p>
        <text:p text:style-name="P2">2 Senhor, escuta a minha voz; estejam os teus ouvidos atentos à voz das minhas súplicas.</text:p>
        <text:p text:style-name="P2">3 Se tu, Senhor, observares as iniqüidades, Senhor, quem subsistirá?</text:p>
        <text:p text:style-name="P2">4 Mas contigo está o perdão, para que sejas temido.</text:p>
        <text:p text:style-name="P2">5 Aguardo a Iavé; a minha alma o aguarda, e espero na sua palavra.</text:p>
        <text:p text:style-name="P2">6 A minha alma anseia pel Iavé, mais do que os guardas pelo romper da manhã, sim, mais do que os guardas pela manhã.</text:p>
        <text:p text:style-name="P2">7 Espera, ó Israel, <text:span text:style-name="T6">em Iavé</text:span>! pois com Iavé há benignidade, e com ele há copiosa redenção;</text:p>
        <text:p text:style-name="P2">8 e ele remirá a Israel de todas as suas iniqüidades.</text:p>
      </text:section>
      <text:section text:style-name="Sect1" text:name="cap131">
        <text:h text:style-name="P6" text:outline-level="2">SALMOS-[Capítulo 131]</text:h>
        <text:p text:style-name="P2">1 Senhor, o meu coração não é soberbo, nem os meus olhos são altivos; não me ocupo de assuntos grandes e maravilhosos demais para mim.</text:p>
        <text:p text:style-name="P2">2 Pelo contrário, tenho feito acalmar e sossegar a minha alma; qual criança desmamada sobre o seio de sua mãe, qual criança desmamada está a minha alma para comigo.</text:p>
        <text:p text:style-name="P2">3 Espera, ó Israel, <text:span text:style-name="T6">em Iavé</text:span>, desde agora e para sempre.</text:p>
      </text:section>
      <text:section text:style-name="Sect1" text:name="cap132">
        <text:h text:style-name="P6" text:outline-level="2">SALMOS-[Capítulo 132]</text:h>
        <text:p text:style-name="P2">1 Lembra-te, Senhor, a bem de Davi, de todas as suas aflições;</text:p>
        <text:p text:style-name="P2">2 como jurou a Iavé, e fez voto ao Poderoso de Jacó, dizendo:</text:p>
        <text:p text:style-name="P2">3 Não entrarei na casa em que habito, nem subirei ao leito em que durmo;</text:p>
        <text:p text:style-name="P2">4 não darei sono aos meus olhos, nem adormecimento às minhas pálpebras,</text:p>
        <text:p text:style-name="P2">5 até que eu ache um lugar para Iavé uma morada para o Poderoso de Jacó.</text:p>
        <text:p text:style-name="P2">6 Eis que ouvimos falar dela em Efrata, e a achamos no campo de Jaar.</text:p>
        <text:p text:style-name="P2">7 Entremos nos seus tabernáculos; prostremo-nos ante o escabelo de seus pés.</text:p>
        <text:p text:style-name="P2">8 Levanta-te, Senhor, entra no lugar do teu repouso, tu e a arca da tua força.</text:p>
        <text:p text:style-name="P2">9 Vistam-se os teus sacerdotes de justiça, e exultem de júbilo os teus santos.</text:p>
        <text:p text:style-name="P2">10 Por amor de Davi, teu servo, não rejeites a face do teu ungido.</text:p>
        <text:p text:style-name="P2">11 Iavé jurou a Davi com verdade, e não se desviará dela: Do fruto das tuas entranhas porei sobre o teu trono.</text:p>
        <text:p text:style-name="P2">12 Se os teus filhos guardarem o meu pacto, e os meus testemunhos, que eu lhes hei de ensinar, também os seus filhos se assentarão perpetuamente no teu trono.</text:p>
        <text:p text:style-name="P2"><text:soft-page-break/>13 Porque Iavé escolheu a Sião; desejou-a para sua habitação, dizendo:</text:p>
        <text:p text:style-name="P2">14 Este é o lugar do meu repouso para sempre; aqui habitarei, pois o tenho desejado.</text:p>
        <text:p text:style-name="P2">15 Abençoarei abundantemente o seu mantimento; fartarei de pão os seus necessitados.</text:p>
        <text:p text:style-name="P2">16 Vestirei de salvação os seus sacerdotes; e de júbilo os seus santos exultarão</text:p>
        <text:p text:style-name="P2">17 Ali farei brotar a força de Davi; preparei uma lâmpada para o meu ungido.</text:p>
        <text:p text:style-name="P2">18 Vestirei de confusão os seus inimigos; mas sobre ele resplandecerá a sua coroa.</text:p>
      </text:section>
      <text:section text:style-name="Sect1" text:name="cap133">
        <text:h text:style-name="P6" text:outline-level="2">SALMOS-[Capítulo 133]</text:h>
        <text:p text:style-name="P2">1 Oh! quão bom e quão suave é que os irmãos vivam em união!</text:p>
        <text:p text:style-name="P2">2 É como o óleo precioso sobre a cabeça, que desceu sobre a barba, a barba de Arão, que desceu sobre a gola das suas vestes;</text:p>
        <text:p text:style-name="P2">3 como o orvalho de Hermom, que desce sobre os montes de Sião; porque ali Iavé ordenou a bênção, a vida para sempre.</text:p>
      </text:section>
      <text:section text:style-name="Sect1" text:name="cap134">
        <text:h text:style-name="P6" text:outline-level="2">SALMOS-[Capítulo 134]</text:h>
        <text:p text:style-name="P2">1 Eis aqui, bendizei a Iavé, todos vós, servos de Iavé, que de noite assistis na casa de Iavé.</text:p>
        <text:p text:style-name="P2">2 Erguei as mãos para o santuário, e bendizei a Iavé.</text:p>
        <text:p text:style-name="P2">3 Desde Sião te abençoe Iavé, que fez os céus e a terra.</text:p>
      </text:section>
      <text:section text:style-name="Sect1" text:name="cap135">
        <text:h text:style-name="P6" text:outline-level="2">SALMOS-[Capítulo 135]</text:h>
        <text:p text:style-name="P2">1 Louvai a Iavé. Louvai o nome de Iavé; louvai-o, servos de Iavé,</text:p>
        <text:p text:style-name="P2">2 vós que assistis na casa de Iavé, nos átrios da casa do nosso Deus.</text:p>
        <text:p text:style-name="P2">3 Louvai a Iavé, porque Iavé é bom; cantai louvores ao seu nome, porque ele é bondoso.</text:p>
        <text:p text:style-name="P2">4 Porque Iavé escolheu para si a Jacó, e a Israel para seu tesouro peculiar.</text:p>
        <text:p text:style-name="P2">5 Porque eu conheço que Iavé é grande e que o nosso <text:span text:style-name="T6">S</text:span>enhor está acima de todos os deuses.</text:p>
        <text:p text:style-name="P2">6 Tudo o que Iavé deseja ele o faz, no céu e na terra, nos mares e em todos os abismos.</text:p>
        <text:p text:style-name="P2">7 Faz subir os vapores das extremidades da terra; faz os relâmpagos para a chuva; tira os ventos dos seus tesouros.</text:p>
        <text:p text:style-name="P2">8 Foi ele que feriu os primogênitos do Egito, desde os homens até os animais;</text:p>
        <text:p text:style-name="P2">9 que operou sinais e prodígios no meio de ti, ó Egito, contra Faraó e contra os seus servos;</text:p>
        <text:p text:style-name="P2">10 que feriu muitas nações, e matou reis poderosos:</text:p>
        <text:p text:style-name="P2">11 a Siom, rei dos amorreus, e a Ogue, rei de Basã, e a todos os reinos de Canaã;</text:p>
        <text:p text:style-name="P2">12 e deu a terra deles em herança, em herança a Israel, seu povo.</text:p>
        <text:p text:style-name="P2">13 O teu nome, o Iavé, subsiste para sempre; e a tua memória, o Iavé, por todas as gerações.</text:p>
        <text:p text:style-name="P2"><text:soft-page-break/>14 Pois Iavé julgará o seu povo, e se compadecerá dos seus servos.</text:p>
        <text:p text:style-name="P2">15 Os ídolos das nações são prata e ouro, obra das mãos dos homens;</text:p>
        <text:p text:style-name="P2">16 têm boca, mas não falam; têm olhos, mas não vêem;</text:p>
        <text:p text:style-name="P2">17 têm ouvidos, mas não ouvem; nem há sopro algum na sua boca.</text:p>
        <text:p text:style-name="P2">18 Semelhantemente a eles se tornarão os que os fazem, e todos os que neles confiam.</text:p>
        <text:p text:style-name="P2">19 Ó casa de Israel, bendizei a Iavé; ó casa de Arão, bendizei a Iavé;</text:p>
        <text:p text:style-name="P2">20 ó casa de Levi, bendizei a Iavé; vós, os que temeis a Iavé, bendizei a Iavé.</text:p>
        <text:p text:style-name="P2">21 Desde Sião seja bendito Iavé, que habita em Jerusalém. Louvai a Iavé.</text:p>
      </text:section>
      <text:section text:style-name="Sect1" text:name="cap136">
        <text:h text:style-name="P6" text:outline-level="2">SALMOS-[Capítulo 136]</text:h>
        <text:p text:style-name="P2">1 Dai graças a Iavé, porque ele é bom; porque a sua benignidade dura para sempre.</text:p>
        <text:p text:style-name="P2">2 Dai graças ao Deus dos deuses, porque a sua benignidade dura para sempre</text:p>
        <text:p text:style-name="P2">3 Dai graças a Iavé dos senhores, porque a sua benignidade dura para sempre;</text:p>
        <text:p text:style-name="P2">4 ao único que faz grandes maravilhas, porque a sua benignidade dura para sempre;</text:p>
        <text:p text:style-name="P2">5 àquele que com entendimento fez os céus, porque a sua benignidade dura para sempre;</text:p>
        <text:p text:style-name="P2">6 àquele que estendeu a terra sobre as águas, porque a sua benignidade dura para sempre;</text:p>
        <text:p text:style-name="P2">7 àquele que fez os grandes luminares, porque a sua benignidade dura para sempre;</text:p>
        <text:p text:style-name="P2">8 o sol para governar de dia, porque a sua benignidade dura para sempre;</text:p>
        <text:p text:style-name="P2">9 a lua e as estrelas para presidirem a noite, porque a sua benignidade dura para sempre;</text:p>
        <text:p text:style-name="P2">10 àquele que feriu o Egito nos seus primogênitos, porque a sua benignidade dura para sempre;</text:p>
        <text:p text:style-name="P2">11 e que tirou a Israel do meio deles, porque a sua benignidade dura para sempre;</text:p>
        <text:p text:style-name="P2">12 com mão forte, e com braço estendido, porque a sua benignidade dura para sempre;</text:p>
        <text:p text:style-name="P2">13 àquele que dividiu o Mar Vermelho em duas partes, porque a sua benignidade dura para sempre;</text:p>
        <text:p text:style-name="P2">14 e fez passar Israel pelo meio dele, porque a sua benignidade dura para sempre;</text:p>
        <text:p text:style-name="P2">15 mas derrubou a Faraó com o seu exército no Mar Vermelho, porque a sua benignidade dura para sempre;</text:p>
        <text:p text:style-name="P2">16 àquele que guiou o seu povo pelo deserto, porque a sua benignidade dura para sempre;</text:p>
        <text:p text:style-name="P2">17 àquele que feriu os grandes reis, porque a sua benignidade dura para sempre;</text:p>
        <text:p text:style-name="P2">18 e deu a morte a reis famosos, porque a sua benignidade dura para sempre.</text:p>
        <text:p text:style-name="P2">19 a Siom, rei dos amorreus, porque a sua benignidade dura para sempre;</text:p>
        <text:p text:style-name="P2">20 e a Ogue, rei de Basã, porque a sua benignidade dura para sempre;</text:p>
        <text:p text:style-name="P2">21 e deu a terra deles em herança, porque a sua benignidade dura para sempre;</text:p>
        <text:p text:style-name="P2"><text:soft-page-break/>22 sim, em herança a Israel, seu servo, porque a sua benignidade dura para sempre;</text:p>
        <text:p text:style-name="P2">23 que se lembrou de nós em nossa humilhação, porque a sua benignidade dura para sempre;</text:p>
        <text:p text:style-name="P2">24 e nos libertou dos nossos inimigos, porque a sua benignidade dura para sempre;</text:p>
        <text:p text:style-name="P2">25 que dá alimento a toda a carne, porque a sua benignidade dura para sempre.</text:p>
        <text:p text:style-name="P2">26 Dai graças ao Deus dos céus, porque a sua benignidade dura para sempre.</text:p>
      </text:section>
      <text:section text:style-name="Sect1" text:name="cap137">
        <text:h text:style-name="P6" text:outline-level="2">SALMOS-[Capítulo 137]</text:h>
        <text:p text:style-name="P2">1 Junto aos rios de Babilônia, ali nos assentamos e nos pusemos a chorar, recordando-nos de Sião.</text:p>
        <text:p text:style-name="P2">2 Nos salgueiros que há no meio dela penduramos as nossas harpas,</text:p>
        <text:p text:style-name="P2">3 pois ali aqueles que nos levaram cativos nos pediam canções; e os que nos atormentavam, que os alegrássemos, dizendo: Cantai-nos um dos cânticos de Sião.</text:p>
        <text:p text:style-name="P2">4 Mas como entoaremos o cântico de Iavé em terra estrangeira?</text:p>
        <text:p text:style-name="P2">5 Se eu me esquecer de ti, ó Jerusalém, esqueça-se a minha destra da sua destreza.</text:p>
        <text:p text:style-name="P2">6 Apegue-se-me a língua ao céu da boca, se não me lembrar de ti, se eu não preferir Jerusalém à minha maior alegria.</text:p>
        <text:p text:style-name="P2">7 Lembra-te, Senhor, contra os edomitas, do dia de Jerusalém, porque eles diziam: Arrasai-a, arrasai-a até os seus alicerces.</text:p>
        <text:p text:style-name="P2">8 Ah! filha de Babilônia, devastadora; feliz aquele que te retribuir consoante nos fizeste a nós;</text:p>
        <text:p text:style-name="P2">9 feliz aquele que pegar em teus pequeninos e der com eles nas pedra.</text:p>
      </text:section>
      <text:section text:style-name="Sect1" text:name="cap138">
        <text:h text:style-name="P6" text:outline-level="2">SALMOS-[Capítulo 138]</text:h>
        <text:p text:style-name="P2">1 Graças te dou de todo o meu coração; diante dos deuses a ti canto louvores.</text:p>
        <text:p text:style-name="P2">2 Inclino-me para o teu santo templo, e louvo o teu nome pela tua benignidade, e pela tua fidelidade; pois engrandeceste acima de tudo o teu nome e a tua palavra.</text:p>
        <text:p text:style-name="P2">3 No dia em que eu clamei, atendeste-me; alentaste-me, fortalecendo a minha alma.</text:p>
        <text:p text:style-name="P2">4 Todos os reis da terra de louvarão, o Iavé, quando ouvirem as palavras da tua boca;</text:p>
        <text:p text:style-name="P2">5 e cantarão os caminhos de Iavé, pois grande é a glória de Iavé.</text:p>
        <text:p text:style-name="P2">6 Ainda que Iavé é excelso, contudo atenta para o humilde; mas ao soberbo, conhece-o de longe.</text:p>
        <text:p text:style-name="P2">7 Embora eu ande no meio da angústia, tu me revivificas; contra a ira dos meus inimigos estendes a tua mão, e a tua destra me salva.</text:p>
        <text:p text:style-name="P2">8 Iavé aperfeiçoará o que me diz respeito. A tua benignidade, o Iavé, dura para sempre; não abandones as obras das tuas mãos.</text:p>
      </text:section>
      <text:section text:style-name="Sect1" text:name="cap139">
        <text:h text:style-name="P6" text:outline-level="2">SALMOS-[Capítulo 139]</text:h>
        <text:p text:style-name="P2">1 Senhor, tu me sondas, e me conheces.</text:p>
        <text:p text:style-name="P2">2 Tu conheces o meu sentar e o meu levantar; de longe entendes o meu pensamento.</text:p>
        <text:p text:style-name="P2"><text:soft-page-break/>3 Esquadrinhas o meu andar, e o meu deitar, e conheces todos os meus caminhos.</text:p>
        <text:p text:style-name="P2">4 Sem que haja uma palavra na minha língua, eis que, o Iavé, tudo conheces.</text:p>
        <text:p text:style-name="P2">5 Tu me cercaste em volta, e puseste sobre mim a tua mão.</text:p>
        <text:p text:style-name="P2">6 Tal conhecimento é maravilhoso demais para mim; elevado é, não o posso atingir.</text:p>
        <text:p text:style-name="P2">7 Para onde me irei do teu Espírito, ou para onde fugirei da tua presença?</text:p>
        <text:p text:style-name="P2">8 Se subir ao céu, tu aí estás; se fizer <text:span text:style-name="T7">da sepultura</text:span> a minha cama, eis que tu ali estás também.</text:p>
        <text:p text:style-name="P2">9 Se tomar as asas da alva, se habitar nas extremidades do mar,</text:p>
        <text:p text:style-name="P2">10 ainda ali a tua mão me guiará e a tua destra me susterá.</text:p>
        <text:p text:style-name="P2">11 Se eu disser: Ocultem-me as trevas; torne-se em noite a luz que me circunda;</text:p>
        <text:p text:style-name="P2">12 nem ainda as trevas são escuras para ti, mas a noite resplandece como o dia; as trevas e a luz são para ti a mesma coisa.</text:p>
        <text:p text:style-name="P2">13 Pois tu formaste os meus rins; entreteceste-me no ventre de minha mãe.</text:p>
        <text:p text:style-name="P2">14 Eu te louvarei, porque de um modo tão admirável e maravilhoso fui formado; maravilhosas são as tuas obras, e a minha alma o sabe muito bem.</text:p>
        <text:p text:style-name="P2">15 Os meus ossos não te foram encobertos, quando no oculto fui formado, e esmeradamente tecido nas profundezas da terra.</text:p>
        <text:p text:style-name="P2">16 Os teus olhos viram a minha substância ainda informe, e no teu livro foram escritos os dias, sim, todos os dias que foram ordenados para mim, quando ainda não havia nem um deles.</text:p>
        <text:p text:style-name="P2">17 E quão preciosos me são, ó Deus, os teus pensamentos! Quão grande é a soma deles!</text:p>
        <text:p text:style-name="P2">18 Se eu os contasse, seriam mais numerosos do que a areia; quando acordo ainda estou contigo.</text:p>
        <text:p text:style-name="P2">19 Oxalá que matasses o perverso, ó Deus, e que os homens sanguinários se apartassem de mim,</text:p>
        <text:p text:style-name="P2">20 homens que se rebelam contra ti, e contra ti se levantam para o mal.</text:p>
        <text:p text:style-name="P2">21 Não odeio eu, o Iavé, aqueles que te odeiam? e não me aflijo por causa dos que se levantam contra ti?</text:p>
        <text:p text:style-name="P2">22 Odeio-os com ódio completo; tenho-os por inimigos.</text:p>
        <text:p text:style-name="P2">23 Sonda-me, ó Deus, e conhece o meu coração; prova-me, e conhece os meus pensamentos;</text:p>
        <text:p text:style-name="P2">24 vê se há em mim algum caminho perverso, e guia-me pelo caminho eterno.</text:p>
      </text:section>
      <text:section text:style-name="Sect1" text:name="cap140">
        <text:h text:style-name="P6" text:outline-level="2">SALMOS-[Capítulo 140]</text:h>
        <text:p text:style-name="P2">1 Livra-me, o Iavé, dos homens maus; guarda-me dos homens violentos,</text:p>
        <text:p text:style-name="P2">2 os quais maquinam maldades no coração; estão sempre projetando guerras.</text:p>
        <text:p text:style-name="P2">3 Aguçaram as línguas como a serpente; peçonha de áspides está debaixo dos seus lábios.</text:p>
        <text:p text:style-name="P2">4 Guarda-me, o Iavé, das mãos dos ímpios; preserva-me dos homens violentos, os quais planejaram transtornar os meus passos.</text:p>
        <text:p text:style-name="P2">5 Os soberbos armaram-me laços e cordas; estenderam uma rede à beira do caminho; puseram-me armadilhas.</text:p>
        <text:p text:style-name="P2"><text:soft-page-break/>6 Eu disse, a Iavé: Tu és o meu Deus; dá ouvidos, o Iavé, à voz das minhas súplicas.</text:p>
        <text:p text:style-name="P2">7 Ó Iavé, meu Senhor, meu forte libertador, tu cobriste a minha cabeça no dia da batalha.</text:p>
        <text:p text:style-name="P2">8 Não concedas, o Iavé, aos ímpios os seus desejos; não deixes ir por diante o seu mau propósito.</text:p>
        <text:p text:style-name="P2">9 Não levantem a cabeça os que me cercam; cubra-os a maldade dos seus lábios.</text:p>
        <text:p text:style-name="P2">10 Caiam sobre eles brasas vivas; sejam lançados em covas profundas, para que não se tornem a levantar!</text:p>
        <text:p text:style-name="P2">11 Não se estabeleça na terra o caluniador; o mal persiga o homem violento com golpe sobre golpe.</text:p>
        <text:p text:style-name="P2">12 Sei que Iavé manterá a causa do aflito, e o direito do necessitado.</text:p>
        <text:p text:style-name="P2">13 Decerto os justos louvarão o teu nome; os retos habitarão na tua presença.</text:p>
      </text:section>
      <text:section text:style-name="Sect1" text:name="cap141">
        <text:h text:style-name="P6" text:outline-level="2">SALMOS-[Capítulo 141]</text:h>
        <text:p text:style-name="P2">1 Ó Iavé, a ti clamo; dá-te pressa em me acudir! Dá ouvidos à minha voz, quando a ti clamo!</text:p>
        <text:p text:style-name="P2">2 Suba a minha oração, como incenso, diante de ti, e seja o levantar das minhas mãos como o sacrifício da tarde!</text:p>
        <text:p text:style-name="P2">3 Põe, o Iavé, uma guarda à minha boca; vigia a porta dos meus lábios!</text:p>
        <text:p text:style-name="P2">4 Não inclines o meu coração para o mal, nem para se ocupar de coisas más, com aqueles que praticam a iniqüidade; e não coma eu das suas gulodices!</text:p>
        <text:p text:style-name="P2">5 Fira-me o justo, será isso uma benignidade; e repreenda-me, isso será como óleo sobre a minha cabeça; não o recuse a minha cabeça; mas continuarei a orar contra os feitos dos ímpios.</text:p>
        <text:p text:style-name="P2">6 Quando os seus juízes forem arremessados duma penha abaixo, saberão que as palavras de Iavé são verdadeiras.</text:p>
        <text:p text:style-name="P2">7 Como quando alguém lavra e sulca a terra, são os nossos ossos espalhados à boca <text:span text:style-name="T7">da sepultura</text:span>.</text:p>
        <text:p text:style-name="P2">8 Mas os meus olhos te contemplam, o Iavé, meu Senhor; em ti tenho buscado refúgio; não me deixes sem defesa!</text:p>
        <text:p text:style-name="P2">9 Guarda-me do laço que me armaram, e das armadilhas dos que praticam a iniqüidade.</text:p>
        <text:p text:style-name="P2">10 Caiam os ímpios nas suas próprias redes, até que eu tenha escapado inteiramente.</text:p>
      </text:section>
      <text:section text:style-name="Sect1" text:name="cap142">
        <text:h text:style-name="P6" text:outline-level="2">SALMOS-[Capítulo 142]</text:h>
        <text:p text:style-name="P2">1 Com a minha voz clamo a Iavé; com a minha voz a Iavé suplico.</text:p>
        <text:p text:style-name="P2">2 Derramo perante ele a minha queixa; diante dele exponho a minha tribulação.</text:p>
        <text:p text:style-name="P2">3 Quando dentro de mim esmorece o meu espírito, então tu conheces a minha vereda; no caminho em que eu ando ocultaram-me um laço.</text:p>
        <text:p text:style-name="P2">4 Olha para a minha mão direita, e vê, pois não há quem me conheça; refúgio me faltou; ninguém se interessa por mim.</text:p>
        <text:p text:style-name="P2">5 A ti, o Iavé, clamei; eu disse: Tu és o meu refúgio, o meu quinhão na terra dos viventes.</text:p>
        <text:p text:style-name="P2"><text:soft-page-break/>6 Atende ao meu clamor, porque estou muito abatido; livra-me dos meus perseguidores, porque são mais fortes do que eu.</text:p>
        <text:p text:style-name="P2">7 Tira-me da prisão, para que eu louve o teu nome; os justos me rodearão, pois me farás muito bem.</text:p>
      </text:section>
      <text:section text:style-name="Sect1" text:name="cap143">
        <text:h text:style-name="P6" text:outline-level="2">SALMOS-[Capítulo 143]</text:h>
        <text:p text:style-name="P2">1 Ó Iavé, ouve a minha oração, dá ouvidos às minhas súplicas! Atende-me na tua fidelidade, e na tua retidão;</text:p>
        <text:p text:style-name="P2">2 e não entres em juízo com o teu servo, porque à tua vista não se achará justo nenhum vivente.</text:p>
        <text:p text:style-name="P2">3 Pois o inimigo me perseguiu; abateu-me até o chão; fez-me habitar em lugares escuros, como aqueles que morreram há muito.</text:p>
        <text:p text:style-name="P2">4 Pelo que dentro de mim esmorece o meu espírito, e em mim está desolado o meu coração.</text:p>
        <text:p text:style-name="P2">5 Lembro-me dos dias antigos; considero todos os teus feitos; medito na obra das tuas mãos.</text:p>
        <text:p text:style-name="P2">6 A ti estendo as minhas mãos; a minha alma, qual terra sedenta, tem sede de ti.</text:p>
        <text:p text:style-name="P2">7 Atende-me depressa, o Iavé; o meu espírito desfalece; não escondas de mim o teu rosto, para que não me torne semelhante aos que descem à cova.</text:p>
        <text:p text:style-name="P2">8 Faze-me ouvir da tua benignidade pela manhã, pois em ti confio; faze-me saber o caminho que devo seguir, porque a ti elevo a minha alma.</text:p>
        <text:p text:style-name="P2">9 Livra-me, o Iavé, dos meus inimigos; porque em ti é que eu me refugio.</text:p>
        <text:p text:style-name="P2">10 Ensina-me a fazer a tua vontade, pois tu és o meu Deus; guie-me o teu bom Espírito por terreno plano.</text:p>
        <text:p text:style-name="P2">11 Vivifica-me, o Iavé, por amor do teu nome; por amor da tua justiça, tira-me da tribulação.</text:p>
        <text:p text:style-name="P2">12 E por tua benignidade extermina os meus inimigos, e destrói todos os meus adversários, pois eu sou servo.</text:p>
      </text:section>
      <text:section text:style-name="Sect1" text:name="cap144">
        <text:h text:style-name="P6" text:outline-level="2">SALMOS-[Capítulo 144]</text:h>
        <text:p text:style-name="P2">1 Bendito seja Iavé, minha rocha, que adestra as minhas mãos para a peleja e os meus dedos para a guerra;</text:p>
        <text:p text:style-name="P2">2 meu refúgio e minha fortaleza, meu alto retiro e meu e meu libertador, escudo meu, em quem me refugio; ele é quem me sujeita o meu povo.</text:p>
        <text:p text:style-name="P2">3 Ó Iavé, que é o homem, para que tomes conhecimento dele, e o filho do homem, para que o consideres?</text:p>
        <text:p text:style-name="P2">4 O homem é semelhante a um sopro; os seus dias são como a sombra que passa.</text:p>
        <text:p text:style-name="P2">5 Abaixa, o Iavé, o teu céu, e desce! Toca os montes, para que fumeguem!</text:p>
        <text:p text:style-name="P2">6 Arremessa os teus raios, e dissipa-os; envia as tuas flechas, e desbarata-os!</text:p>
        <text:p text:style-name="P2">7 Estende as tuas mãos desde o alto; livra-me, e arrebata-me das poderosas águas e da mão do estrangeiro,</text:p>
        <text:p text:style-name="P2">8 cuja boca fala vaidade, e cuja mão direita é a destra da falsidade.</text:p>
        <text:p text:style-name="P2">9 A ti, ó Deus, cantarei um cântico novo; com a harpa de dez cordas te cantarei louvores,</text:p>
        <text:p text:style-name="P2"><text:soft-page-break/>10 sim, a ti que dás a vitória aos reis, e que livras da espada maligna a teu servo Davi.</text:p>
        <text:p text:style-name="P2">11 Livra-me, e tira-me da mão do estrangeiro, cuja boca fala mentiras, e cuja mão direita é a destra da falsidade.</text:p>
        <text:p text:style-name="P2">12 Sejam os nossos filhos, na sua mocidade, como plantas bem desenvolvidas, e as nossas filhas como pedras angulares lavradas, como as de um palácio.</text:p>
        <text:p text:style-name="P2">13 Estejam repletos os nossos celeiros, fornecendo toda sorte de provisões; as nossas ovelhas produzam a milhares e a dezenas de milhares em nosos campos;</text:p>
        <text:p text:style-name="P2">14 os nossos bois levem ricas cargas; e não haja assaltos, nem sortidas, nem clamores em nossas ruas!</text:p>
        <text:p text:style-name="P2">15 Bem-aventurado o povo a quem assim sucede! Bem-aventurado o povo cujo Deus é Iavé.</text:p>
      </text:section>
      <text:section text:style-name="Sect1" text:name="cap145">
        <text:h text:style-name="P6" text:outline-level="2">SALMOS-[Capítulo 145]</text:h>
        <text:p text:style-name="P2">1 Eu te exaltarei, ó Deus, rei meu; e bendirei o teu nome pelos séculos dos séculos.</text:p>
        <text:p text:style-name="P2">2 Cada dia te bendirei, e louvarei o teu nome pelos séculos dos séculos.</text:p>
        <text:p text:style-name="P2">3 Grande é Iavé, e mui digno de ser louvado; e a sua grandeza é insondável.</text:p>
        <text:p text:style-name="P2">4 Uma geração louvará as tuas obras à outra geração, e anunciará os teus atos poderosos.</text:p>
        <text:p text:style-name="P2">5 Na magnificência gloriosa da tua majestade e nas tuas obras maravilhosas meditarei;</text:p>
        <text:p text:style-name="P2">6 falar-se-á do poder dos teus feitos tremendos, e eu contarei a tua grandeza.</text:p>
        <text:p text:style-name="P2">7 Publicarão a memória da tua grande bondade, e com júbilo celebrarão a tua justiça.</text:p>
        <text:p text:style-name="P2">8 Bondoso e compassivo é Iavé, tardio em irar-se, e de grande benignidade.</text:p>
        <text:p text:style-name="P2">9 Iavé é bom para todos, e as suas misericórdias estão sobre todas as suas obras.</text:p>
        <text:p text:style-name="P2">10 Todas as tuas obras te louvarão, o Iavé, e os teus santos te bendirão.</text:p>
        <text:p text:style-name="P2">11 Falarão da glória do teu reino, e relatarão o teu poder,</text:p>
        <text:p text:style-name="P2">12 para que façam saber aos filhos dos homens os teus feitos poderosos e a glória do esplendor do teu reino.</text:p>
        <text:p text:style-name="P2">13 O teu reino é um reino eterno; o teu domínio dura por todas as gerações.</text:p>
        <text:p text:style-name="P2">14 Iavé sustém a todos os que estão a cair, e levanta a todos os que estão abatidos.</text:p>
        <text:p text:style-name="P2">15 Os olhos de todos esperam em ti, e tu lhes dás o seu mantimento a seu tempo;</text:p>
        <text:p text:style-name="P2">16 abres a mão, e satisfazes o desejo de todos os viventes.</text:p>
        <text:p text:style-name="P2">17 Justo é Iavé em todos os seus caminhos, e benigno em todas as suas obras.</text:p>
        <text:p text:style-name="P2">18 Perto está Iavé de todos os que o invocam, de todos os que o invocam em verdade.</text:p>
        <text:p text:style-name="P2">19 Ele cumpre o desejo dos que o temem; ouve o seu clamor, e os salva.</text:p>
        <text:p text:style-name="P2">20 Iavé preserva todos os que o amam, mas a todos os ímpios ele os destrói.</text:p>
        <text:p text:style-name="P2">21 Publique a minha boca o louvor de Iavé; e bendiga toda a carne o seu santo nome para todo o sempre.</text:p>
      </text:section>
      <text:section text:style-name="Sect1" text:name="cap146">
        <text:h text:style-name="P6" text:outline-level="2"><text:soft-page-break/>SALMOS-[Capítulo 146]</text:h>
        <text:p text:style-name="P2">1 Louvai a Iavé. Ó minha alma, louva a Iavé.</text:p>
        <text:p text:style-name="P2">2 Louvarei a Iavé durante a minha vida; cantarei louvores ao meu Deus enquanto viver.</text:p>
        <text:p text:style-name="P2">3 Não confieis em príncipes, nem em filho de homem, em quem não há auxílio.</text:p>
        <text:p text:style-name="P2">4 Sai-lhe o espírito, e ele volta para a terra; naquele mesmo dia perecem os seus pensamentos.</text:p>
        <text:p text:style-name="P2">5 Bem-aventurado aquele que tem o Deus de Jacó por seu auxílio, e cuja esperança está <text:span text:style-name="T6">em Iavé</text:span> seu Deus</text:p>
        <text:p text:style-name="P2">6 que fez os céus e a terra, o mar e tudo quanto neles há, e que guarda a verdade para sempre;</text:p>
        <text:p text:style-name="P2">7 que faz justiça aos oprimidos, que dá pão aos famintos. Iavé solta os encarcerados;</text:p>
        <text:p text:style-name="P2">8 Iavé abre os olhos aos cegos; Iavé levanta os abatidos; Iavé ama os justos.</text:p>
        <text:p text:style-name="P2">9 Iavé preserva os peregrinos; ampara o órfão e a viúva; mas transtorna o caminho dos ímpios.</text:p>
        <text:p text:style-name="P2">10 Iavé reinará eternamente: o teu Deus, ó Sião, reinará por todas as gerações. Louvai a Iavé!</text:p>
      </text:section>
      <text:section text:style-name="Sect1" text:name="cap147">
        <text:h text:style-name="P6" text:outline-level="2">SALMOS-[Capítulo 147]</text:h>
        <text:p text:style-name="P2">1 Louvai a Iavé; porque é bom cantar louvores ao nosso Deus; pois isso é agradável, e decoroso é o louvor.</text:p>
        <text:p text:style-name="P2">2 Iavé edifica Jerusalém, congrega os dispersos de Israel;</text:p>
        <text:p text:style-name="P2">3 sara os quebrantados de coração, e cura-lhes as feridas;</text:p>
        <text:p text:style-name="P2">4 conta o número das estrelas, chamando-as a todas pelos seus nomes.</text:p>
        <text:p text:style-name="P2">5 Grande é o nosso <text:span text:style-name="T6">Deus</text:span>, e de grande poder; não há limite ao seu entendimento.</text:p>
        <text:p text:style-name="P2">6 Iavé eleva os humildes, e humilha os perversos até a terra.</text:p>
        <text:p text:style-name="P2">7 Cantai a Iavé em ação de graças; com a harpa cantai louvores ao nosso Deus.</text:p>
        <text:p text:style-name="P2">8 Ele é que cobre o céu de nuvens, que prepara a chuva para a terra, e que faz produzir erva sobre os montes;</text:p>
        <text:p text:style-name="P2">9 que dá aos animais o seu alimento, e aos filhos dos corvos quando clamam.</text:p>
        <text:p text:style-name="P2">10 Não se deleita na força do cavalo, nem se compraz nas pernas do homem.</text:p>
        <text:p text:style-name="P2">11 Iavé se compraz nos que o temem, nos que esperam na sua benignidade.</text:p>
        <text:p text:style-name="P2">12 Louva, ó Jerusalém, a Iavé; louva, ó Sião, ao teu Deus.</text:p>
        <text:p text:style-name="P2">13 Porque ele fortalece as trancas das tuas portas; abençoa aos teus filhos dentro de ti.</text:p>
        <text:p text:style-name="P2">14 Ele é quem estabelece a paz nas tuas fronteiras; quem do mais fino trigo te farta;</text:p>
        <text:p text:style-name="P2">15 quem envia o seu mandamento pela terra; a sua palavra corre mui velozmente.</text:p>
        <text:p text:style-name="P2">16 Ele dá a neve como lã, esparge a geada como cinza,</text:p>
        <text:p text:style-name="P2">17 e lança o seu gelo em pedaços; quem pode resistir ao seu frio?</text:p>
        <text:p text:style-name="P2"><text:soft-page-break/>18 Manda a sua palavra, e os derrete; faz soprar o vento, e correm as águas;</text:p>
        <text:p text:style-name="P2">19 ele revela a sua palavra a Jacó, os seus estatutos e as suas ordenanças a Israel.</text:p>
        <text:p text:style-name="P2">20 Não fez assim a nenhuma das outras nações; e, quanto às suas ordenanças, elas não as conhecem. Louvai a Iavé!</text:p>
      </text:section>
      <text:section text:style-name="Sect1" text:name="cap148">
        <text:h text:style-name="P6" text:outline-level="2">SALMOS-[Capítulo 148]</text:h>
        <text:p text:style-name="P2">1 Louvai a Iavé! Louvai a Iavé desde o céu, louvai-o nas alturas!</text:p>
        <text:p text:style-name="P2">2 Louvai-o, todos os seus anjos; louvai-o, todas as suas hostes!</text:p>
        <text:p text:style-name="P2">3 Louvai-o, sol e lua; louvai-o, todas as estrelas luzentes!</text:p>
        <text:p text:style-name="P2">4 Louvai-o, céus dos céus, e as águas que estão sobre os céus!</text:p>
        <text:p text:style-name="P2">5 Louvem eles o nome de Iavé; pois ele deu ordem, e logo foram criados.</text:p>
        <text:p text:style-name="P2">6 Também ele os estabeleceu para todo sempre; e lhes fixou um limite que nenhum deles ultrapassará.</text:p>
        <text:p text:style-name="P2">7 Louvai a Iavé desde a terra, vós, monstros marinhos e todos os abismos;</text:p>
        <text:p text:style-name="P2">8 fogo e saraiva, neve e vapor; vento tempestuoso que excuta a sua palavra;</text:p>
        <text:p text:style-name="P2">9 montes e todos os outeiros; árvores frutíferas e todos os cedros;</text:p>
        <text:p text:style-name="P2">10 feras e todo o gado; répteis e aves voadoras;</text:p>
        <text:p text:style-name="P2">11 reis da terra e todos os povos; príncipes e todos os juízes da terra;</text:p>
        <text:p text:style-name="P2">12 mancebos e donzelas; velhos e crianças!</text:p>
        <text:p text:style-name="P2">13 Louvem eles o nome de Iavé, pois só o seu nome é excelso; a sua glória é acima da terra e do céu.</text:p>
        <text:p text:style-name="P2">14 Ele também exalta o poder do seu povo, o louvor de todos os seus santos, dos filhos de Israel, um povo que lhe é chegado. Louvai a Iavé!</text:p>
      </text:section>
      <text:section text:style-name="Sect1" text:name="cap149">
        <text:h text:style-name="P6" text:outline-level="2">SALMOS-[Capítulo 149]</text:h>
        <text:p text:style-name="P2">1 Louvai a Iavé! Cantai a Iavé um cântico novo, e o seu louvor na assembléia dos santos!</text:p>
        <text:p text:style-name="P2">2 Alegre-se Israel naquele que o fez; regozijem-se os filhos de Sião no seu Rei.</text:p>
        <text:p text:style-name="P2">3 Louvem-lhe o nome com danças, cantem-lhe louvores com adufe e harpa.</text:p>
        <text:p text:style-name="P2">4 Porque Iavé se agrada do seu povo; ele adorna os mansos com a salvação.</text:p>
        <text:p text:style-name="P2">5 Exultem de glória os santos, cantem de alegria nos seus leitos.</text:p>
        <text:p text:style-name="P2">6 Estejam na sua garganta os altos louvores de Deus, e na sua mão espada de dois gumes,</text:p>
        <text:p text:style-name="P2">7 para exercerem vingança sobre as nações, e castigos sobre os povos;</text:p>
        <text:p text:style-name="P2">8 para prenderem os seus reis com cadeias, e os seus nobres com grilhões de ferro;</text:p>
        <text:p text:style-name="P2">9 para executarem neles o juízo escrito; esta honra será para todos os santos. Louvai a Iavé!</text:p>
      </text:section>
      <text:section text:style-name="Sect1" text:name="cap150">
        <text:h text:style-name="P6" text:outline-level="2">SALMOS-[Capítulo 150]</text:h>
        <text:p text:style-name="P2">1 Louvai a Iavé! Louvai a Deus no seu santuário; louvai-o no firmamento do seu poder!</text:p>
        <text:p text:style-name="P2"><text:soft-page-break/>2 Louvai-o pelos seus atos poderosos; louvai-o conforme a excelência da sua grandeza!</text:p>
        <text:p text:style-name="P2">3 Louvai-o ao som de trombeta; louvai-o com saltério e com harpa!</text:p>
        <text:p text:style-name="P2">4 Louvai-o com adufe e com danças; louvai-o com instrumentos de cordas e com flauta!</text:p>
        <text:p text:style-name="P2">5 Louvai-o com címbalos sonoros; louvai-o com címbalos altissonantes!</text:p>
        <text:p text:style-name="P2">6 Tudo quanto tem fôlego louve a Iavé. Louvai a Iavé!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101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30:09.272136670</meta:creation-date>
    <dc:date>2023-07-25T14:35:25.376484583</dc:date>
    <meta:editing-duration>PT5M1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95" meta:paragraph-count="2612" meta:word-count="41196" meta:character-count="218156" meta:non-whitespace-character-count="179570"/>
  </office:meta>
</office:document-meta>
</file>